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6.895cm"/>
    </style:style>
    <style:style style:name="co3" style:family="table-column">
      <style:table-column-properties fo:break-before="auto" style:column-width="43.171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676-0336</text:p>
          </table:table-cell>
          <table:table-cell office:value-type="string">
            <text:p>PSICOLOGIA <text:s text:c="39"/></text:p>
          </table:table-cell>
          <table:table-cell office:value-type="string">
            <text:p>A Terceira I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20</text:p>
          </table:table-cell>
          <table:table-cell office:value-type="string">
            <text:p>PSICOLOGIA <text:s text:c="39"/></text:p>
          </table:table-cell>
          <table:table-cell office:value-type="string">
            <text:p>ABCD. Arquivos Brasileiros de Cirurgia Digestiv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5-401X</text:p>
          </table:table-cell>
          <table:table-cell office:value-type="string">
            <text:p>PSICOLOGIA <text:s text:c="39"/></text:p>
          </table:table-cell>
          <table:table-cell office:value-type="string">
            <text:p>Acción Pedagógica (San Cristóba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55</text:p>
          </table:table-cell>
          <table:table-cell office:value-type="string">
            <text:p>PSICOLOGIA <text:s text:c="39"/></text:p>
          </table:table-cell>
          <table:table-cell office:value-type="string">
            <text:p>Achegas.ne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9147</text:p>
          </table:table-cell>
          <table:table-cell office:value-type="string">
            <text:p>PSICOLOGIA <text:s text:c="39"/></text:p>
          </table:table-cell>
          <table:table-cell office:value-type="string">
            <text:p>Acheronta (En líne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86</text:p>
          </table:table-cell>
          <table:table-cell office:value-type="string">
            <text:p>PSICOLOGIA <text:s text:c="39"/></text:p>
          </table:table-cell>
          <table:table-cell office:value-type="string">
            <text:p>Acolhendo a Alfabetização nos Países de Língua Portuguesa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54</text:p>
          </table:table-cell>
          <table:table-cell office:value-type="string">
            <text:p>PSICOLOGIA <text:s text:c="39"/></text:p>
          </table:table-cell>
          <table:table-cell office:value-type="string">
            <text:p>Acta Biologica Leopoldensia (Cessou em 2006. Cont. ISSN 1809-9939 Neotropical Biology and Conservati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PSICOLOGIA <text:s text:c="39"/></text:p>
          </table:table-cell>
          <table:table-cell office:value-type="string">
            <text:p>Acta Cirúrgic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8145</text:p>
          </table:table-cell>
          <table:table-cell office:value-type="string">
            <text:p>PSICOLOGIA <text:s text:c="39"/></text:p>
          </table:table-cell>
          <table:table-cell office:value-type="string">
            <text:p>Acta Comportamental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9749</text:p>
          </table:table-cell>
          <table:table-cell office:value-type="string">
            <text:p>PSICOLOGIA <text:s text:c="39"/></text:p>
          </table:table-cell>
          <table:table-cell office:value-type="string">
            <text:p>Acta Ethologic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95</text:p>
          </table:table-cell>
          <table:table-cell office:value-type="string">
            <text:p>PSICOLOGIA <text:s text:c="39"/></text:p>
          </table:table-cell>
          <table:table-cell office:value-type="string">
            <text:p>Acta Fisiatrica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37</text:p>
          </table:table-cell>
          <table:table-cell office:value-type="string">
            <text:p>PSICOLOGIA <text:s text:c="39"/></text:p>
          </table:table-cell>
          <table:table-cell office:value-type="string">
            <text:p>Acta Médica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14</text:p>
          </table:table-cell>
          <table:table-cell office:value-type="string">
            <text:p>PSICOLOGIA <text:s text:c="39"/></text:p>
          </table:table-cell>
          <table:table-cell office:value-type="string">
            <text:p>Acta Neurologica Scandinav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27</text:p>
          </table:table-cell>
          <table:table-cell office:value-type="string">
            <text:p>PSICOLOGIA <text:s text:c="39"/></text:p>
          </table:table-cell>
          <table:table-cell office:value-type="string">
            <text:p>Acta Oncologica Brasileira (Cessou em 2004. Cont. ISSN 1808-5512 Applied Cancer Research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00</text:p>
          </table:table-cell>
          <table:table-cell office:value-type="string">
            <text:p>PSICOLOGIA <text:s text:c="39"/></text:p>
          </table:table-cell>
          <table:table-cell office:value-type="string">
            <text:p>Acta Paulista de Enfermagem (UNIFE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896</text:p>
          </table:table-cell>
          <table:table-cell office:value-type="string">
            <text:p>PSICOLOGIA <text:s text:c="39"/></text:p>
          </table:table-cell>
          <table:table-cell office:value-type="string">
            <text:p>Acta Psiquiátrica y Psicológica de América Lati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90X</text:p>
          </table:table-cell>
          <table:table-cell office:value-type="string">
            <text:p>PSICOLOGIA <text:s text:c="39"/></text:p>
          </table:table-cell>
          <table:table-cell office:value-type="string">
            <text:p>Acta Psychiatrica Scandinav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345</text:p>
          </table:table-cell>
          <table:table-cell office:value-type="string">
            <text:p>PSICOLOGIA <text:s text:c="39"/></text:p>
          </table:table-cell>
          <table:table-cell office:value-type="string">
            <text:p>Acta Scientiae Veterinariae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72</text:p>
          </table:table-cell>
          <table:table-cell office:value-type="string">
            <text:p>PSICOLOGIA <text:s text:c="39"/></text:p>
          </table:table-cell>
          <table:table-cell office:value-type="string">
            <text:p>Acta Scientiarum. Anim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61</text:p>
          </table:table-cell>
          <table:table-cell office:value-type="string">
            <text:p>PSICOLOGIA <text:s text:c="39"/></text:p>
          </table:table-cell>
          <table:table-cell office:value-type="string">
            <text:p>Acta Scientiarum. Human and Social Sciences (Impresso) (Cessou em 2007. Cont. ISSN 1983-4675 Acta Scientiarum. Language and Culture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172</text:p>
          </table:table-cell>
          <table:table-cell office:value-type="string">
            <text:p>PSICOLOGIA <text:s text:c="39"/></text:p>
          </table:table-cell>
          <table:table-cell office:value-type="string">
            <text:p>Actio (São Paul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0071</text:p>
          </table:table-cell>
          <table:table-cell office:value-type="string">
            <text:p>PSICOLOGIA <text:s text:c="39"/></text:p>
          </table:table-cell>
          <table:table-cell office:value-type="string">
            <text:p>Acute Pai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1-7696</text:p>
          </table:table-cell>
          <table:table-cell office:value-type="string">
            <text:p>PSICOLOGIA <text:s text:c="39"/></text:p>
          </table:table-cell>
          <table:table-cell office:value-type="string">
            <text:p>Adolescence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30</text:p>
          </table:table-cell>
          <table:table-cell office:value-type="string">
            <text:p>PSICOLOGIA <text:s text:c="39"/></text:p>
          </table:table-cell>
          <table:table-cell office:value-type="string">
            <text:p>Adolescência Latino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224</text:p>
          </table:table-cell>
          <table:table-cell office:value-type="string">
            <text:p>PSICOLOGIA <text:s text:c="39"/></text:p>
          </table:table-cell>
          <table:table-cell office:value-type="string">
            <text:p>Adverbum (Camp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554</text:p>
          </table:table-cell>
          <table:table-cell office:value-type="string">
            <text:p>PSICOLOGIA <text:s text:c="39"/></text:p>
          </table:table-cell>
          <table:table-cell office:value-type="string">
            <text:p>Agathos (Idai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7863</text:p>
          </table:table-cell>
          <table:table-cell office:value-type="string">
            <text:p>PSICOLOGIA <text:s text:c="39"/></text:p>
          </table:table-cell>
          <table:table-cell office:value-type="string">
            <text:p>Aging &amp; Mental Healt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98</text:p>
          </table:table-cell>
          <table:table-cell office:value-type="string">
            <text:p>PSICOLOGIA <text:s text:c="39"/></text:p>
          </table:table-cell>
          <table:table-cell office:value-type="string">
            <text:p>Ágora ( PPGTP/UFRJ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6-9580</text:p>
          </table:table-cell>
          <table:table-cell office:value-type="string">
            <text:p>PSICOLOGIA <text:s text:c="39"/></text:p>
          </table:table-cell>
          <table:table-cell office:value-type="string">
            <text:p>Agora (Edmont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454</text:p>
          </table:table-cell>
          <table:table-cell office:value-type="string">
            <text:p>PSICOLOGIA <text:s text:c="39"/></text:p>
          </table:table-cell>
          <table:table-cell office:value-type="string">
            <text:p>Ágora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9705</text:p>
          </table:table-cell>
          <table:table-cell office:value-type="string">
            <text:p>PSICOLOGIA <text:s text:c="39"/></text:p>
          </table:table-cell>
          <table:table-cell office:value-type="string">
            <text:p>AIBR. Asociación de Antropólogos Iberoamericanos en Re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370</text:p>
          </table:table-cell>
          <table:table-cell office:value-type="string">
            <text:p>PSICOLOGIA <text:s text:c="39"/></text:p>
          </table:table-cell>
          <table:table-cell office:value-type="string">
            <text:p>AIDS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7165</text:p>
          </table:table-cell>
          <table:table-cell office:value-type="string">
            <text:p>PSICOLOGIA <text:s text:c="39"/></text:p>
          </table:table-cell>
          <table:table-cell office:value-type="string">
            <text:p>AIDS and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121</text:p>
          </table:table-cell>
          <table:table-cell office:value-type="string">
            <text:p>PSICOLOGIA <text:s text:c="39"/></text:p>
          </table:table-cell>
          <table:table-cell office:value-type="string">
            <text:p>AIDS Car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2914</text:p>
          </table:table-cell>
          <table:table-cell office:value-type="string">
            <text:p>PSICOLOGIA <text:s text:c="39"/></text:p>
          </table:table-cell>
          <table:table-cell office:value-type="string">
            <text:p>AIDS patient care and ST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28</text:p>
          </table:table-cell>
          <table:table-cell office:value-type="string">
            <text:p>PSICOLOGIA <text:s text:c="39"/></text:p>
          </table:table-cell>
          <table:table-cell office:value-type="string">
            <text:p>Alceu (PUC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211</text:p>
          </table:table-cell>
          <table:table-cell office:value-type="string">
            <text:p>PSICOLOGIA <text:s text:c="39"/></text:p>
          </table:table-cell>
          <table:table-cell office:value-type="string">
            <text:p>Aleph (UFF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94</text:p>
          </table:table-cell>
          <table:table-cell office:value-type="string">
            <text:p>PSICOLOGIA <text:s text:c="39"/></text:p>
          </table:table-cell>
          <table:table-cell office:value-type="string">
            <text:p>Aletheia (ULBR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749</text:p>
          </table:table-cell>
          <table:table-cell office:value-type="string">
            <text:p>PSICOLOGIA <text:s text:c="39"/></text:p>
          </table:table-cell>
          <table:table-cell office:value-type="string">
            <text:p>Aletria (UFM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5216</text:p>
          </table:table-cell>
          <table:table-cell office:value-type="string">
            <text:p>PSICOLOGIA <text:s text:c="39"/></text:p>
          </table:table-cell>
          <table:table-cell office:value-type="string">
            <text:p>Alfa: Revista de Linguística (UNESP. São José do Rio Pret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893</text:p>
          </table:table-cell>
          <table:table-cell office:value-type="string">
            <text:p>PSICOLOGIA <text:s text:c="39"/></text:p>
          </table:table-cell>
          <table:table-cell office:value-type="string">
            <text:p>Alter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655</text:p>
          </table:table-cell>
          <table:table-cell office:value-type="string">
            <text:p>PSICOLOGIA <text:s text:c="39"/></text:p>
          </table:table-cell>
          <table:table-cell office:value-type="string">
            <text:p>Alter: Revista de Estudos Psicanalít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339X</text:p>
          </table:table-cell>
          <table:table-cell office:value-type="string">
            <text:p>PSICOLOGIA <text:s text:c="39"/></text:p>
          </table:table-cell>
          <table:table-cell office:value-type="string">
            <text:p>Alternativas en Psicologí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0341</text:p>
          </table:table-cell>
          <table:table-cell office:value-type="string">
            <text:p>PSICOLOGIA <text:s text:c="39"/></text:p>
          </table:table-cell>
          <table:table-cell office:value-type="string">
            <text:p>Alzheimer Disease and Associated Disord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5260</text:p>
          </table:table-cell>
          <table:table-cell office:value-type="string">
            <text:p>PSICOLOGIA <text:s text:c="39"/></text:p>
          </table:table-cell>
          <table:table-cell office:value-type="string">
            <text:p>Alzheimer's &amp; Dement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38</text:p>
          </table:table-cell>
          <table:table-cell office:value-type="string">
            <text:p>PSICOLOGIA <text:s text:c="39"/></text:p>
          </table:table-cell>
          <table:table-cell office:value-type="string">
            <text:p>Ambiente &amp; Educação (FUR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3X</text:p>
          </table:table-cell>
          <table:table-cell office:value-type="string">
            <text:p>PSICOLOGIA <text:s text:c="39"/></text:p>
          </table:table-cell>
          <table:table-cell office:value-type="string">
            <text:p>Ambiente e Sociedade (Campina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26X</text:p>
          </table:table-cell>
          <table:table-cell office:value-type="string">
            <text:p>PSICOLOGIA <text:s text:c="39"/></text:p>
          </table:table-cell>
          <table:table-cell office:value-type="string">
            <text:p>American Annals of the Deaf (Washington, D.C. 1886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0533</text:p>
          </table:table-cell>
          <table:table-cell office:value-type="string">
            <text:p>PSICOLOGIA <text:s text:c="39"/></text:p>
          </table:table-cell>
          <table:table-cell office:value-type="string">
            <text:p>American Journal of Human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97</text:p>
          </table:table-cell>
          <table:table-cell office:value-type="string">
            <text:p>PSICOLOGIA <text:s text:c="39"/></text:p>
          </table:table-cell>
          <table:table-cell office:value-type="string">
            <text:p>American Journal of Human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553</text:p>
          </table:table-cell>
          <table:table-cell office:value-type="string">
            <text:p>PSICOLOGIA <text:s text:c="39"/></text:p>
          </table:table-cell>
          <table:table-cell office:value-type="string">
            <text:p>American Journal of Infection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83</text:p>
          </table:table-cell>
          <table:table-cell office:value-type="string">
            <text:p>PSICOLOGIA <text:s text:c="39"/></text:p>
          </table:table-cell>
          <table:table-cell office:value-type="string">
            <text:p>American Journal of Physical Anthrop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9115</text:p>
          </table:table-cell>
          <table:table-cell office:value-type="string">
            <text:p>PSICOLOGIA <text:s text:c="39"/></text:p>
          </table:table-cell>
          <table:table-cell office:value-type="string">
            <text:p>American Journal of Physical Medicine &amp; Rehabili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2565</text:p>
          </table:table-cell>
          <table:table-cell office:value-type="string">
            <text:p>PSICOLOGIA <text:s text:c="39"/></text:p>
          </table:table-cell>
          <table:table-cell office:value-type="string">
            <text:p>American Journal of Prima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0036</text:p>
          </table:table-cell>
          <table:table-cell office:value-type="string">
            <text:p>PSICOLOGIA <text:s text:c="39"/></text:p>
          </table:table-cell>
          <table:table-cell office:value-type="string">
            <text:p>American Journal of Public Health (1971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2968</text:p>
          </table:table-cell>
          <table:table-cell office:value-type="string">
            <text:p>PSICOLOGIA <text:s text:c="39"/></text:p>
          </table:table-cell>
          <table:table-cell office:value-type="string">
            <text:p>Amyotrophic Lateral Sclerosi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417</text:p>
          </table:table-cell>
          <table:table-cell office:value-type="string">
            <text:p>PSICOLOGIA <text:s text:c="39"/></text:p>
          </table:table-cell>
          <table:table-cell office:value-type="string">
            <text:p>Anais - Seminário Internacional de Edu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PSICOLOGIA <text:s text:c="39"/></text:p>
          </table:table-cell>
          <table:table-cell office:value-type="string">
            <text:p>Anais Brasileiros de Dermat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80</text:p>
          </table:table-cell>
          <table:table-cell office:value-type="string">
            <text:p>PSICOLOGIA <text:s text:c="39"/></text:p>
          </table:table-cell>
          <table:table-cell office:value-type="string">
            <text:p>Análise (PUCR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8231</text:p>
          </table:table-cell>
          <table:table-cell office:value-type="string">
            <text:p>PSICOLOGIA <text:s text:c="39"/></text:p>
          </table:table-cell>
          <table:table-cell office:value-type="string">
            <text:p>Análise Psicoló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472</text:p>
          </table:table-cell>
          <table:table-cell office:value-type="string">
            <text:p>PSICOLOGIA <text:s text:c="39"/></text:p>
          </table:table-cell>
          <table:table-cell office:value-type="string">
            <text:p>Animal Behaviou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9448</text:p>
          </table:table-cell>
          <table:table-cell office:value-type="string">
            <text:p>PSICOLOGIA <text:s text:c="39"/></text:p>
          </table:table-cell>
          <table:table-cell office:value-type="string">
            <text:p>Animal Cogni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4-0296</text:p>
          </table:table-cell>
          <table:table-cell office:value-type="string">
            <text:p>PSICOLOGIA <text:s text:c="39"/></text:p>
          </table:table-cell>
          <table:table-cell office:value-type="string">
            <text:p>Annali di Storia Moderna e Contemporanea (Testo Stampa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5134</text:p>
          </table:table-cell>
          <table:table-cell office:value-type="string">
            <text:p>PSICOLOGIA <text:s text:c="39"/></text:p>
          </table:table-cell>
          <table:table-cell office:value-type="string">
            <text:p>Annals of Neu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23</text:p>
          </table:table-cell>
          <table:table-cell office:value-type="string">
            <text:p>PSICOLOGIA <text:s text:c="39"/></text:p>
          </table:table-cell>
          <table:table-cell office:value-type="string">
            <text:p>Annals of the New York Academy of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2603</text:p>
          </table:table-cell>
          <table:table-cell office:value-type="string">
            <text:p>PSICOLOGIA <text:s text:c="39"/></text:p>
          </table:table-cell>
          <table:table-cell office:value-type="string">
            <text:p>Antropo (Bilba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63</text:p>
          </table:table-cell>
          <table:table-cell office:value-type="string">
            <text:p>PSICOLOGIA <text:s text:c="39"/></text:p>
          </table:table-cell>
          <table:table-cell office:value-type="string">
            <text:p>Appetite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4080</text:p>
          </table:table-cell>
          <table:table-cell office:value-type="string">
            <text:p>PSICOLOGIA <text:s text:c="39"/></text:p>
          </table:table-cell>
          <table:table-cell office:value-type="string">
            <text:p>Applied Cognitive Psych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1267</text:p>
          </table:table-cell>
          <table:table-cell office:value-type="string">
            <text:p>PSICOLOGIA <text:s text:c="39"/></text:p>
          </table:table-cell>
          <table:table-cell office:value-type="string">
            <text:p>Aprender (Port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846</text:p>
          </table:table-cell>
          <table:table-cell office:value-type="string">
            <text:p>PSICOLOGIA <text:s text:c="39"/></text:p>
          </table:table-cell>
          <table:table-cell office:value-type="string">
            <text:p>Aprender (Vitória da Conquist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9871</text:p>
          </table:table-cell>
          <table:table-cell office:value-type="string">
            <text:p>PSICOLOGIA <text:s text:c="39"/></text:p>
          </table:table-cell>
          <table:table-cell office:value-type="string">
            <text:p>Aqua (Neu-Isenbur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557X</text:p>
          </table:table-cell>
          <table:table-cell office:value-type="string">
            <text:p>PSICOLOGIA <text:s text:c="39"/></text:p>
          </table:table-cell>
          <table:table-cell office:value-type="string">
            <text:p>Aquaculture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427</text:p>
          </table:table-cell>
          <table:table-cell office:value-type="string">
            <text:p>PSICOLOGIA <text:s text:c="39"/></text:p>
          </table:table-cell>
          <table:table-cell office:value-type="string">
            <text:p>Aquatic Mamm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011</text:p>
          </table:table-cell>
          <table:table-cell office:value-type="string">
            <text:p>PSICOLOGIA <text:s text:c="39"/></text:p>
          </table:table-cell>
          <table:table-cell office:value-type="string">
            <text:p>ARBS. Annual Review of Biomedical Scienc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177</text:p>
          </table:table-cell>
          <table:table-cell office:value-type="string">
            <text:p>PSICOLOGIA <text:s text:c="39"/></text:p>
          </table:table-cell>
          <table:table-cell office:value-type="string">
            <text:p>Archives of Clinical Neuro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854</text:p>
          </table:table-cell>
          <table:table-cell office:value-type="string">
            <text:p>PSICOLOGIA <text:s text:c="39"/></text:p>
          </table:table-cell>
          <table:table-cell office:value-type="string">
            <text:p>Argumento (Jundiaí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497</text:p>
          </table:table-cell>
          <table:table-cell office:value-type="string">
            <text:p>PSICOLOGIA <text:s text:c="39"/></text:p>
          </table:table-cell>
          <table:table-cell office:value-type="string">
            <text:p>Argumentos (Chapecó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5795</text:p>
          </table:table-cell>
          <table:table-cell office:value-type="string">
            <text:p>PSICOLOGIA <text:s text:c="39"/></text:p>
          </table:table-cell>
          <table:table-cell office:value-type="string">
            <text:p>Argumentos (Méxic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2492</text:p>
          </table:table-cell>
          <table:table-cell office:value-type="string">
            <text:p>PSICOLOGIA <text:s text:c="39"/></text:p>
          </table:table-cell>
          <table:table-cell office:value-type="string">
            <text:p>Arizona Journal of Hispanic Cultural Stud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98</text:p>
          </table:table-cell>
          <table:table-cell office:value-type="string">
            <text:p>PSICOLOGIA <text:s text:c="39"/></text:p>
          </table:table-cell>
          <table:table-cell office:value-type="string">
            <text:p>Arquitexto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PSICOLOGIA <text:s text:c="39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692</text:p>
          </table:table-cell>
          <table:table-cell office:value-type="string">
            <text:p>PSICOLOGIA <text:s text:c="39"/></text:p>
          </table:table-cell>
          <table:table-cell office:value-type="string">
            <text:p>Arquivos Brasileiros de Psicologia (Rio de Janeiro. 1979) (Cessou em 2002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267</text:p>
          </table:table-cell>
          <table:table-cell office:value-type="string">
            <text:p>PSICOLOGIA <text:s text:c="39"/></text:p>
          </table:table-cell>
          <table:table-cell office:value-type="string">
            <text:p>Arquivos Brasileiros de Psicologia (UFRJ. 200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3413</text:p>
          </table:table-cell>
          <table:table-cell office:value-type="string">
            <text:p>PSICOLOGIA <text:s text:c="39"/></text:p>
          </table:table-cell>
          <table:table-cell office:value-type="string">
            <text:p>Arquivos de Medic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PSICOLOGIA <text:s text:c="39"/></text:p>
          </table:table-cell>
          <table:table-cell office:value-type="string">
            <text:p>Arquivos de Neuro-Psiquiatr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8-3729</text:p>
          </table:table-cell>
          <table:table-cell office:value-type="string">
            <text:p>PSICOLOGIA <text:s text:c="39"/></text:p>
          </table:table-cell>
          <table:table-cell office:value-type="string">
            <text:p>Art &amp; Co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05X</text:p>
          </table:table-cell>
          <table:table-cell office:value-type="string">
            <text:p>PSICOLOGIA <text:s text:c="39"/></text:p>
          </table:table-cell>
          <table:table-cell office:value-type="string">
            <text:p>Arte e Educação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223</text:p>
          </table:table-cell>
          <table:table-cell office:value-type="string">
            <text:p>PSICOLOGIA <text:s text:c="39"/></text:p>
          </table:table-cell>
          <table:table-cell office:value-type="string">
            <text:p>Arte-Terapi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274</text:p>
          </table:table-cell>
          <table:table-cell office:value-type="string">
            <text:p>PSICOLOGIA <text:s text:c="39"/></text:p>
          </table:table-cell>
          <table:table-cell office:value-type="string">
            <text:p>Artefilosofia (UFO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759</text:p>
          </table:table-cell>
          <table:table-cell office:value-type="string">
            <text:p>PSICOLOGIA <text:s text:c="39"/></text:p>
          </table:table-cell>
          <table:table-cell office:value-type="string">
            <text:p>Arteira: Revista de Psicanáli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3591</text:p>
          </table:table-cell>
          <table:table-cell office:value-type="string">
            <text:p>PSICOLOGIA <text:s text:c="39"/></text:p>
          </table:table-cell>
          <table:table-cell office:value-type="string">
            <text:p>Arthritis and Rheumatism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50</text:p>
          </table:table-cell>
          <table:table-cell office:value-type="string">
            <text:p>PSICOLOGIA <text:s text:c="39"/></text:p>
          </table:table-cell>
          <table:table-cell office:value-type="string">
            <text:p>Asas da Palavra (UNA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09X</text:p>
          </table:table-cell>
          <table:table-cell office:value-type="string">
            <text:p>PSICOLOGIA <text:s text:c="39"/></text:p>
          </table:table-cell>
          <table:table-cell office:value-type="string">
            <text:p>aSEPHallu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456</text:p>
          </table:table-cell>
          <table:table-cell office:value-type="string">
            <text:p>PSICOLOGIA <text:s text:c="39"/></text:p>
          </table:table-cell>
          <table:table-cell office:value-type="string">
            <text:p>Associação Psicanalítica de Curitiba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8946</text:p>
          </table:table-cell>
          <table:table-cell office:value-type="string">
            <text:p>PSICOLOGIA <text:s text:c="39"/></text:p>
          </table:table-cell>
          <table:table-cell office:value-type="string">
            <text:p>Athenea Digit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386</text:p>
          </table:table-cell>
          <table:table-cell office:value-type="string">
            <text:p>PSICOLOGIA <text:s text:c="39"/></text:p>
          </table:table-cell>
          <table:table-cell office:value-type="string">
            <text:p>Atualidades Ornitológic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906</text:p>
          </table:table-cell>
          <table:table-cell office:value-type="string">
            <text:p>PSICOLOGIA <text:s text:c="39"/></text:p>
          </table:table-cell>
          <table:table-cell office:value-type="string">
            <text:p>Aula magna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8674</text:p>
          </table:table-cell>
          <table:table-cell office:value-type="string">
            <text:p>PSICOLOGIA <text:s text:c="39"/></text:p>
          </table:table-cell>
          <table:table-cell office:value-type="string">
            <text:p>Australian and New Zealand Journal of Psychia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02</text:p>
          </table:table-cell>
          <table:table-cell office:value-type="string">
            <text:p>PSICOLOGIA <text:s text:c="39"/></text:p>
          </table:table-cell>
          <table:table-cell office:value-type="string">
            <text:p>Autonomic Neuroscience: Basic &amp; Clinic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077</text:p>
          </table:table-cell>
          <table:table-cell office:value-type="string">
            <text:p>PSICOLOGIA <text:s text:c="39"/></text:p>
          </table:table-cell>
          <table:table-cell office:value-type="string">
            <text:p>Avaliação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71</text:p>
          </table:table-cell>
          <table:table-cell office:value-type="string">
            <text:p>PSICOLOGIA <text:s text:c="39"/></text:p>
          </table:table-cell>
          <table:table-cell office:value-type="string">
            <text:p>Avaliação Psicológ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4-4724</text:p>
          </table:table-cell>
          <table:table-cell office:value-type="string">
            <text:p>PSICOLOGIA <text:s text:c="39"/></text:p>
          </table:table-cell>
          <table:table-cell office:value-type="string">
            <text:p>Avances en Psicologia Latinoamerica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17</text:p>
          </table:table-cell>
          <table:table-cell office:value-type="string">
            <text:p>PSICOLOGIA <text:s text:c="39"/></text:p>
          </table:table-cell>
          <table:table-cell office:value-type="string">
            <text:p>Bahia Analise &amp; Dad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692</text:p>
          </table:table-cell>
          <table:table-cell office:value-type="string">
            <text:p>PSICOLOGIA <text:s text:c="39"/></text:p>
          </table:table-cell>
          <table:table-cell office:value-type="string">
            <text:p>BAR. Brazilian Administration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578</text:p>
          </table:table-cell>
          <table:table-cell office:value-type="string">
            <text:p>PSICOLOGIA <text:s text:c="39"/></text:p>
          </table:table-cell>
          <table:table-cell office:value-type="string">
            <text:p>Barbarói (UNISC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022</text:p>
          </table:table-cell>
          <table:table-cell office:value-type="string">
            <text:p>PSICOLOGIA <text:s text:c="39"/></text:p>
          </table:table-cell>
          <table:table-cell office:value-type="string">
            <text:p>Barbarói (UNISC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835</text:p>
          </table:table-cell>
          <table:table-cell office:value-type="string">
            <text:p>PSICOLOGIA <text:s text:c="39"/></text:p>
          </table:table-cell>
          <table:table-cell office:value-type="string">
            <text:p>Basic &amp; Clinical Pharmacology &amp; Toxi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3533</text:p>
          </table:table-cell>
          <table:table-cell office:value-type="string">
            <text:p>PSICOLOGIA <text:s text:c="39"/></text:p>
          </table:table-cell>
          <table:table-cell office:value-type="string">
            <text:p>Basic and Applied Social Psyc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5-421X</text:p>
          </table:table-cell>
          <table:table-cell office:value-type="string">
            <text:p>PSICOLOGIA <text:s text:c="39"/></text:p>
          </table:table-cell>
          <table:table-cell office:value-type="string">
            <text:p>Bastidiana (Brionne) (Cessou em 200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9506</text:p>
          </table:table-cell>
          <table:table-cell office:value-type="string">
            <text:p>PSICOLOGIA <text:s text:c="39"/></text:p>
          </table:table-cell>
          <table:table-cell office:value-type="string">
            <text:p>Behavior and Social Issu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351X</text:p>
          </table:table-cell>
          <table:table-cell office:value-type="string">
            <text:p>PSICOLOGIA <text:s text:c="39"/></text:p>
          </table:table-cell>
          <table:table-cell office:value-type="string">
            <text:p>Behavior Research Metho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525X</text:p>
          </table:table-cell>
          <table:table-cell office:value-type="string">
            <text:p>PSICOLOGIA <text:s text:c="39"/></text:p>
          </table:table-cell>
          <table:table-cell office:value-type="string">
            <text:p>Behavioral and Brain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2249</text:p>
          </table:table-cell>
          <table:table-cell office:value-type="string">
            <text:p>PSICOLOGIA <text:s text:c="39"/></text:p>
          </table:table-cell>
          <table:table-cell office:value-type="string">
            <text:p>Behavioral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7044</text:p>
          </table:table-cell>
          <table:table-cell office:value-type="string">
            <text:p>PSICOLOGIA <text:s text:c="39"/></text:p>
          </table:table-cell>
          <table:table-cell office:value-type="string">
            <text:p>Behavioral 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7959</text:p>
          </table:table-cell>
          <table:table-cell office:value-type="string">
            <text:p>PSICOLOGIA <text:s text:c="39"/></text:p>
          </table:table-cell>
          <table:table-cell office:value-type="string">
            <text:p>Behaviour (Leide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328</text:p>
          </table:table-cell>
          <table:table-cell office:value-type="string">
            <text:p>PSICOLOGIA <text:s text:c="39"/></text:p>
          </table:table-cell>
          <table:table-cell office:value-type="string">
            <text:p>Behavioural Brai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8810</text:p>
          </table:table-cell>
          <table:table-cell office:value-type="string">
            <text:p>PSICOLOGIA <text:s text:c="39"/></text:p>
          </table:table-cell>
          <table:table-cell office:value-type="string">
            <text:p>Behavioural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6357</text:p>
          </table:table-cell>
          <table:table-cell office:value-type="string">
            <text:p>PSICOLOGIA <text:s text:c="39"/></text:p>
          </table:table-cell>
          <table:table-cell office:value-type="string">
            <text:p>Behavioural Proces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39</text:p>
          </table:table-cell>
          <table:table-cell office:value-type="string">
            <text:p>PSICOLOGIA <text:s text:c="39"/></text:p>
          </table:table-cell>
          <table:table-cell office:value-type="string">
            <text:p>Benjamin Constant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10X</text:p>
          </table:table-cell>
          <table:table-cell office:value-type="string">
            <text:p>PSICOLOGIA <text:s text:c="39"/></text:p>
          </table:table-cell>
          <table:table-cell office:value-type="string">
            <text:p>Berggasse19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52</text:p>
          </table:table-cell>
          <table:table-cell office:value-type="string">
            <text:p>PSICOLOGIA <text:s text:c="39"/></text:p>
          </table:table-cell>
          <table:table-cell office:value-type="string">
            <text:p>Biochemical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002</text:p>
          </table:table-cell>
          <table:table-cell office:value-type="string">
            <text:p>PSICOLOGIA <text:s text:c="39"/></text:p>
          </table:table-cell>
          <table:table-cell office:value-type="string">
            <text:p>Biochimica et Biophysica Acta (Print) (Cessou em 1963. Desmembrado em 2: ISSN 0926-6526 Biochimica et Biophysica Acta. Specialized Section on Mucoproteins and Mucopolysaccharides e ISSN 0304-4165 Biochimica et Biophysica Acta. G, General Subject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15</text:p>
          </table:table-cell>
          <table:table-cell office:value-type="string">
            <text:p>PSICOLOGIA <text:s text:c="39"/></text:p>
          </table:table-cell>
          <table:table-cell office:value-type="string">
            <text:p>Biodiversity and Conserv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54</text:p>
          </table:table-cell>
          <table:table-cell office:value-type="string">
            <text:p>PSICOLOGIA <text:s text:c="39"/></text:p>
          </table:table-cell>
          <table:table-cell office:value-type="string">
            <text:p>Bioethikós (Centro Universitário São Cami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01</text:p>
          </table:table-cell>
          <table:table-cell office:value-type="string">
            <text:p>PSICOLOGIA <text:s text:c="39"/></text:p>
          </table:table-cell>
          <table:table-cell office:value-type="string">
            <text:p>Bioética (Brasília) (Cessou em 2006. Cont. ISSN 1983-8042 Revista Bioética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158</text:p>
          </table:table-cell>
          <table:table-cell office:value-type="string">
            <text:p>PSICOLOGIA <text:s text:c="39"/></text:p>
          </table:table-cell>
          <table:table-cell office:value-type="string">
            <text:p>Biological &amp; Pharmaceutical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1200</text:p>
          </table:table-cell>
          <table:table-cell office:value-type="string">
            <text:p>PSICOLOGIA <text:s text:c="39"/></text:p>
          </table:table-cell>
          <table:table-cell office:value-type="string">
            <text:p>Biological Cyber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066</text:p>
          </table:table-cell>
          <table:table-cell office:value-type="string">
            <text:p>PSICOLOGIA <text:s text:c="39"/></text:p>
          </table:table-cell>
          <table:table-cell office:value-type="string">
            <text:p>Biological Journal of the Linnean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23</text:p>
          </table:table-cell>
          <table:table-cell office:value-type="string">
            <text:p>PSICOLOGIA <text:s text:c="39"/></text:p>
          </table:table-cell>
          <table:table-cell office:value-type="string">
            <text:p>Biological Psychiatry (196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016</text:p>
          </table:table-cell>
          <table:table-cell office:value-type="string">
            <text:p>PSICOLOGIA <text:s text:c="39"/></text:p>
          </table:table-cell>
          <table:table-cell office:value-type="string">
            <text:p>Biological Rhythm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4179</text:p>
          </table:table-cell>
          <table:table-cell office:value-type="string">
            <text:p>PSICOLOGIA <text:s text:c="39"/></text:p>
          </table:table-cell>
          <table:table-cell office:value-type="string">
            <text:p>Biological Rhythm Research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PSICOLOGIA <text:s text:c="39"/></text:p>
          </table:table-cell>
          <table:table-cell office:value-type="string">
            <text:p>Bioscience Journal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2647</text:p>
          </table:table-cell>
          <table:table-cell office:value-type="string">
            <text:p>PSICOLOGIA <text:s text:c="39"/></text:p>
          </table:table-cell>
          <table:table-cell office:value-type="string">
            <text:p>Biosystems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24</text:p>
          </table:table-cell>
          <table:table-cell office:value-type="string">
            <text:p>PSICOLOGIA <text:s text:c="39"/></text:p>
          </table:table-cell>
          <table:table-cell office:value-type="string">
            <text:p>Biota Neotropica (Edição em portuguê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43</text:p>
          </table:table-cell>
          <table:table-cell office:value-type="string">
            <text:p>PSICOLOGIA <text:s text:c="39"/></text:p>
          </table:table-cell>
          <table:table-cell office:value-type="string">
            <text:p>Biotemas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8-5647</text:p>
          </table:table-cell>
          <table:table-cell office:value-type="string">
            <text:p>PSICOLOGIA <text:s text:c="39"/></text:p>
          </table:table-cell>
          <table:table-cell office:value-type="string">
            <text:p>Bipolar Disord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12</text:p>
          </table:table-cell>
          <table:table-cell office:value-type="string">
            <text:p>PSICOLOGIA <text:s text:c="39"/></text:p>
          </table:table-cell>
          <table:table-cell office:value-type="string">
            <text:p>BIS. Boletim do Instituto de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88</text:p>
          </table:table-cell>
          <table:table-cell office:value-type="string">
            <text:p>PSICOLOGIA <text:s text:c="39"/></text:p>
          </table:table-cell>
          <table:table-cell office:value-type="string">
            <text:p>BMC Medical Research Method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02</text:p>
          </table:table-cell>
          <table:table-cell office:value-type="string">
            <text:p>PSICOLOGIA <text:s text:c="39"/></text:p>
          </table:table-cell>
          <table:table-cell office:value-type="string">
            <text:p>BMC Neuro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58</text:p>
          </table:table-cell>
          <table:table-cell office:value-type="string">
            <text:p>PSICOLOGIA <text:s text:c="39"/></text:p>
          </table:table-cell>
          <table:table-cell office:value-type="string">
            <text:p>BMC Public Health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11X</text:p>
          </table:table-cell>
          <table:table-cell office:value-type="string">
            <text:p>PSICOLOGIA <text:s text:c="39"/></text:p>
          </table:table-cell>
          <table:table-cell office:value-type="string">
            <text:p>Boletim - Academia Paulista de Psic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303</text:p>
          </table:table-cell>
          <table:table-cell office:value-type="string">
            <text:p>PSICOLOGIA <text:s text:c="39"/></text:p>
          </table:table-cell>
          <table:table-cell office:value-type="string">
            <text:p>Boletim de Iniciação Científica em Psic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5943</text:p>
          </table:table-cell>
          <table:table-cell office:value-type="string">
            <text:p>PSICOLOGIA <text:s text:c="39"/></text:p>
          </table:table-cell>
          <table:table-cell office:value-type="string">
            <text:p>Boletim de Psic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159</text:p>
          </table:table-cell>
          <table:table-cell office:value-type="string">
            <text:p>PSICOLOGIA <text:s text:c="39"/></text:p>
          </table:table-cell>
          <table:table-cell office:value-type="string">
            <text:p>Boletim Epidemiológico AID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06</text:p>
          </table:table-cell>
          <table:table-cell office:value-type="string">
            <text:p>PSICOLOGIA <text:s text:c="39"/></text:p>
          </table:table-cell>
          <table:table-cell office:value-type="string">
            <text:p>Boletim Formação em Psicanális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739</text:p>
          </table:table-cell>
          <table:table-cell office:value-type="string">
            <text:p>PSICOLOGIA <text:s text:c="39"/></text:p>
          </table:table-cell>
          <table:table-cell office:value-type="string">
            <text:p>Boletim GEP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661</text:p>
          </table:table-cell>
          <table:table-cell office:value-type="string">
            <text:p>PSICOLOGIA <text:s text:c="39"/></text:p>
          </table:table-cell>
          <table:table-cell office:value-type="string">
            <text:p>Boletim IBCCRI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507</text:p>
          </table:table-cell>
          <table:table-cell office:value-type="string">
            <text:p>PSICOLOGIA <text:s text:c="39"/></text:p>
          </table:table-cell>
          <table:table-cell office:value-type="string">
            <text:p>Boletim Interfaces da Psicologia da UFRural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9X</text:p>
          </table:table-cell>
          <table:table-cell office:value-type="string">
            <text:p>PSICOLOGIA <text:s text:c="39"/></text:p>
          </table:table-cell>
          <table:table-cell office:value-type="string">
            <text:p>Boletim Técnico do SENAC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626</text:p>
          </table:table-cell>
          <table:table-cell office:value-type="string">
            <text:p>PSICOLOGIA <text:s text:c="39"/></text:p>
          </table:table-cell>
          <table:table-cell office:value-type="string">
            <text:p>Brain and Cogn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1987</text:p>
          </table:table-cell>
          <table:table-cell office:value-type="string">
            <text:p>PSICOLOGIA <text:s text:c="39"/></text:p>
          </table:table-cell>
          <table:table-cell office:value-type="string">
            <text:p>Brain and Mind (Dordrech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052</text:p>
          </table:table-cell>
          <table:table-cell office:value-type="string">
            <text:p>PSICOLOGIA <text:s text:c="39"/></text:p>
          </table:table-cell>
          <table:table-cell office:value-type="string">
            <text:p>Brain Injury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PSICOLOGIA <text:s text:c="39"/></text:p>
          </table:table-cell>
          <table:table-cell office:value-type="string">
            <text:p>Brai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9230</text:p>
          </table:table-cell>
          <table:table-cell office:value-type="string">
            <text:p>PSICOLOGIA <text:s text:c="39"/></text:p>
          </table:table-cell>
          <table:table-cell office:value-type="string">
            <text:p>Brain Research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861X</text:p>
          </table:table-cell>
          <table:table-cell office:value-type="string">
            <text:p>PSICOLOGIA <text:s text:c="39"/></text:p>
          </table:table-cell>
          <table:table-cell office:value-type="string">
            <text:p>Brain Stimul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77</text:p>
          </table:table-cell>
          <table:table-cell office:value-type="string">
            <text:p>PSICOLOGIA <text:s text:c="39"/></text:p>
          </table:table-cell>
          <table:table-cell office:value-type="string">
            <text:p>Brain, Behavior and Evolu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91</text:p>
          </table:table-cell>
          <table:table-cell office:value-type="string">
            <text:p>PSICOLOGIA <text:s text:c="39"/></text:p>
          </table:table-cell>
          <table:table-cell office:value-type="string">
            <text:p>Brain, Behavior, and Immun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4-2053</text:p>
          </table:table-cell>
          <table:table-cell office:value-type="string">
            <text:p>PSICOLOGIA <text:s text:c="39"/></text:p>
          </table:table-cell>
          <table:table-cell office:value-type="string">
            <text:p>Brasília Méd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PSICOLOGIA <text:s text:c="39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PSICOLOGIA <text:s text:c="39"/></text:p>
          </table:table-cell>
          <table:table-cell office:value-type="string">
            <text:p>Brazilian Journal of B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PSICOLOGIA <text:s text:c="39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25</text:p>
          </table:table-cell>
          <table:table-cell office:value-type="string">
            <text:p>PSICOLOGIA <text:s text:c="39"/></text:p>
          </table:table-cell>
          <table:table-cell office:value-type="string">
            <text:p>Brazilian Journal of Oral Scienc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PSICOLOGIA <text:s text:c="39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88</text:p>
          </table:table-cell>
          <table:table-cell office:value-type="string">
            <text:p>PSICOLOGIA <text:s text:c="39"/></text:p>
          </table:table-cell>
          <table:table-cell office:value-type="string">
            <text:p>British Journal of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9883</text:p>
          </table:table-cell>
          <table:table-cell office:value-type="string">
            <text:p>PSICOLOGIA <text:s text:c="39"/></text:p>
          </table:table-cell>
          <table:table-cell office:value-type="string">
            <text:p>British Journal of Psycho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403</text:p>
          </table:table-cell>
          <table:table-cell office:value-type="string">
            <text:p>PSICOLOGIA <text:s text:c="39"/></text:p>
          </table:table-cell>
          <table:table-cell office:value-type="string">
            <text:p>Bulletin de Psycholog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PSICOLOGIA <text:s text:c="39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1-3998</text:p>
          </table:table-cell>
          <table:table-cell office:value-type="string">
            <text:p>PSICOLOGIA <text:s text:c="39"/></text:p>
          </table:table-cell>
          <table:table-cell office:value-type="string">
            <text:p>Bulletin of People-Environment Stud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34</text:p>
          </table:table-cell>
          <table:table-cell office:value-type="string">
            <text:p>PSICOLOGIA <text:s text:c="39"/></text:p>
          </table:table-cell>
          <table:table-cell office:value-type="string">
            <text:p>Caderno Brasileiro de Ensino de Fís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42</text:p>
          </table:table-cell>
          <table:table-cell office:value-type="string">
            <text:p>PSICOLOGIA <text:s text:c="39"/></text:p>
          </table:table-cell>
          <table:table-cell office:value-type="string">
            <text:p>Caderno Seminal Digital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976</text:p>
          </table:table-cell>
          <table:table-cell office:value-type="string">
            <text:p>PSICOLOGIA <text:s text:c="39"/></text:p>
          </table:table-cell>
          <table:table-cell office:value-type="string">
            <text:p>Caderno Virtual de Turismo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358</text:p>
          </table:table-cell>
          <table:table-cell office:value-type="string">
            <text:p>PSICOLOGIA <text:s text:c="39"/></text:p>
          </table:table-cell>
          <table:table-cell office:value-type="string">
            <text:p>Cadernos APIMEC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147</text:p>
          </table:table-cell>
          <table:table-cell office:value-type="string">
            <text:p>PSICOLOGIA <text:s text:c="39"/></text:p>
          </table:table-cell>
          <table:table-cell office:value-type="string">
            <text:p>Cadernos Brasileiros de Saúde M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PSICOLOGIA <text:s text:c="39"/></text:p>
          </table:table-cell>
          <table:table-cell office:value-type="string">
            <text:p>Cadernos Camillian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62</text:p>
          </table:table-cell>
          <table:table-cell office:value-type="string">
            <text:p>PSICOLOGIA <text:s text:c="39"/></text:p>
          </table:table-cell>
          <table:table-cell office:value-type="string">
            <text:p>Cadernos CEDE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90</text:p>
          </table:table-cell>
          <table:table-cell office:value-type="string">
            <text:p>PSICOLOGIA <text:s text:c="39"/></text:p>
          </table:table-cell>
          <table:table-cell office:value-type="string">
            <text:p>Cadernos da Pós-Graduação (UEM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96</text:p>
          </table:table-cell>
          <table:table-cell office:value-type="string">
            <text:p>PSICOLOGIA <text:s text:c="39"/></text:p>
          </table:table-cell>
          <table:table-cell office:value-type="string">
            <text:p>Cadernos de Ciência &amp;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71</text:p>
          </table:table-cell>
          <table:table-cell office:value-type="string">
            <text:p>PSICOLOGIA <text:s text:c="39"/></text:p>
          </table:table-cell>
          <table:table-cell office:value-type="string">
            <text:p>Cadernos de Educação (UFP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33</text:p>
          </table:table-cell>
          <table:table-cell office:value-type="string">
            <text:p>PSICOLOGIA <text:s text:c="39"/></text:p>
          </table:table-cell>
          <table:table-cell office:value-type="string">
            <text:p>Cadernos de Educação (UNI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758</text:p>
          </table:table-cell>
          <table:table-cell office:value-type="string">
            <text:p>PSICOLOGIA <text:s text:c="39"/></text:p>
          </table:table-cell>
          <table:table-cell office:value-type="string">
            <text:p>Cadernos de Estudos e Pesquisas (Universidade Salgado Olivei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767</text:p>
          </table:table-cell>
          <table:table-cell office:value-type="string">
            <text:p>PSICOLOGIA <text:s text:c="39"/></text:p>
          </table:table-cell>
          <table:table-cell office:value-type="string">
            <text:p>Cadernos de Estudos Linguísticos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00</text:p>
          </table:table-cell>
          <table:table-cell office:value-type="string">
            <text:p>PSICOLOGIA <text:s text:c="39"/></text:p>
          </table:table-cell>
          <table:table-cell office:value-type="string">
            <text:p>Cadernos de Históri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712</text:p>
          </table:table-cell>
          <table:table-cell office:value-type="string">
            <text:p>PSICOLOGIA <text:s text:c="39"/></text:p>
          </table:table-cell>
          <table:table-cell office:value-type="string">
            <text:p>Cadernos de Linguagem e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7280</text:p>
          </table:table-cell>
          <table:table-cell office:value-type="string">
            <text:p>PSICOLOGIA <text:s text:c="39"/></text:p>
          </table:table-cell>
          <table:table-cell office:value-type="string">
            <text:p>Cadernos de Pedagogia So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574</text:p>
          </table:table-cell>
          <table:table-cell office:value-type="string">
            <text:p>PSICOLOGIA <text:s text:c="39"/></text:p>
          </table:table-cell>
          <table:table-cell office:value-type="string">
            <text:p>Cadernos de Pesquisa (Fundação Carlos Chaga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30</text:p>
          </table:table-cell>
          <table:table-cell office:value-type="string">
            <text:p>PSICOLOGIA <text:s text:c="39"/></text:p>
          </table:table-cell>
          <table:table-cell office:value-type="string">
            <text:p>Cadernos de Pesquisa Interdisciplinar em Ciências Humanas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137</text:p>
          </table:table-cell>
          <table:table-cell office:value-type="string">
            <text:p>PSICOLOGIA <text:s text:c="39"/></text:p>
          </table:table-cell>
          <table:table-cell office:value-type="string">
            <text:p>Cadernos de Pesquisas em Linguística (PUCR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295</text:p>
          </table:table-cell>
          <table:table-cell office:value-type="string">
            <text:p>PSICOLOGIA <text:s text:c="39"/></text:p>
          </table:table-cell>
          <table:table-cell office:value-type="string">
            <text:p>Cadernos de Psicanálise (Círculo Psicanalítico/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51</text:p>
          </table:table-cell>
          <table:table-cell office:value-type="string">
            <text:p>PSICOLOGIA <text:s text:c="39"/></text:p>
          </table:table-cell>
          <table:table-cell office:value-type="string">
            <text:p>Cadernos de Psicanálise (Rio de Janeiro. 1982) (Cessou em 199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071</text:p>
          </table:table-cell>
          <table:table-cell office:value-type="string">
            <text:p>PSICOLOGIA <text:s text:c="39"/></text:p>
          </table:table-cell>
          <table:table-cell office:value-type="string">
            <text:p>Cadernos de Psicologia (UFMG. 1984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17</text:p>
          </table:table-cell>
          <table:table-cell office:value-type="string">
            <text:p>PSICOLOGIA <text:s text:c="39"/></text:p>
          </table:table-cell>
          <table:table-cell office:value-type="string">
            <text:p>Cadernos de Psicologia Social do Trabalho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049</text:p>
          </table:table-cell>
          <table:table-cell office:value-type="string">
            <text:p>PSICOLOGIA <text:s text:c="39"/></text:p>
          </table:table-cell>
          <table:table-cell office:value-type="string">
            <text:p>Cadernos de Psicopedagogia (UNISA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PSICOLOGIA <text:s text:c="39"/></text:p>
          </table:table-cell>
          <table:table-cell office:value-type="string">
            <text:p>Cadernos de Saúde Pública (EN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041</text:p>
          </table:table-cell>
          <table:table-cell office:value-type="string">
            <text:p>PSICOLOGIA <text:s text:c="39"/></text:p>
          </table:table-cell>
          <table:table-cell office:value-type="string">
            <text:p>Cadernos do Aplicação (UFRG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0X</text:p>
          </table:table-cell>
          <table:table-cell office:value-type="string">
            <text:p>PSICOLOGIA <text:s text:c="39"/></text:p>
          </table:table-cell>
          <table:table-cell office:value-type="string">
            <text:p>Cadernos do CEAM (Un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82</text:p>
          </table:table-cell>
          <table:table-cell office:value-type="string">
            <text:p>PSICOLOGIA <text:s text:c="39"/></text:p>
          </table:table-cell>
          <table:table-cell office:value-type="string">
            <text:p>Cadernos do CNLF (CiFEFi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51</text:p>
          </table:table-cell>
          <table:table-cell office:value-type="string">
            <text:p>PSICOLOGIA <text:s text:c="39"/></text:p>
          </table:table-cell>
          <table:table-cell office:value-type="string">
            <text:p>Cadernos EBAPE.BR (FGV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60</text:p>
          </table:table-cell>
          <table:table-cell office:value-type="string">
            <text:p>PSICOLOGIA <text:s text:c="39"/></text:p>
          </table:table-cell>
          <table:table-cell office:value-type="string">
            <text:p>Cadernos IPUB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342</text:p>
          </table:table-cell>
          <table:table-cell office:value-type="string">
            <text:p>PSICOLOGIA <text:s text:c="39"/></text:p>
          </table:table-cell>
          <table:table-cell office:value-type="string">
            <text:p>Cadernos Junguian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33</text:p>
          </table:table-cell>
          <table:table-cell office:value-type="string">
            <text:p>PSICOLOGIA <text:s text:c="39"/></text:p>
          </table:table-cell>
          <table:table-cell office:value-type="string">
            <text:p>Cadernos Pagu (UNICAM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PSICOLOGIA <text:s text:c="39"/></text:p>
          </table:table-cell>
          <table:table-cell office:value-type="string">
            <text:p>Cadernos Saúde Coletiva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475</text:p>
          </table:table-cell>
          <table:table-cell office:value-type="string">
            <text:p>PSICOLOGIA <text:s text:c="39"/></text:p>
          </table:table-cell>
          <table:table-cell office:value-type="string">
            <text:p>Cadernos UniFO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1-9629</text:p>
          </table:table-cell>
          <table:table-cell office:value-type="string">
            <text:p>PSICOLOGIA <text:s text:c="39"/></text:p>
          </table:table-cell>
          <table:table-cell office:value-type="string">
            <text:p>Cahiers de l'Infantil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9-5191</text:p>
          </table:table-cell>
          <table:table-cell office:value-type="string">
            <text:p>PSICOLOGIA <text:s text:c="39"/></text:p>
          </table:table-cell>
          <table:table-cell office:value-type="string">
            <text:p>Cahiers du Brésil Contempora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40</text:p>
          </table:table-cell>
          <table:table-cell office:value-type="string">
            <text:p>PSICOLOGIA <text:s text:c="39"/></text:p>
          </table:table-cell>
          <table:table-cell office:value-type="string">
            <text:p>Calidoscópio (UNISIN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990</text:p>
          </table:table-cell>
          <table:table-cell office:value-type="string">
            <text:p>PSICOLOGIA <text:s text:c="39"/></text:p>
          </table:table-cell>
          <table:table-cell office:value-type="string">
            <text:p>Caminhos (Rio do S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7-0015</text:p>
          </table:table-cell>
          <table:table-cell office:value-type="string">
            <text:p>PSICOLOGIA <text:s text:c="39"/></text:p>
          </table:table-cell>
          <table:table-cell office:value-type="string">
            <text:p>Canadian Journal of Psychiatr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301</text:p>
          </table:table-cell>
          <table:table-cell office:value-type="string">
            <text:p>PSICOLOGIA <text:s text:c="39"/></text:p>
          </table:table-cell>
          <table:table-cell office:value-type="string">
            <text:p>Canadian Journal of Zo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3X</text:p>
          </table:table-cell>
          <table:table-cell office:value-type="string">
            <text:p>PSICOLOGIA <text:s text:c="39"/></text:p>
          </table:table-cell>
          <table:table-cell office:value-type="string">
            <text:p>Cance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35</text:p>
          </table:table-cell>
          <table:table-cell office:value-type="string">
            <text:p>PSICOLOGIA <text:s text:c="39"/></text:p>
          </table:table-cell>
          <table:table-cell office:value-type="string">
            <text:p>Cancer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16</text:p>
          </table:table-cell>
          <table:table-cell office:value-type="string">
            <text:p>PSICOLOGIA <text:s text:c="39"/></text:p>
          </table:table-cell>
          <table:table-cell office:value-type="string">
            <text:p>CAOS. Revista Eletrônica de Ciências So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7120</text:p>
          </table:table-cell>
          <table:table-cell office:value-type="string">
            <text:p>PSICOLOGIA <text:s text:c="39"/></text:p>
          </table:table-cell>
          <table:table-cell office:value-type="string">
            <text:p>Cardiovascular Ultrasoun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60X</text:p>
          </table:table-cell>
          <table:table-cell office:value-type="string">
            <text:p>PSICOLOGIA <text:s text:c="39"/></text:p>
          </table:table-cell>
          <table:table-cell office:value-type="string">
            <text:p>Cartas de Psicanáli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404</text:p>
          </table:table-cell>
          <table:table-cell office:value-type="string">
            <text:p>PSICOLOGIA <text:s text:c="39"/></text:p>
          </table:table-cell>
          <table:table-cell office:value-type="string">
            <text:p>CASA (Araraqua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4985</text:p>
          </table:table-cell>
          <table:table-cell office:value-type="string">
            <text:p>PSICOLOGIA <text:s text:c="39"/></text:p>
          </table:table-cell>
          <table:table-cell office:value-type="string">
            <text:p>Castalia (Santiag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333</text:p>
          </table:table-cell>
          <table:table-cell office:value-type="string">
            <text:p>PSICOLOGIA <text:s text:c="39"/></text:p>
          </table:table-cell>
          <table:table-cell office:value-type="string">
            <text:p>Cell and Tissue Bank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PSICOLOGIA <text:s text:c="39"/></text:p>
          </table:table-cell>
          <table:table-cell office:value-type="string">
            <text:p>Cell Biology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160</text:p>
          </table:table-cell>
          <table:table-cell office:value-type="string">
            <text:p>PSICOLOGIA <text:s text:c="39"/></text:p>
          </table:table-cell>
          <table:table-cell office:value-type="string">
            <text:p>Cell Calcium (Edinburgh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40</text:p>
          </table:table-cell>
          <table:table-cell office:value-type="string">
            <text:p>PSICOLOGIA <text:s text:c="39"/></text:p>
          </table:table-cell>
          <table:table-cell office:value-type="string">
            <text:p>Cellular and Molecular Neu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3211</text:p>
          </table:table-cell>
          <table:table-cell office:value-type="string">
            <text:p>PSICOLOGIA <text:s text:c="39"/></text:p>
          </table:table-cell>
          <table:table-cell office:value-type="string">
            <text:p>Cerebral Cortex (New York, N.Y. 1991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927</text:p>
          </table:table-cell>
          <table:table-cell office:value-type="string">
            <text:p>PSICOLOGIA <text:s text:c="39"/></text:p>
          </table:table-cell>
          <table:table-cell office:value-type="string">
            <text:p>Cerrados (UnB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2-0383</text:p>
          </table:table-cell>
          <table:table-cell office:value-type="string">
            <text:p>PSICOLOGIA <text:s text:c="39"/></text:p>
          </table:table-cell>
          <table:table-cell office:value-type="string">
            <text:p>Ceská a Slovenská Psychiatr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6-5371</text:p>
          </table:table-cell>
          <table:table-cell office:value-type="string">
            <text:p>PSICOLOGIA <text:s text:c="39"/></text:p>
          </table:table-cell>
          <table:table-cell office:value-type="string">
            <text:p>Champ Psychosomatique (Grenobl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7-9890</text:p>
          </table:table-cell>
          <table:table-cell office:value-type="string">
            <text:p>PSICOLOGIA <text:s text:c="39"/></text:p>
          </table:table-cell>
          <table:table-cell office:value-type="string">
            <text:p>Chemins de Form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4028</text:p>
          </table:table-cell>
          <table:table-cell office:value-type="string">
            <text:p>PSICOLOGIA <text:s text:c="39"/></text:p>
          </table:table-cell>
          <table:table-cell office:value-type="string">
            <text:p>Chemistry Education. Research and Practice in Europ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2134</text:p>
          </table:table-cell>
          <table:table-cell office:value-type="string">
            <text:p>PSICOLOGIA <text:s text:c="39"/></text:p>
          </table:table-cell>
          <table:table-cell office:value-type="string">
            <text:p>Child Abuse &amp; Neglec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4993</text:p>
          </table:table-cell>
          <table:table-cell office:value-type="string">
            <text:p>PSICOLOGIA <text:s text:c="39"/></text:p>
          </table:table-cell>
          <table:table-cell office:value-type="string">
            <text:p>Child and Adolescent Psychiatric Clinics of North 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920</text:p>
          </table:table-cell>
          <table:table-cell office:value-type="string">
            <text:p>PSICOLOGIA <text:s text:c="39"/></text:p>
          </table:table-cell>
          <table:table-cell office:value-type="string">
            <text:p>Child Develop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6713</text:p>
          </table:table-cell>
          <table:table-cell office:value-type="string">
            <text:p>PSICOLOGIA <text:s text:c="39"/></text:p>
          </table:table-cell>
          <table:table-cell office:value-type="string">
            <text:p>Childhood &amp; Philosoph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5682</text:p>
          </table:table-cell>
          <table:table-cell office:value-type="string">
            <text:p>PSICOLOGIA <text:s text:c="39"/></text:p>
          </table:table-cell>
          <table:table-cell office:value-type="string">
            <text:p>Childhood (Copenhage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6-6035</text:p>
          </table:table-cell>
          <table:table-cell office:value-type="string">
            <text:p>PSICOLOGIA <text:s text:c="39"/></text:p>
          </table:table-cell>
          <table:table-cell office:value-type="string">
            <text:p>Chimères (Paris. 198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0528</text:p>
          </table:table-cell>
          <table:table-cell office:value-type="string">
            <text:p>PSICOLOGIA <text:s text:c="39"/></text:p>
          </table:table-cell>
          <table:table-cell office:value-type="string">
            <text:p>Chronobiology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617</text:p>
          </table:table-cell>
          <table:table-cell office:value-type="string">
            <text:p>PSICOLOGIA <text:s text:c="39"/></text:p>
          </table:table-cell>
          <table:table-cell office:value-type="string">
            <text:p>Ciberlegenda (UFF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61</text:p>
          </table:table-cell>
          <table:table-cell office:value-type="string">
            <text:p>PSICOLOGIA <text:s text:c="39"/></text:p>
          </table:table-cell>
          <table:table-cell office:value-type="string">
            <text:p>Ciência &amp; Saúde Coletiv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287</text:p>
          </table:table-cell>
          <table:table-cell office:value-type="string">
            <text:p>PSICOLOGIA <text:s text:c="39"/></text:p>
          </table:table-cell>
          <table:table-cell office:value-type="string">
            <text:p>Ciência : Comportamento e Cogni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PSICOLOGIA <text:s text:c="39"/></text:p>
          </table:table-cell>
          <table:table-cell office:value-type="string">
            <text:p>Ciência e Cultu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13</text:p>
          </table:table-cell>
          <table:table-cell office:value-type="string">
            <text:p>PSICOLOGIA <text:s text:c="39"/></text:p>
          </table:table-cell>
          <table:table-cell office:value-type="string">
            <text:p>Ciência e Educação (UNE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PSICOLOGIA <text:s text:c="39"/></text:p>
          </table:table-cell>
          <table:table-cell office:value-type="string">
            <text:p>Ciência e Saúde Coleti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PSICOLOGIA <text:s text:c="39"/></text:p>
          </table:table-cell>
          <table:table-cell office:value-type="string">
            <text:p>Ciência Rural (UFSM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61</text:p>
          </table:table-cell>
          <table:table-cell office:value-type="string">
            <text:p>PSICOLOGIA <text:s text:c="39"/></text:p>
          </table:table-cell>
          <table:table-cell office:value-type="string">
            <text:p>Ciência, Cuidado &amp; Saú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PSICOLOGIA <text:s text:c="39"/></text:p>
          </table:table-cell>
          <table:table-cell office:value-type="string">
            <text:p>Ciências &amp; Cognição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868</text:p>
          </table:table-cell>
          <table:table-cell office:value-type="string">
            <text:p>PSICOLOGIA <text:s text:c="39"/></text:p>
          </table:table-cell>
          <table:table-cell office:value-type="string">
            <text:p>Ciências &amp; Letras (FAP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411</text:p>
          </table:table-cell>
          <table:table-cell office:value-type="string">
            <text:p>PSICOLOGIA <text:s text:c="39"/></text:p>
          </table:table-cell>
          <table:table-cell office:value-type="string">
            <text:p>Ciências da Educação (UNOES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50</text:p>
          </table:table-cell>
          <table:table-cell office:value-type="string">
            <text:p>PSICOLOGIA <text:s text:c="39"/></text:p>
          </table:table-cell>
          <table:table-cell office:value-type="string">
            <text:p>Ciências Sociais Unisin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463</text:p>
          </table:table-cell>
          <table:table-cell office:value-type="string">
            <text:p>PSICOLOGIA <text:s text:c="39"/></text:p>
          </table:table-cell>
          <table:table-cell office:value-type="string">
            <text:p>Ciencias Sociales y Religión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135</text:p>
          </table:table-cell>
          <table:table-cell office:value-type="string">
            <text:p>PSICOLOGIA <text:s text:c="39"/></text:p>
          </table:table-cell>
          <table:table-cell office:value-type="string">
            <text:p>Cinemais (UEN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89</text:p>
          </table:table-cell>
          <table:table-cell office:value-type="string">
            <text:p>PSICOLOGIA <text:s text:c="39"/></text:p>
          </table:table-cell>
          <table:table-cell office:value-type="string">
            <text:p>Civitas: Revista de Ciências Soci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PSICOLOGIA <text:s text:c="39"/></text:p>
          </table:table-cell>
          <table:table-cell office:value-type="string">
            <text:p>Clinica Chimica Ac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1X</text:p>
          </table:table-cell>
          <table:table-cell office:value-type="string">
            <text:p>PSICOLOGIA <text:s text:c="39"/></text:p>
          </table:table-cell>
          <table:table-cell office:value-type="string">
            <text:p>Clínica Veterinár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657</text:p>
          </table:table-cell>
          <table:table-cell office:value-type="string">
            <text:p>PSICOLOGIA <text:s text:c="39"/></text:p>
          </table:table-cell>
          <table:table-cell office:value-type="string">
            <text:p>Clínica y Análisis Grup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033</text:p>
          </table:table-cell>
          <table:table-cell office:value-type="string">
            <text:p>PSICOLOGIA <text:s text:c="39"/></text:p>
          </table:table-cell>
          <table:table-cell office:value-type="string">
            <text:p>Clinical Biomechanics (Bristo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2457</text:p>
          </table:table-cell>
          <table:table-cell office:value-type="string">
            <text:p>PSICOLOGIA <text:s text:c="39"/></text:p>
          </table:table-cell>
          <table:table-cell office:value-type="string">
            <text:p>Clinical Neuro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5221</text:p>
          </table:table-cell>
          <table:table-cell office:value-type="string">
            <text:p>PSICOLOGIA <text:s text:c="39"/></text:p>
          </table:table-cell>
          <table:table-cell office:value-type="string">
            <text:p>Clinical Science (197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PSICOLOGIA <text:s text:c="39"/></text:p>
          </table:table-cell>
          <table:table-cell office:value-type="string">
            <text:p>Clinics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6-2790</text:p>
          </table:table-cell>
          <table:table-cell office:value-type="string">
            <text:p>PSICOLOGIA <text:s text:c="39"/></text:p>
          </table:table-cell>
          <table:table-cell office:value-type="string">
            <text:p>Cliniques Méditerranéennes (En lig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493X</text:p>
          </table:table-cell>
          <table:table-cell office:value-type="string">
            <text:p>PSICOLOGIA <text:s text:c="39"/></text:p>
          </table:table-cell>
          <table:table-cell office:value-type="string">
            <text:p>Cochrane Database of Systematic Review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1858</text:p>
          </table:table-cell>
          <table:table-cell office:value-type="string">
            <text:p>PSICOLOGIA <text:s text:c="39"/></text:p>
          </table:table-cell>
          <table:table-cell office:value-type="string">
            <text:p>Cochrane Libra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536</text:p>
          </table:table-cell>
          <table:table-cell office:value-type="string">
            <text:p>PSICOLOGIA <text:s text:c="39"/></text:p>
          </table:table-cell>
          <table:table-cell office:value-type="string">
            <text:p>Cogitare Enfermagem (UFP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549</text:p>
          </table:table-cell>
          <table:table-cell office:value-type="string">
            <text:p>PSICOLOGIA <text:s text:c="39"/></text:p>
          </table:table-cell>
          <table:table-cell office:value-type="string">
            <text:p>Cognição &amp; Artes Music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931</text:p>
          </table:table-cell>
          <table:table-cell office:value-type="string">
            <text:p>PSICOLOGIA <text:s text:c="39"/></text:p>
          </table:table-cell>
          <table:table-cell office:value-type="string">
            <text:p>Cognition and Emo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3633</text:p>
          </table:table-cell>
          <table:table-cell office:value-type="string">
            <text:p>PSICOLOGIA <text:s text:c="39"/></text:p>
          </table:table-cell>
          <table:table-cell office:value-type="string">
            <text:p>Cognitive and Behavioral Neu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883</text:p>
          </table:table-cell>
          <table:table-cell office:value-type="string">
            <text:p>PSICOLOGIA <text:s text:c="39"/></text:p>
          </table:table-cell>
          <table:table-cell office:value-type="string">
            <text:p>Coletâne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75</text:p>
          </table:table-cell>
          <table:table-cell office:value-type="string">
            <text:p>PSICOLOGIA <text:s text:c="39"/></text:p>
          </table:table-cell>
          <table:table-cell office:value-type="string">
            <text:p>Communicare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PSICOLOGIA <text:s text:c="39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068</text:p>
          </table:table-cell>
          <table:table-cell office:value-type="string">
            <text:p>PSICOLOGIA <text:s text:c="39"/></text:p>
          </table:table-cell>
          <table:table-cell office:value-type="string">
            <text:p>Comparative Educ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825</text:p>
          </table:table-cell>
          <table:table-cell office:value-type="string">
            <text:p>PSICOLOGIA <text:s text:c="39"/></text:p>
          </table:table-cell>
          <table:table-cell office:value-type="string">
            <text:p>Computers in Biology and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05X</text:p>
          </table:table-cell>
          <table:table-cell office:value-type="string">
            <text:p>PSICOLOGIA <text:s text:c="39"/></text:p>
          </table:table-cell>
          <table:table-cell office:value-type="string">
            <text:p>Comum (FACH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657</text:p>
          </table:table-cell>
          <table:table-cell office:value-type="string">
            <text:p>PSICOLOGIA <text:s text:c="39"/></text:p>
          </table:table-cell>
          <table:table-cell office:value-type="string">
            <text:p>Comunicação &amp; Socie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584</text:p>
          </table:table-cell>
          <table:table-cell office:value-type="string">
            <text:p>PSICOLOGIA <text:s text:c="39"/></text:p>
          </table:table-cell>
          <table:table-cell office:value-type="string">
            <text:p>Comunicação em Ciências da Saú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981</text:p>
          </table:table-cell>
          <table:table-cell office:value-type="string">
            <text:p>PSICOLOGIA <text:s text:c="39"/></text:p>
          </table:table-cell>
          <table:table-cell office:value-type="string">
            <text:p>Comunicação, Mídia e Consumo (São Paul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81</text:p>
          </table:table-cell>
          <table:table-cell office:value-type="string">
            <text:p>PSICOLOGIA <text:s text:c="39"/></text:p>
          </table:table-cell>
          <table:table-cell office:value-type="string">
            <text:p>Comunicações (UNIME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897</text:p>
          </table:table-cell>
          <table:table-cell office:value-type="string">
            <text:p>PSICOLOGIA <text:s text:c="39"/></text:p>
          </table:table-cell>
          <table:table-cell office:value-type="string">
            <text:p>Concinnitas (Online)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681</text:p>
          </table:table-cell>
          <table:table-cell office:value-type="string">
            <text:p>PSICOLOGIA <text:s text:c="39"/></text:p>
          </table:table-cell>
          <table:table-cell office:value-type="string">
            <text:p>Concinnitas (Rio de Janeir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943</text:p>
          </table:table-cell>
          <table:table-cell office:value-type="string">
            <text:p>PSICOLOGIA <text:s text:c="39"/></text:p>
          </table:table-cell>
          <table:table-cell office:value-type="string">
            <text:p>Conexão (UC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381</text:p>
          </table:table-cell>
          <table:table-cell office:value-type="string">
            <text:p>PSICOLOGIA <text:s text:c="39"/></text:p>
          </table:table-cell>
          <table:table-cell office:value-type="string">
            <text:p>Conexões (UNICAMP) (Cessou em 2000. Cont. ISSN 1983-9030 Conexões (Campinas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695</text:p>
          </table:table-cell>
          <table:table-cell office:value-type="string">
            <text:p>PSICOLOGIA <text:s text:c="39"/></text:p>
          </table:table-cell>
          <table:table-cell office:value-type="string">
            <text:p>Conhecimento &amp; Diversi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442</text:p>
          </table:table-cell>
          <table:table-cell office:value-type="string">
            <text:p>PSICOLOGIA <text:s text:c="39"/></text:p>
          </table:table-cell>
          <table:table-cell office:value-type="string">
            <text:p>Conhecimento Interativ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36</text:p>
          </table:table-cell>
          <table:table-cell office:value-type="string">
            <text:p>PSICOLOGIA <text:s text:c="39"/></text:p>
          </table:table-cell>
          <table:table-cell office:value-type="string">
            <text:p>Cons ciênc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364</text:p>
          </table:table-cell>
          <table:table-cell office:value-type="string">
            <text:p>PSICOLOGIA <text:s text:c="39"/></text:p>
          </table:table-cell>
          <table:table-cell office:value-type="string">
            <text:p>Consciência (FACEP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70X</text:p>
          </table:table-cell>
          <table:table-cell office:value-type="string">
            <text:p>PSICOLOGIA <text:s text:c="39"/></text:p>
          </table:table-cell>
          <table:table-cell office:value-type="string">
            <text:p>Consciência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028</text:p>
          </table:table-cell>
          <table:table-cell office:value-type="string">
            <text:p>PSICOLOGIA <text:s text:c="39"/></text:p>
          </table:table-cell>
          <table:table-cell office:value-type="string">
            <text:p>ConScientiae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54</text:p>
          </table:table-cell>
          <table:table-cell office:value-type="string">
            <text:p>PSICOLOGIA <text:s text:c="39"/></text:p>
          </table:table-cell>
          <table:table-cell office:value-type="string">
            <text:p>Construção Psicopedagóg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177</text:p>
          </table:table-cell>
          <table:table-cell office:value-type="string">
            <text:p>PSICOLOGIA <text:s text:c="39"/></text:p>
          </table:table-cell>
          <table:table-cell office:value-type="string">
            <text:p>Contemporânea: Psicanálise e Transdisciplinar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098</text:p>
          </table:table-cell>
          <table:table-cell office:value-type="string">
            <text:p>PSICOLOGIA <text:s text:c="39"/></text:p>
          </table:table-cell>
          <table:table-cell office:value-type="string">
            <text:p>Contemporaneidade e Edu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44</text:p>
          </table:table-cell>
          <table:table-cell office:value-type="string">
            <text:p>PSICOLOGIA <text:s text:c="39"/></text:p>
          </table:table-cell>
          <table:table-cell office:value-type="string">
            <text:p>Contexto (UF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016</text:p>
          </table:table-cell>
          <table:table-cell office:value-type="string">
            <text:p>PSICOLOGIA <text:s text:c="39"/></text:p>
          </table:table-cell>
          <table:table-cell office:value-type="string">
            <text:p>Contexto (UFRG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79</text:p>
          </table:table-cell>
          <table:table-cell office:value-type="string">
            <text:p>PSICOLOGIA <text:s text:c="39"/></text:p>
          </table:table-cell>
          <table:table-cell office:value-type="string">
            <text:p>Contexto Radia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183</text:p>
          </table:table-cell>
          <table:table-cell office:value-type="string">
            <text:p>PSICOLOGIA <text:s text:c="39"/></text:p>
          </table:table-cell>
          <table:table-cell office:value-type="string">
            <text:p>Contexto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482</text:p>
          </table:table-cell>
          <table:table-cell office:value-type="string">
            <text:p>PSICOLOGIA <text:s text:c="39"/></text:p>
          </table:table-cell>
          <table:table-cell office:value-type="string">
            <text:p>Contextos Clín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483</text:p>
          </table:table-cell>
          <table:table-cell office:value-type="string">
            <text:p>PSICOLOGIA <text:s text:c="39"/></text:p>
          </table:table-cell>
          <table:table-cell office:value-type="string">
            <text:p>Contracampo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27</text:p>
          </table:table-cell>
          <table:table-cell office:value-type="string">
            <text:p>PSICOLOGIA <text:s text:c="39"/></text:p>
          </table:table-cell>
          <table:table-cell office:value-type="string">
            <text:p>Contrapontos (UNIVALI) (Cessou em 2008. Cont. ISSN 1984-7114 Contraponto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81</text:p>
          </table:table-cell>
          <table:table-cell office:value-type="string">
            <text:p>PSICOLOGIA <text:s text:c="39"/></text:p>
          </table:table-cell>
          <table:table-cell office:value-type="string">
            <text:p>Convergência Lusí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986</text:p>
          </table:table-cell>
          <table:table-cell office:value-type="string">
            <text:p>PSICOLOGIA <text:s text:c="39"/></text:p>
          </table:table-cell>
          <table:table-cell office:value-type="string">
            <text:p>Correi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5070</text:p>
          </table:table-cell>
          <table:table-cell office:value-type="string">
            <text:p>PSICOLOGIA <text:s text:c="39"/></text:p>
          </table:table-cell>
          <table:table-cell office:value-type="string">
            <text:p>Counselling Psychology Quarterl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1690</text:p>
          </table:table-cell>
          <table:table-cell office:value-type="string">
            <text:p>PSICOLOGIA <text:s text:c="39"/></text:p>
          </table:table-cell>
          <table:table-cell office:value-type="string">
            <text:p>Creativity and Innovation Manage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419</text:p>
          </table:table-cell>
          <table:table-cell office:value-type="string">
            <text:p>PSICOLOGIA <text:s text:c="39"/></text:p>
          </table:table-cell>
          <table:table-cell office:value-type="string">
            <text:p>Creativity Research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89</text:p>
          </table:table-cell>
          <table:table-cell office:value-type="string">
            <text:p>PSICOLOGIA <text:s text:c="39"/></text:p>
          </table:table-cell>
          <table:table-cell office:value-type="string">
            <text:p>Cronos (Natal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0-068X</text:p>
          </table:table-cell>
          <table:table-cell office:value-type="string">
            <text:p>PSICOLOGIA <text:s text:c="39"/></text:p>
          </table:table-cell>
          <table:table-cell office:value-type="string">
            <text:p>Cross-Cultural Psychology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551X</text:p>
          </table:table-cell>
          <table:table-cell office:value-type="string">
            <text:p>PSICOLOGIA <text:s text:c="39"/></text:p>
          </table:table-cell>
          <table:table-cell office:value-type="string">
            <text:p>Cuadernos de Herpetologí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7941</text:p>
          </table:table-cell>
          <table:table-cell office:value-type="string">
            <text:p>PSICOLOGIA <text:s text:c="39"/></text:p>
          </table:table-cell>
          <table:table-cell office:value-type="string">
            <text:p>Cuadernos de Terapia Famili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1269</text:p>
          </table:table-cell>
          <table:table-cell office:value-type="string">
            <text:p>PSICOLOGIA <text:s text:c="39"/></text:p>
          </table:table-cell>
          <table:table-cell office:value-type="string">
            <text:p>Cuestiones Pedagóg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076</text:p>
          </table:table-cell>
          <table:table-cell office:value-type="string">
            <text:p>PSICOLOGIA <text:s text:c="39"/></text:p>
          </table:table-cell>
          <table:table-cell office:value-type="string">
            <text:p>Cult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067X</text:p>
          </table:table-cell>
          <table:table-cell office:value-type="string">
            <text:p>PSICOLOGIA <text:s text:c="39"/></text:p>
          </table:table-cell>
          <table:table-cell office:value-type="string">
            <text:p>Culture &amp; Psyc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95</text:p>
          </table:table-cell>
          <table:table-cell office:value-type="string">
            <text:p>PSICOLOGIA <text:s text:c="39"/></text:p>
          </table:table-cell>
          <table:table-cell office:value-type="string">
            <text:p>Curinga (Belo Horizont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050</text:p>
          </table:table-cell>
          <table:table-cell office:value-type="string">
            <text:p>PSICOLOGIA <text:s text:c="39"/></text:p>
          </table:table-cell>
          <table:table-cell office:value-type="string">
            <text:p>Current Alzheimer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204</text:p>
          </table:table-cell>
          <table:table-cell office:value-type="string">
            <text:p>PSICOLOGIA <text:s text:c="39"/></text:p>
          </table:table-cell>
          <table:table-cell office:value-type="string">
            <text:p>Current Anthrop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1615</text:p>
          </table:table-cell>
          <table:table-cell office:value-type="string">
            <text:p>PSICOLOGIA <text:s text:c="39"/></text:p>
          </table:table-cell>
          <table:table-cell office:value-type="string">
            <text:p>Current Issues in Comparative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01</text:p>
          </table:table-cell>
          <table:table-cell office:value-type="string">
            <text:p>PSICOLOGIA <text:s text:c="39"/></text:p>
          </table:table-cell>
          <table:table-cell office:value-type="string">
            <text:p>Datagramazer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1692</text:p>
          </table:table-cell>
          <table:table-cell office:value-type="string">
            <text:p>PSICOLOGIA <text:s text:c="39"/></text:p>
          </table:table-cell>
          <table:table-cell office:value-type="string">
            <text:p>De Ark ('s-Hertogenbosch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20</text:p>
          </table:table-cell>
          <table:table-cell office:value-type="string">
            <text:p>PSICOLOGIA <text:s text:c="39"/></text:p>
          </table:table-cell>
          <table:table-cell office:value-type="string">
            <text:p>De Littera et Scient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43X</text:p>
          </table:table-cell>
          <table:table-cell office:value-type="string">
            <text:p>PSICOLOGIA <text:s text:c="39"/></text:p>
          </table:table-cell>
          <table:table-cell office:value-type="string">
            <text:p>Debates do NER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7242</text:p>
          </table:table-cell>
          <table:table-cell office:value-type="string">
            <text:p>PSICOLOGIA <text:s text:c="39"/></text:p>
          </table:table-cell>
          <table:table-cell office:value-type="string">
            <text:p>Debates Soc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50</text:p>
          </table:table-cell>
          <table:table-cell office:value-type="string">
            <text:p>PSICOLOGIA <text:s text:c="39"/></text:p>
          </table:table-cell>
          <table:table-cell office:value-type="string">
            <text:p>DELTA. Documentação de Estudos em Linguística Teórica e Aplicada (PUC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64</text:p>
          </table:table-cell>
          <table:table-cell office:value-type="string">
            <text:p>PSICOLOGIA <text:s text:c="39"/></text:p>
          </table:table-cell>
          <table:table-cell office:value-type="string">
            <text:p>Dementia &amp; Neuropsych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601</text:p>
          </table:table-cell>
          <table:table-cell office:value-type="string">
            <text:p>PSICOLOGIA <text:s text:c="39"/></text:p>
          </table:table-cell>
          <table:table-cell office:value-type="string">
            <text:p>Democracia e Mundo do Trabalh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4269</text:p>
          </table:table-cell>
          <table:table-cell office:value-type="string">
            <text:p>PSICOLOGIA <text:s text:c="39"/></text:p>
          </table:table-cell>
          <table:table-cell office:value-type="string">
            <text:p>Depression and Anxie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013</text:p>
          </table:table-cell>
          <table:table-cell office:value-type="string">
            <text:p>PSICOLOGIA <text:s text:c="39"/></text:p>
          </table:table-cell>
          <table:table-cell office:value-type="string">
            <text:p>Destarte (FES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5794</text:p>
          </table:table-cell>
          <table:table-cell office:value-type="string">
            <text:p>PSICOLOGIA <text:s text:c="39"/></text:p>
          </table:table-cell>
          <table:table-cell office:value-type="string">
            <text:p>Development and Psychopath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3806</text:p>
          </table:table-cell>
          <table:table-cell office:value-type="string">
            <text:p>PSICOLOGIA <text:s text:c="39"/></text:p>
          </table:table-cell>
          <table:table-cell office:value-type="string">
            <text:p>Developmental Brain Research (Cessou em 200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622</text:p>
          </table:table-cell>
          <table:table-cell office:value-type="string">
            <text:p>PSICOLOGIA <text:s text:c="39"/></text:p>
          </table:table-cell>
          <table:table-cell office:value-type="string">
            <text:p>Developmental Medicine and Child Neu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8451</text:p>
          </table:table-cell>
          <table:table-cell office:value-type="string">
            <text:p>PSICOLOGIA <text:s text:c="39"/></text:p>
          </table:table-cell>
          <table:table-cell office:value-type="string">
            <text:p>Developmental Neurobiology (Hoboken, N.J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5641</text:p>
          </table:table-cell>
          <table:table-cell office:value-type="string">
            <text:p>PSICOLOGIA <text:s text:c="39"/></text:p>
          </table:table-cell>
          <table:table-cell office:value-type="string">
            <text:p>Developmental Neuropsyc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630</text:p>
          </table:table-cell>
          <table:table-cell office:value-type="string">
            <text:p>PSICOLOGIA <text:s text:c="39"/></text:p>
          </table:table-cell>
          <table:table-cell office:value-type="string">
            <text:p>Developmental Psych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649</text:p>
          </table:table-cell>
          <table:table-cell office:value-type="string">
            <text:p>PSICOLOGIA <text:s text:c="39"/></text:p>
          </table:table-cell>
          <table:table-cell office:value-type="string">
            <text:p>Developmental Psyc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755X</text:p>
          </table:table-cell>
          <table:table-cell office:value-type="string">
            <text:p>PSICOLOGIA <text:s text:c="39"/></text:p>
          </table:table-cell>
          <table:table-cell office:value-type="string">
            <text:p>Developmental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428</text:p>
          </table:table-cell>
          <table:table-cell office:value-type="string">
            <text:p>PSICOLOGIA <text:s text:c="39"/></text:p>
          </table:table-cell>
          <table:table-cell office:value-type="string">
            <text:p>Diabetes Clí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27</text:p>
          </table:table-cell>
          <table:table-cell office:value-type="string">
            <text:p>PSICOLOGIA <text:s text:c="39"/></text:p>
          </table:table-cell>
          <table:table-cell office:value-type="string">
            <text:p>Diabetes Research and Clinical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70</text:p>
          </table:table-cell>
          <table:table-cell office:value-type="string">
            <text:p>PSICOLOGIA <text:s text:c="39"/></text:p>
          </table:table-cell>
          <table:table-cell office:value-type="string">
            <text:p>Dialogando no Turismo (UNESP. Rosa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584</text:p>
          </table:table-cell>
          <table:table-cell office:value-type="string">
            <text:p>PSICOLOGIA <text:s text:c="39"/></text:p>
          </table:table-cell>
          <table:table-cell office:value-type="string">
            <text:p>Diálogo (U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45</text:p>
          </table:table-cell>
          <table:table-cell office:value-type="string">
            <text:p>PSICOLOGIA <text:s text:c="39"/></text:p>
          </table:table-cell>
          <table:table-cell office:value-type="string">
            <text:p>Diálogos (Maringá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88</text:p>
          </table:table-cell>
          <table:table-cell office:value-type="string">
            <text:p>PSICOLOGIA <text:s text:c="39"/></text:p>
          </table:table-cell>
          <table:table-cell office:value-type="string">
            <text:p>Diálogos (UNOESTE. Xanxerê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603</text:p>
          </table:table-cell>
          <table:table-cell office:value-type="string">
            <text:p>PSICOLOGIA <text:s text:c="39"/></text:p>
          </table:table-cell>
          <table:table-cell office:value-type="string">
            <text:p>Diálogos Possíveis (FS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2-8962</text:p>
          </table:table-cell>
          <table:table-cell office:value-type="string">
            <text:p>PSICOLOGIA <text:s text:c="39"/></text:p>
          </table:table-cell>
          <table:table-cell office:value-type="string">
            <text:p>Dialogue (Paris. 196?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656</text:p>
          </table:table-cell>
          <table:table-cell office:value-type="string">
            <text:p>PSICOLOGIA <text:s text:c="39"/></text:p>
          </table:table-cell>
          <table:table-cell office:value-type="string">
            <text:p>Dialogus (Ribeirão Pre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1921</text:p>
          </table:table-cell>
          <table:table-cell office:value-type="string">
            <text:p>PSICOLOGIA <text:s text:c="39"/></text:p>
          </table:table-cell>
          <table:table-cell office:value-type="string">
            <text:p>Diogenes (English ed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898</text:p>
          </table:table-cell>
          <table:table-cell office:value-type="string">
            <text:p>PSICOLOGIA <text:s text:c="39"/></text:p>
          </table:table-cell>
          <table:table-cell office:value-type="string">
            <text:p>Direcional Educado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28X</text:p>
          </table:table-cell>
          <table:table-cell office:value-type="string">
            <text:p>PSICOLOGIA <text:s text:c="39"/></text:p>
          </table:table-cell>
          <table:table-cell office:value-type="string">
            <text:p>Discurso - Departamento de Filosofia da FFLCH DA US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2X</text:p>
          </table:table-cell>
          <table:table-cell office:value-type="string">
            <text:p>PSICOLOGIA <text:s text:c="39"/></text:p>
          </table:table-cell>
          <table:table-cell office:value-type="string">
            <text:p>Distúrbios da Comuni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4-9998</text:p>
          </table:table-cell>
          <table:table-cell office:value-type="string">
            <text:p>PSICOLOGIA <text:s text:c="39"/></text:p>
          </table:table-cell>
          <table:table-cell office:value-type="string">
            <text:p>Diversitas (Bogotá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807</text:p>
          </table:table-cell>
          <table:table-cell office:value-type="string">
            <text:p>PSICOLOGIA <text:s text:c="39"/></text:p>
          </table:table-cell>
          <table:table-cell office:value-type="string">
            <text:p>Documentos - Corpo Freudiano do Rio de Janeiro, Escola de Psicanáli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128</text:p>
          </table:table-cell>
          <table:table-cell office:value-type="string">
            <text:p>PSICOLOGIA <text:s text:c="39"/></text:p>
          </table:table-cell>
          <table:table-cell office:value-type="string">
            <text:p>Dois Pontos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883</text:p>
          </table:table-cell>
          <table:table-cell office:value-type="string">
            <text:p>PSICOLOGIA <text:s text:c="39"/></text:p>
          </table:table-cell>
          <table:table-cell office:value-type="string">
            <text:p>Dois Pontos (UFP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8716</text:p>
          </table:table-cell>
          <table:table-cell office:value-type="string">
            <text:p>PSICOLOGIA <text:s text:c="39"/></text:p>
          </table:table-cell>
          <table:table-cell office:value-type="string">
            <text:p>Drug and Alcohol Depend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65</text:p>
          </table:table-cell>
          <table:table-cell office:value-type="string">
            <text:p>PSICOLOGIA <text:s text:c="39"/></text:p>
          </table:table-cell>
          <table:table-cell office:value-type="string">
            <text:p>DST. Jornal Brasileiro de Doencas Sexualmente Transmissive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9536</text:p>
          </table:table-cell>
          <table:table-cell office:value-type="string">
            <text:p>PSICOLOGIA <text:s text:c="39"/></text:p>
          </table:table-cell>
          <table:table-cell office:value-type="string">
            <text:p>Dynamis (Granad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982</text:p>
          </table:table-cell>
          <table:table-cell office:value-type="string">
            <text:p>PSICOLOGIA <text:s text:c="39"/></text:p>
          </table:table-cell>
          <table:table-cell office:value-type="string">
            <text:p>E &amp; G. Economia e Gestão (Cessou em 2008. Cont. ISSN 1984-6606 Revista Economia &amp; Gestã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2422</text:p>
          </table:table-cell>
          <table:table-cell office:value-type="string">
            <text:p>PSICOLOGIA <text:s text:c="39"/></text:p>
          </table:table-cell>
          <table:table-cell office:value-type="string">
            <text:p>E.PSI.B.A. Escuela Psicopedagógica de Buenos Ai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4-5160</text:p>
          </table:table-cell>
          <table:table-cell office:value-type="string">
            <text:p>PSICOLOGIA <text:s text:c="39"/></text:p>
          </table:table-cell>
          <table:table-cell office:value-type="string">
            <text:p>EASST Review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0153</text:p>
          </table:table-cell>
          <table:table-cell office:value-type="string">
            <text:p>PSICOLOGIA <text:s text:c="39"/></text:p>
          </table:table-cell>
          <table:table-cell office:value-type="string">
            <text:p>Eating Behavio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49</text:p>
          </table:table-cell>
          <table:table-cell office:value-type="string">
            <text:p>PSICOLOGIA <text:s text:c="39"/></text:p>
          </table:table-cell>
          <table:table-cell office:value-type="string">
            <text:p>Eccos Revista Científ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9202</text:p>
          </table:table-cell>
          <table:table-cell office:value-type="string">
            <text:p>PSICOLOGIA <text:s text:c="39"/></text:p>
          </table:table-cell>
          <table:table-cell office:value-type="string">
            <text:p>EcoHealth (New York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8X</text:p>
          </table:table-cell>
          <table:table-cell office:value-type="string">
            <text:p>PSICOLOGIA <text:s text:c="39"/></text:p>
          </table:table-cell>
          <table:table-cell office:value-type="string">
            <text:p>Ecos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PSICOLOGIA <text:s text:c="39"/></text:p>
          </table:table-cell>
          <table:table-cell office:value-type="string">
            <text:p>Ecotoxicology and Environmental Saf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224</text:p>
          </table:table-cell>
          <table:table-cell office:value-type="string">
            <text:p>PSICOLOGIA <text:s text:c="39"/></text:p>
          </table:table-cell>
          <table:table-cell office:value-type="string">
            <text:p>Educação &amp; Imagem (UE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02</text:p>
          </table:table-cell>
          <table:table-cell office:value-type="string">
            <text:p>PSICOLOGIA <text:s text:c="39"/></text:p>
          </table:table-cell>
          <table:table-cell office:value-type="string">
            <text:p>Educação &amp; Lingu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330</text:p>
          </table:table-cell>
          <table:table-cell office:value-type="string">
            <text:p>PSICOLOGIA <text:s text:c="39"/></text:p>
          </table:table-cell>
          <table:table-cell office:value-type="string">
            <text:p>Educação &amp; Socieda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057</text:p>
          </table:table-cell>
          <table:table-cell office:value-type="string">
            <text:p>PSICOLOGIA <text:s text:c="39"/></text:p>
          </table:table-cell>
          <table:table-cell office:value-type="string">
            <text:p>Educação &amp;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65X</text:p>
          </table:table-cell>
          <table:table-cell office:value-type="string">
            <text:p>PSICOLOGIA <text:s text:c="39"/></text:p>
          </table:table-cell>
          <table:table-cell office:value-type="string">
            <text:p>Educação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869</text:p>
          </table:table-cell>
          <table:table-cell office:value-type="string">
            <text:p>PSICOLOGIA <text:s text:c="39"/></text:p>
          </table:table-cell>
          <table:table-cell office:value-type="string">
            <text:p>Educação (Rio Clar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86</text:p>
          </table:table-cell>
          <table:table-cell office:value-type="string">
            <text:p>PSICOLOGIA <text:s text:c="39"/></text:p>
          </table:table-cell>
          <table:table-cell office:value-type="string">
            <text:p>Educação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31</text:p>
          </table:table-cell>
          <table:table-cell office:value-type="string">
            <text:p>PSICOLOGIA <text:s text:c="39"/></text:p>
          </table:table-cell>
          <table:table-cell office:value-type="string">
            <text:p>Educação (UFS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701</text:p>
          </table:table-cell>
          <table:table-cell office:value-type="string">
            <text:p>PSICOLOGIA <text:s text:c="39"/></text:p>
          </table:table-cell>
          <table:table-cell office:value-type="string">
            <text:p>Educação Ambiental em 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194</text:p>
          </table:table-cell>
          <table:table-cell office:value-type="string">
            <text:p>PSICOLOGIA <text:s text:c="39"/></text:p>
          </table:table-cell>
          <table:table-cell office:value-type="string">
            <text:p>Educação e Cultura Contemporâne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801</text:p>
          </table:table-cell>
          <table:table-cell office:value-type="string">
            <text:p>PSICOLOGIA <text:s text:c="39"/></text:p>
          </table:table-cell>
          <table:table-cell office:value-type="string">
            <text:p>Educação e Filosofia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02</text:p>
          </table:table-cell>
          <table:table-cell office:value-type="string">
            <text:p>PSICOLOGIA <text:s text:c="39"/></text:p>
          </table:table-cell>
          <table:table-cell office:value-type="string">
            <text:p>Educação e Pesquis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43</text:p>
          </table:table-cell>
          <table:table-cell office:value-type="string">
            <text:p>PSICOLOGIA <text:s text:c="39"/></text:p>
          </table:table-cell>
          <table:table-cell office:value-type="string">
            <text:p>Educação e Reali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93</text:p>
          </table:table-cell>
          <table:table-cell office:value-type="string">
            <text:p>PSICOLOGIA <text:s text:c="39"/></text:p>
          </table:table-cell>
          <table:table-cell office:value-type="string">
            <text:p>Educação em Foco (Juiz de F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123</text:p>
          </table:table-cell>
          <table:table-cell office:value-type="string">
            <text:p>PSICOLOGIA <text:s text:c="39"/></text:p>
          </table:table-cell>
          <table:table-cell office:value-type="string">
            <text:p>Educação em Revista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388</text:p>
          </table:table-cell>
          <table:table-cell office:value-type="string">
            <text:p>PSICOLOGIA <text:s text:c="39"/></text:p>
          </table:table-cell>
          <table:table-cell office:value-type="string">
            <text:p>Educação Matemática Pesquis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94</text:p>
          </table:table-cell>
          <table:table-cell office:value-type="string">
            <text:p>PSICOLOGIA <text:s text:c="39"/></text:p>
          </table:table-cell>
          <table:table-cell office:value-type="string">
            <text:p>Educação Profissional (Brasíli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7X</text:p>
          </table:table-cell>
          <table:table-cell office:value-type="string">
            <text:p>PSICOLOGIA <text:s text:c="39"/></text:p>
          </table:table-cell>
          <table:table-cell office:value-type="string">
            <text:p>Educação Unisin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357</text:p>
          </table:table-cell>
          <table:table-cell office:value-type="string">
            <text:p>PSICOLOGIA <text:s text:c="39"/></text:p>
          </table:table-cell>
          <table:table-cell office:value-type="string">
            <text:p>Educacao, Subjetividade &amp; Pode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60</text:p>
          </table:table-cell>
          <table:table-cell office:value-type="string">
            <text:p>PSICOLOGIA <text:s text:c="39"/></text:p>
          </table:table-cell>
          <table:table-cell office:value-type="string">
            <text:p>Educar em Revist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0504</text:p>
          </table:table-cell>
          <table:table-cell office:value-type="string">
            <text:p>PSICOLOGIA <text:s text:c="39"/></text:p>
          </table:table-cell>
          <table:table-cell office:value-type="string">
            <text:p>Educare Educer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1611</text:p>
          </table:table-cell>
          <table:table-cell office:value-type="string">
            <text:p>PSICOLOGIA <text:s text:c="39"/></text:p>
          </table:table-cell>
          <table:table-cell office:value-type="string">
            <text:p>Educational and Child Psyc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492</text:p>
          </table:table-cell>
          <table:table-cell office:value-type="string">
            <text:p>PSICOLOGIA <text:s text:c="39"/></text:p>
          </table:table-cell>
          <table:table-cell office:value-type="string">
            <text:p>Educativa (UC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79</text:p>
          </table:table-cell>
          <table:table-cell office:value-type="string">
            <text:p>PSICOLOGIA <text:s text:c="39"/></text:p>
          </table:table-cell>
          <table:table-cell office:value-type="string">
            <text:p>Egesta (UNISANT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508</text:p>
          </table:table-cell>
          <table:table-cell office:value-type="string">
            <text:p>PSICOLOGIA <text:s text:c="39"/></text:p>
          </table:table-cell>
          <table:table-cell office:value-type="string">
            <text:p>Einstein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1-1696</text:p>
          </table:table-cell>
          <table:table-cell office:value-type="string">
            <text:p>PSICOLOGIA <text:s text:c="39"/></text:p>
          </table:table-cell>
          <table:table-cell office:value-type="string">
            <text:p>EIPCP Multilingual Web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397</text:p>
          </table:table-cell>
          <table:table-cell office:value-type="string">
            <text:p>PSICOLOGIA <text:s text:c="39"/></text:p>
          </table:table-cell>
          <table:table-cell office:value-type="string">
            <text:p>Electroanalysis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842</text:p>
          </table:table-cell>
          <table:table-cell office:value-type="string">
            <text:p>PSICOLOGIA <text:s text:c="39"/></text:p>
          </table:table-cell>
          <table:table-cell office:value-type="string">
            <text:p>Em Debate (PUCRJ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893</text:p>
          </table:table-cell>
          <table:table-cell office:value-type="string">
            <text:p>PSICOLOGIA <text:s text:c="39"/></text:p>
          </table:table-cell>
          <table:table-cell office:value-type="string">
            <text:p>Em Questão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11</text:p>
          </table:table-cell>
          <table:table-cell office:value-type="string">
            <text:p>PSICOLOGIA <text:s text:c="39"/></text:p>
          </table:table-cell>
          <table:table-cell office:value-type="string">
            <text:p>Emancipação (UEP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583</text:p>
          </table:table-cell>
          <table:table-cell office:value-type="string">
            <text:p>PSICOLOGIA <text:s text:c="39"/></text:p>
          </table:table-cell>
          <table:table-cell office:value-type="string">
            <text:p>Enciclopédia Biosfe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78</text:p>
          </table:table-cell>
          <table:table-cell office:value-type="string">
            <text:p>PSICOLOGIA <text:s text:c="39"/></text:p>
          </table:table-cell>
          <table:table-cell office:value-type="string">
            <text:p>Encontro (Santo Andr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497</text:p>
          </table:table-cell>
          <table:table-cell office:value-type="string">
            <text:p>PSICOLOGIA <text:s text:c="39"/></text:p>
          </table:table-cell>
          <table:table-cell office:value-type="string">
            <text:p>Encontros (Santa Cruz do Rio Pard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24</text:p>
          </table:table-cell>
          <table:table-cell office:value-type="string">
            <text:p>PSICOLOGIA <text:s text:c="39"/></text:p>
          </table:table-cell>
          <table:table-cell office:value-type="string">
            <text:p>Encontros Bibl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314</text:p>
          </table:table-cell>
          <table:table-cell office:value-type="string">
            <text:p>PSICOLOGIA <text:s text:c="39"/></text:p>
          </table:table-cell>
          <table:table-cell office:value-type="string">
            <text:p>Engevista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36</text:p>
          </table:table-cell>
          <table:table-cell office:value-type="string">
            <text:p>PSICOLOGIA <text:s text:c="39"/></text:p>
          </table:table-cell>
          <table:table-cell office:value-type="string">
            <text:p>Ensaio (Fundação Cesgranri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4521</text:p>
          </table:table-cell>
          <table:table-cell office:value-type="string">
            <text:p>PSICOLOGIA <text:s text:c="39"/></text:p>
          </table:table-cell>
          <table:table-cell office:value-type="string">
            <text:p>Enseñanza de las Cienci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7668</text:p>
          </table:table-cell>
          <table:table-cell office:value-type="string">
            <text:p>PSICOLOGIA <text:s text:c="39"/></text:p>
          </table:table-cell>
          <table:table-cell office:value-type="string">
            <text:p>Ensinarte (Brag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030</text:p>
          </table:table-cell>
          <table:table-cell office:value-type="string">
            <text:p>PSICOLOGIA <text:s text:c="39"/></text:p>
          </table:table-cell>
          <table:table-cell office:value-type="string">
            <text:p>Ensino e Pesquisa (União da Vitó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509</text:p>
          </table:table-cell>
          <table:table-cell office:value-type="string">
            <text:p>PSICOLOGIA <text:s text:c="39"/></text:p>
          </table:table-cell>
          <table:table-cell office:value-type="string">
            <text:p>Entrelinhas (UNISINOS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165</text:p>
          </table:table-cell>
          <table:table-cell office:value-type="string">
            <text:p>PSICOLOGIA <text:s text:c="39"/></text:p>
          </table:table-cell>
          <table:table-cell office:value-type="string">
            <text:p>Environment and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PSICOLOGIA <text:s text:c="39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689</text:p>
          </table:table-cell>
          <table:table-cell office:value-type="string">
            <text:p>PSICOLOGIA <text:s text:c="39"/></text:p>
          </table:table-cell>
          <table:table-cell office:value-type="string">
            <text:p>Environmental Toxicology and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74</text:p>
          </table:table-cell>
          <table:table-cell office:value-type="string">
            <text:p>PSICOLOGIA <text:s text:c="39"/></text:p>
          </table:table-cell>
          <table:table-cell office:value-type="string">
            <text:p>Epidemiologia e Serviços de Saú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5050</text:p>
          </table:table-cell>
          <table:table-cell office:value-type="string">
            <text:p>PSICOLOGIA <text:s text:c="39"/></text:p>
          </table:table-cell>
          <table:table-cell office:value-type="string">
            <text:p>Epilepsy &amp; Behavio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211</text:p>
          </table:table-cell>
          <table:table-cell office:value-type="string">
            <text:p>PSICOLOGIA <text:s text:c="39"/></text:p>
          </table:table-cell>
          <table:table-cell office:value-type="string">
            <text:p>Epileps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36</text:p>
          </table:table-cell>
          <table:table-cell office:value-type="string">
            <text:p>PSICOLOGIA <text:s text:c="39"/></text:p>
          </table:table-cell>
          <table:table-cell office:value-type="string">
            <text:p>Episteme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005</text:p>
          </table:table-cell>
          <table:table-cell office:value-type="string">
            <text:p>PSICOLOGIA <text:s text:c="39"/></text:p>
          </table:table-cell>
          <table:table-cell office:value-type="string">
            <text:p>Epistemo-Somát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221</text:p>
          </table:table-cell>
          <table:table-cell office:value-type="string">
            <text:p>PSICOLOGIA <text:s text:c="39"/></text:p>
          </table:table-cell>
          <table:table-cell office:value-type="string">
            <text:p>Escola Letra Freudi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68</text:p>
          </table:table-cell>
          <table:table-cell office:value-type="string">
            <text:p>PSICOLOGIA <text:s text:c="39"/></text:p>
          </table:table-cell>
          <table:table-cell office:value-type="string">
            <text:p>Escrevendo &amp; Aprendend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4-4906</text:p>
          </table:table-cell>
          <table:table-cell office:value-type="string">
            <text:p>PSICOLOGIA <text:s text:c="39"/></text:p>
          </table:table-cell>
          <table:table-cell office:value-type="string">
            <text:p>Escritos Psicolog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843</text:p>
          </table:table-cell>
          <table:table-cell office:value-type="string">
            <text:p>PSICOLOGIA <text:s text:c="39"/></text:p>
          </table:table-cell>
          <table:table-cell office:value-type="string">
            <text:p>Escritos sobre Educaç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68</text:p>
          </table:table-cell>
          <table:table-cell office:value-type="string">
            <text:p>PSICOLOGIA <text:s text:c="39"/></text:p>
          </table:table-cell>
          <table:table-cell office:value-type="string">
            <text:p>Espaço (Rio de Janeiro. 1990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3637</text:p>
          </table:table-cell>
          <table:table-cell office:value-type="string">
            <text:p>PSICOLOGIA <text:s text:c="39"/></text:p>
          </table:table-cell>
          <table:table-cell office:value-type="string">
            <text:p>Espéculo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46X</text:p>
          </table:table-cell>
          <table:table-cell office:value-type="string">
            <text:p>PSICOLOGIA <text:s text:c="39"/></text:p>
          </table:table-cell>
          <table:table-cell office:value-type="string">
            <text:p>Estação Científica (FESJF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128</text:p>
          </table:table-cell>
          <table:table-cell office:value-type="string">
            <text:p>PSICOLOGIA <text:s text:c="39"/></text:p>
          </table:table-cell>
          <table:table-cell office:value-type="string">
            <text:p>Estilos da Clínica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9395</text:p>
          </table:table-cell>
          <table:table-cell office:value-type="string">
            <text:p>PSICOLOGIA <text:s text:c="39"/></text:p>
          </table:table-cell>
          <table:table-cell office:value-type="string">
            <text:p>Estudios de Psicología (Ed. 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5841</text:p>
          </table:table-cell>
          <table:table-cell office:value-type="string">
            <text:p>PSICOLOGIA <text:s text:c="39"/></text:p>
          </table:table-cell>
          <table:table-cell office:value-type="string">
            <text:p>Estudios y Perspectivas en Turism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08</text:p>
          </table:table-cell>
          <table:table-cell office:value-type="string">
            <text:p>PSICOLOGIA <text:s text:c="39"/></text:p>
          </table:table-cell>
          <table:table-cell office:value-type="string">
            <text:p>Estudos (Mar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PSICOLOGIA <text:s text:c="39"/></text:p>
          </table:table-cell>
          <table:table-cell office:value-type="string">
            <text:p>Estudos (UCG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46X</text:p>
          </table:table-cell>
          <table:table-cell office:value-type="string">
            <text:p>PSICOLOGIA <text:s text:c="39"/></text:p>
          </table:table-cell>
          <table:table-cell office:value-type="string">
            <text:p>Estudos Afro-Asiáticos (UCAM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PSICOLOGIA <text:s text:c="39"/></text:p>
          </table:table-cell>
          <table:table-cell office:value-type="string">
            <text:p>Estudos Avançados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669</text:p>
          </table:table-cell>
          <table:table-cell office:value-type="string">
            <text:p>PSICOLOGIA <text:s text:c="39"/></text:p>
          </table:table-cell>
          <table:table-cell office:value-type="string">
            <text:p>Estudos de Psicologia (Natal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6X</text:p>
          </table:table-cell>
          <table:table-cell office:value-type="string">
            <text:p>PSICOLOGIA <text:s text:c="39"/></text:p>
          </table:table-cell>
          <table:table-cell office:value-type="string">
            <text:p>Estudos de Psicologia (PUCCAM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4X</text:p>
          </table:table-cell>
          <table:table-cell office:value-type="string">
            <text:p>PSICOLOGIA <text:s text:c="39"/></text:p>
          </table:table-cell>
          <table:table-cell office:value-type="string">
            <text:p>Estudos de Psicologia (UFR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01X</text:p>
          </table:table-cell>
          <table:table-cell office:value-type="string">
            <text:p>PSICOLOGIA <text:s text:c="39"/></text:p>
          </table:table-cell>
          <table:table-cell office:value-type="string">
            <text:p>Estudos de Religiao (IM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00X</text:p>
          </table:table-cell>
          <table:table-cell office:value-type="string">
            <text:p>PSICOLOGIA <text:s text:c="39"/></text:p>
          </table:table-cell>
          <table:table-cell office:value-type="string">
            <text:p>Estudos de Sociologia (Recif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281</text:p>
          </table:table-cell>
          <table:table-cell office:value-type="string">
            <text:p>PSICOLOGIA <text:s text:c="39"/></text:p>
          </table:table-cell>
          <table:table-cell office:value-type="string">
            <text:p>Estudos e Pesquisas em Psicologi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041</text:p>
          </table:table-cell>
          <table:table-cell office:value-type="string">
            <text:p>PSICOLOGIA <text:s text:c="39"/></text:p>
          </table:table-cell>
          <table:table-cell office:value-type="string">
            <text:p>Estudos e Pesquisas em Psicologia (UERJ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31</text:p>
          </table:table-cell>
          <table:table-cell office:value-type="string">
            <text:p>PSICOLOGIA <text:s text:c="39"/></text:p>
          </table:table-cell>
          <table:table-cell office:value-type="string">
            <text:p>Estudos em Avaliação Educacio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73</text:p>
          </table:table-cell>
          <table:table-cell office:value-type="string">
            <text:p>PSICOLOGIA <text:s text:c="39"/></text:p>
          </table:table-cell>
          <table:table-cell office:value-type="string">
            <text:p>Estudos Interdisciplinares sobre o Envelhecimen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98</text:p>
          </table:table-cell>
          <table:table-cell office:value-type="string">
            <text:p>PSICOLOGIA <text:s text:c="39"/></text:p>
          </table:table-cell>
          <table:table-cell office:value-type="string">
            <text:p>Estudos Japoneses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939</text:p>
          </table:table-cell>
          <table:table-cell office:value-type="string">
            <text:p>PSICOLOGIA <text:s text:c="39"/></text:p>
          </table:table-cell>
          <table:table-cell office:value-type="string">
            <text:p>Estudos Linguísticos (São Paulo. 1978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093</text:p>
          </table:table-cell>
          <table:table-cell office:value-type="string">
            <text:p>PSICOLOGIA <text:s text:c="39"/></text:p>
          </table:table-cell>
          <table:table-cell office:value-type="string">
            <text:p>Ethica (UG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9805</text:p>
          </table:table-cell>
          <table:table-cell office:value-type="string">
            <text:p>PSICOLOGIA <text:s text:c="39"/></text:p>
          </table:table-cell>
          <table:table-cell office:value-type="string">
            <text:p>European Archives of Paediatric Dentistr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1334</text:p>
          </table:table-cell>
          <table:table-cell office:value-type="string">
            <text:p>PSICOLOGIA <text:s text:c="39"/></text:p>
          </table:table-cell>
          <table:table-cell office:value-type="string">
            <text:p>European Archives of Psychiatry and Clinical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2-1149</text:p>
          </table:table-cell>
          <table:table-cell office:value-type="string">
            <text:p>PSICOLOGIA <text:s text:c="39"/></text:p>
          </table:table-cell>
          <table:table-cell office:value-type="string">
            <text:p>European Journal of Behavior Analys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3811</text:p>
          </table:table-cell>
          <table:table-cell office:value-type="string">
            <text:p>PSICOLOGIA <text:s text:c="39"/></text:p>
          </table:table-cell>
          <table:table-cell office:value-type="string">
            <text:p>European Journal of Developmental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8-8992</text:p>
          </table:table-cell>
          <table:table-cell office:value-type="string">
            <text:p>PSICOLOGIA <text:s text:c="39"/></text:p>
          </table:table-cell>
          <table:table-cell office:value-type="string">
            <text:p>European Journal of Education and Psyc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5101</text:p>
          </table:table-cell>
          <table:table-cell office:value-type="string">
            <text:p>PSICOLOGIA <text:s text:c="39"/></text:p>
          </table:table-cell>
          <table:table-cell office:value-type="string">
            <text:p>European Journal of Neur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6X</text:p>
          </table:table-cell>
          <table:table-cell office:value-type="string">
            <text:p>PSICOLOGIA <text:s text:c="39"/></text:p>
          </table:table-cell>
          <table:table-cell office:value-type="string">
            <text:p>European Journal of Neuro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99</text:p>
          </table:table-cell>
          <table:table-cell office:value-type="string">
            <text:p>PSICOLOGIA <text:s text:c="39"/></text:p>
          </table:table-cell>
          <table:table-cell office:value-type="string">
            <text:p>European Journal of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5759</text:p>
          </table:table-cell>
          <table:table-cell office:value-type="string">
            <text:p>PSICOLOGIA <text:s text:c="39"/></text:p>
          </table:table-cell>
          <table:table-cell office:value-type="string">
            <text:p>European Journal of Psychological Assess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591X</text:p>
          </table:table-cell>
          <table:table-cell office:value-type="string">
            <text:p>PSICOLOGIA <text:s text:c="39"/></text:p>
          </table:table-cell>
          <table:table-cell office:value-type="string">
            <text:p>European Journal of Special Needs Education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77X</text:p>
          </table:table-cell>
          <table:table-cell office:value-type="string">
            <text:p>PSICOLOGIA <text:s text:c="39"/></text:p>
          </table:table-cell>
          <table:table-cell office:value-type="string">
            <text:p>European Neuropsych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338</text:p>
          </table:table-cell>
          <table:table-cell office:value-type="string">
            <text:p>PSICOLOGIA <text:s text:c="39"/></text:p>
          </table:table-cell>
          <table:table-cell office:value-type="string">
            <text:p>European Psychiatry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5138</text:p>
          </table:table-cell>
          <table:table-cell office:value-type="string">
            <text:p>PSICOLOGIA <text:s text:c="39"/></text:p>
          </table:table-cell>
          <table:table-cell office:value-type="string">
            <text:p>Evolution and Human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1538</text:p>
          </table:table-cell>
          <table:table-cell office:value-type="string">
            <text:p>PSICOLOGIA <text:s text:c="39"/></text:p>
          </table:table-cell>
          <table:table-cell office:value-type="string">
            <text:p>Evolutionary Anthrop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8-7237</text:p>
          </table:table-cell>
          <table:table-cell office:value-type="string">
            <text:p>PSICOLOGIA <text:s text:c="39"/></text:p>
          </table:table-cell>
          <table:table-cell office:value-type="string">
            <text:p>Experimental Analysis of Human Behavior Bullet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19</text:p>
          </table:table-cell>
          <table:table-cell office:value-type="string">
            <text:p>PSICOLOGIA <text:s text:c="39"/></text:p>
          </table:table-cell>
          <table:table-cell office:value-type="string">
            <text:p>Experimental Brai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27</text:p>
          </table:table-cell>
          <table:table-cell office:value-type="string">
            <text:p>PSICOLOGIA <text:s text:c="39"/></text:p>
          </table:table-cell>
          <table:table-cell office:value-type="string">
            <text:p>Experimental Cel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86</text:p>
          </table:table-cell>
          <table:table-cell office:value-type="string">
            <text:p>PSICOLOGIA <text:s text:c="39"/></text:p>
          </table:table-cell>
          <table:table-cell office:value-type="string">
            <text:p>Experimental Neu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670</text:p>
          </table:table-cell>
          <table:table-cell office:value-type="string">
            <text:p>PSICOLOGIA <text:s text:c="39"/></text:p>
          </table:table-cell>
          <table:table-cell office:value-type="string">
            <text:p>Experimental Phys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432</text:p>
          </table:table-cell>
          <table:table-cell office:value-type="string">
            <text:p>PSICOLOGIA <text:s text:c="39"/></text:p>
          </table:table-cell>
          <table:table-cell office:value-type="string">
            <text:p>Extensão em Foco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221</text:p>
          </table:table-cell>
          <table:table-cell office:value-type="string">
            <text:p>PSICOLOGIA <text:s text:c="39"/></text:p>
          </table:table-cell>
          <table:table-cell office:value-type="string">
            <text:p>Extensio (Florianó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503</text:p>
          </table:table-cell>
          <table:table-cell office:value-type="string">
            <text:p>PSICOLOGIA <text:s text:c="39"/></text:p>
          </table:table-cell>
          <table:table-cell office:value-type="string">
            <text:p>FACEF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631</text:p>
          </table:table-cell>
          <table:table-cell office:value-type="string">
            <text:p>PSICOLOGIA <text:s text:c="39"/></text:p>
          </table:table-cell>
          <table:table-cell office:value-type="string">
            <text:p>Família e Comunidad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533</text:p>
          </table:table-cell>
          <table:table-cell office:value-type="string">
            <text:p>PSICOLOGIA <text:s text:c="39"/></text:p>
          </table:table-cell>
          <table:table-cell office:value-type="string">
            <text:p>Família, Saúde e Desenvolvimento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6664</text:p>
          </table:table-cell>
          <table:table-cell office:value-type="string">
            <text:p>PSICOLOGIA <text:s text:c="39"/></text:p>
          </table:table-cell>
          <table:table-cell office:value-type="string">
            <text:p>Family Rel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5793</text:p>
          </table:table-cell>
          <table:table-cell office:value-type="string">
            <text:p>PSICOLOGIA <text:s text:c="39"/></text:p>
          </table:table-cell>
          <table:table-cell office:value-type="string">
            <text:p>FEB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3069</text:p>
          </table:table-cell>
          <table:table-cell office:value-type="string">
            <text:p>PSICOLOGIA <text:s text:c="39"/></text:p>
          </table:table-cell>
          <table:table-cell office:value-type="string">
            <text:p>Fermentum (Merid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3-3883</text:p>
          </table:table-cell>
          <table:table-cell office:value-type="string">
            <text:p>PSICOLOGIA <text:s text:c="39"/></text:p>
          </table:table-cell>
          <table:table-cell office:value-type="string">
            <text:p>Figures de la Psychanalys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23</text:p>
          </table:table-cell>
          <table:table-cell office:value-type="string">
            <text:p>PSICOLOGIA <text:s text:c="39"/></text:p>
          </table:table-cell>
          <table:table-cell office:value-type="string">
            <text:p>Filosofia Unisino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448</text:p>
          </table:table-cell>
          <table:table-cell office:value-type="string">
            <text:p>PSICOLOGIA <text:s text:c="39"/></text:p>
          </table:table-cell>
          <table:table-cell office:value-type="string">
            <text:p>Filosofia. Especia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PSICOLOGIA <text:s text:c="39"/></text:p>
          </table:table-cell>
          <table:table-cell office:value-type="string">
            <text:p>Fisioterapia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50</text:p>
          </table:table-cell>
          <table:table-cell office:value-type="string">
            <text:p>PSICOLOGIA <text:s text:c="39"/></text:p>
          </table:table-cell>
          <table:table-cell office:value-type="string">
            <text:p>Fisioterapia e Pesquis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23X</text:p>
          </table:table-cell>
          <table:table-cell office:value-type="string">
            <text:p>PSICOLOGIA <text:s text:c="39"/></text:p>
          </table:table-cell>
          <table:table-cell office:value-type="string">
            <text:p>Foco (Faculdade Novo Milêni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713</text:p>
          </table:table-cell>
          <table:table-cell office:value-type="string">
            <text:p>PSICOLOGIA <text:s text:c="39"/></text:p>
          </table:table-cell>
          <table:table-cell office:value-type="string">
            <text:p>Folia Primat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292</text:p>
          </table:table-cell>
          <table:table-cell office:value-type="string">
            <text:p>PSICOLOGIA <text:s text:c="39"/></text:p>
          </table:table-cell>
          <table:table-cell office:value-type="string">
            <text:p>Fractal: Revista de Psicolo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348X</text:p>
          </table:table-cell>
          <table:table-cell office:value-type="string">
            <text:p>PSICOLOGIA <text:s text:c="39"/></text:p>
          </table:table-cell>
          <table:table-cell office:value-type="string">
            <text:p>Fractals (Singapor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494</text:p>
          </table:table-cell>
          <table:table-cell office:value-type="string">
            <text:p>PSICOLOGIA <text:s text:c="39"/></text:p>
          </table:table-cell>
          <table:table-cell office:value-type="string">
            <text:p>Fragmentos de Cultura (Goiân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828</text:p>
          </table:table-cell>
          <table:table-cell office:value-type="string">
            <text:p>PSICOLOGIA <text:s text:c="39"/></text:p>
          </table:table-cell>
          <table:table-cell office:value-type="string">
            <text:p>Fragmentos de Cultur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5264</text:p>
          </table:table-cell>
          <table:table-cell office:value-type="string">
            <text:p>PSICOLOGIA <text:s text:c="39"/></text:p>
          </table:table-cell>
          <table:table-cell office:value-type="string">
            <text:p>Functional Neurology (Roma. 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6362</text:p>
          </table:table-cell>
          <table:table-cell office:value-type="string">
            <text:p>PSICOLOGIA <text:s text:c="39"/></text:p>
          </table:table-cell>
          <table:table-cell office:value-type="string">
            <text:p>Gait &amp; Posture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2074</text:p>
          </table:table-cell>
          <table:table-cell office:value-type="string">
            <text:p>PSICOLOGIA <text:s text:c="39"/></text:p>
          </table:table-cell>
          <table:table-cell office:value-type="string">
            <text:p>Gender and Develop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480</text:p>
          </table:table-cell>
          <table:table-cell office:value-type="string">
            <text:p>PSICOLOGIA <text:s text:c="39"/></text:p>
          </table:table-cell>
          <table:table-cell office:value-type="string">
            <text:p>General and Comparative Endocri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220</text:p>
          </table:table-cell>
          <table:table-cell office:value-type="string">
            <text:p>PSICOLOGIA <text:s text:c="39"/></text:p>
          </table:table-cell>
          <table:table-cell office:value-type="string">
            <text:p>Gerais: Revista Interinstitucional de Psic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0664</text:p>
          </table:table-cell>
          <table:table-cell office:value-type="string">
            <text:p>PSICOLOGIA <text:s text:c="39"/></text:p>
          </table:table-cell>
          <table:table-cell office:value-type="string">
            <text:p>Gerodon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24X</text:p>
          </table:table-cell>
          <table:table-cell office:value-type="string">
            <text:p>PSICOLOGIA <text:s text:c="39"/></text:p>
          </table:table-cell>
          <table:table-cell office:value-type="string">
            <text:p>Gerontology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0-057X</text:p>
          </table:table-cell>
          <table:table-cell office:value-type="string">
            <text:p>PSICOLOGIA <text:s text:c="39"/></text:p>
          </table:table-cell>
          <table:table-cell office:value-type="string">
            <text:p>Gestalt Theo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0X</text:p>
          </table:table-cell>
          <table:table-cell office:value-type="string">
            <text:p>PSICOLOGIA <text:s text:c="39"/></text:p>
          </table:table-cell>
          <table:table-cell office:value-type="string">
            <text:p>Gestão &amp; Produção (UFSCAR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14</text:p>
          </table:table-cell>
          <table:table-cell office:value-type="string">
            <text:p>PSICOLOGIA <text:s text:c="39"/></text:p>
          </table:table-cell>
          <table:table-cell office:value-type="string">
            <text:p>Gestão Contemporânea (FAP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827</text:p>
          </table:table-cell>
          <table:table-cell office:value-type="string">
            <text:p>PSICOLOGIA <text:s text:c="39"/></text:p>
          </table:table-cell>
          <table:table-cell office:value-type="string">
            <text:p>Gestão.Or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319</text:p>
          </table:table-cell>
          <table:table-cell office:value-type="string">
            <text:p>PSICOLOGIA <text:s text:c="39"/></text:p>
          </table:table-cell>
          <table:table-cell office:value-type="string">
            <text:p>Grande Sinal (Petr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525</text:p>
          </table:table-cell>
          <table:table-cell office:value-type="string">
            <text:p>PSICOLOGIA <text:s text:c="39"/></text:p>
          </table:table-cell>
          <table:table-cell office:value-type="string">
            <text:p>Health and Quality of Life Outcom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955</text:p>
          </table:table-cell>
          <table:table-cell office:value-type="string">
            <text:p>PSICOLOGIA <text:s text:c="39"/></text:p>
          </table:table-cell>
          <table:table-cell office:value-type="string">
            <text:p>Hearing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84X</text:p>
          </table:table-cell>
          <table:table-cell office:value-type="string">
            <text:p>PSICOLOGIA <text:s text:c="39"/></text:p>
          </table:table-cell>
          <table:table-cell office:value-type="string">
            <text:p>Herpetological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9631</text:p>
          </table:table-cell>
          <table:table-cell office:value-type="string">
            <text:p>PSICOLOGIA <text:s text:c="39"/></text:p>
          </table:table-cell>
          <table:table-cell office:value-type="string">
            <text:p>Hippocampus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61</text:p>
          </table:table-cell>
          <table:table-cell office:value-type="string">
            <text:p>PSICOLOGIA <text:s text:c="39"/></text:p>
          </table:table-cell>
          <table:table-cell office:value-type="string">
            <text:p>História Unisi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PSICOLOGIA <text:s text:c="39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58</text:p>
          </table:table-cell>
          <table:table-cell office:value-type="string">
            <text:p>PSICOLOGIA <text:s text:c="39"/></text:p>
          </table:table-cell>
          <table:table-cell office:value-type="string">
            <text:p>História, Ciências, Saúde-Manguinho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895</text:p>
          </table:table-cell>
          <table:table-cell office:value-type="string">
            <text:p>PSICOLOGIA <text:s text:c="39"/></text:p>
          </table:table-cell>
          <table:table-cell office:value-type="string">
            <text:p>História, Imagem e Narrativ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4510</text:p>
          </table:table-cell>
          <table:table-cell office:value-type="string">
            <text:p>PSICOLOGIA <text:s text:c="39"/></text:p>
          </table:table-cell>
          <table:table-cell office:value-type="string">
            <text:p>History of 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PSICOLOGIA <text:s text:c="39"/></text:p>
          </table:table-cell>
          <table:table-cell office:value-type="string">
            <text:p>Horizonte Científico (Uberlând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40X</text:p>
          </table:table-cell>
          <table:table-cell office:value-type="string">
            <text:p>PSICOLOGIA <text:s text:c="39"/></text:p>
          </table:table-cell>
          <table:table-cell office:value-type="string">
            <text:p>Horizonte Teológ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83</text:p>
          </table:table-cell>
          <table:table-cell office:value-type="string">
            <text:p>PSICOLOGIA <text:s text:c="39"/></text:p>
          </table:table-cell>
          <table:table-cell office:value-type="string">
            <text:p>Horizontes Antropológicos (UFRG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506X</text:p>
          </table:table-cell>
          <table:table-cell office:value-type="string">
            <text:p>PSICOLOGIA <text:s text:c="39"/></text:p>
          </table:table-cell>
          <table:table-cell office:value-type="string">
            <text:p>Hormones and Behavio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23</text:p>
          </table:table-cell>
          <table:table-cell office:value-type="string">
            <text:p>PSICOLOGIA <text:s text:c="39"/></text:p>
          </table:table-cell>
          <table:table-cell office:value-type="string">
            <text:p>HU Revista (UFJF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271</text:p>
          </table:table-cell>
          <table:table-cell office:value-type="string">
            <text:p>PSICOLOGIA <text:s text:c="39"/></text:p>
          </table:table-cell>
          <table:table-cell office:value-type="string">
            <text:p>Human &amp; Experimental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9471</text:p>
          </table:table-cell>
          <table:table-cell office:value-type="string">
            <text:p>PSICOLOGIA <text:s text:c="39"/></text:p>
          </table:table-cell>
          <table:table-cell office:value-type="string">
            <text:p>Human Brain Mapp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79</text:p>
          </table:table-cell>
          <table:table-cell office:value-type="string">
            <text:p>PSICOLOGIA <text:s text:c="39"/></text:p>
          </table:table-cell>
          <table:table-cell office:value-type="string">
            <text:p>Humanidades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9636</text:p>
          </table:table-cell>
          <table:table-cell office:value-type="string">
            <text:p>PSICOLOGIA <text:s text:c="39"/></text:p>
          </table:table-cell>
          <table:table-cell office:value-type="string">
            <text:p>Hypertens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138</text:p>
          </table:table-cell>
          <table:table-cell office:value-type="string">
            <text:p>PSICOLOGIA <text:s text:c="39"/></text:p>
          </table:table-cell>
          <table:table-cell office:value-type="string">
            <text:p>Hypnos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4113</text:p>
          </table:table-cell>
          <table:table-cell office:value-type="string">
            <text:p>PSICOLOGIA <text:s text:c="39"/></text:p>
          </table:table-cell>
          <table:table-cell office:value-type="string">
            <text:p>IberPsicología (Madri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104</text:p>
          </table:table-cell>
          <table:table-cell office:value-type="string">
            <text:p>PSICOLOGIA <text:s text:c="39"/></text:p>
          </table:table-cell>
          <table:table-cell office:value-type="string">
            <text:p>Ícone (FIT. Uberlând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737</text:p>
          </table:table-cell>
          <table:table-cell office:value-type="string">
            <text:p>PSICOLOGIA <text:s text:c="39"/></text:p>
          </table:table-cell>
          <table:table-cell office:value-type="string">
            <text:p>ICTUS (PPGMUS/UF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179</text:p>
          </table:table-cell>
          <table:table-cell office:value-type="string">
            <text:p>PSICOLOGIA <text:s text:c="39"/></text:p>
          </table:table-cell>
          <table:table-cell office:value-type="string">
            <text:p>ID on line. Revista de Ps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06</text:p>
          </table:table-cell>
          <table:table-cell office:value-type="string">
            <text:p>PSICOLOGIA <text:s text:c="39"/></text:p>
          </table:table-cell>
          <table:table-cell office:value-type="string">
            <text:p>Ide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7075</text:p>
          </table:table-cell>
          <table:table-cell office:value-type="string">
            <text:p>PSICOLOGIA <text:s text:c="39"/></text:p>
          </table:table-cell>
          <table:table-cell office:value-type="string">
            <text:p>Ideacción (Valladolid. Interne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266</text:p>
          </table:table-cell>
          <table:table-cell office:value-type="string">
            <text:p>PSICOLOGIA <text:s text:c="39"/></text:p>
          </table:table-cell>
          <table:table-cell office:value-type="string">
            <text:p>Idéias Sistêm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526</text:p>
          </table:table-cell>
          <table:table-cell office:value-type="string">
            <text:p>PSICOLOGIA <text:s text:c="39"/></text:p>
          </table:table-cell>
          <table:table-cell office:value-type="string">
            <text:p>IGT na Re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66X</text:p>
          </table:table-cell>
          <table:table-cell office:value-type="string">
            <text:p>PSICOLOGIA <text:s text:c="39"/></text:p>
          </table:table-cell>
          <table:table-cell office:value-type="string">
            <text:p>Imaginário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76</text:p>
          </table:table-cell>
          <table:table-cell office:value-type="string">
            <text:p>PSICOLOGIA <text:s text:c="39"/></text:p>
          </table:table-cell>
          <table:table-cell office:value-type="string">
            <text:p>Impulso (Piracica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583</text:p>
          </table:table-cell>
          <table:table-cell office:value-type="string">
            <text:p>PSICOLOGIA <text:s text:c="39"/></text:p>
          </table:table-cell>
          <table:table-cell office:value-type="string">
            <text:p>In Texto (UFRG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9877</text:p>
          </table:table-cell>
          <table:table-cell office:value-type="string">
            <text:p>PSICOLOGIA <text:s text:c="39"/></text:p>
          </table:table-cell>
          <table:table-cell office:value-type="string">
            <text:p>INFAD (Barcelo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6565</text:p>
          </table:table-cell>
          <table:table-cell office:value-type="string">
            <text:p>PSICOLOGIA <text:s text:c="39"/></text:p>
          </table:table-cell>
          <table:table-cell office:value-type="string">
            <text:p>Infância e Juventu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3702</text:p>
          </table:table-cell>
          <table:table-cell office:value-type="string">
            <text:p>PSICOLOGIA <text:s text:c="39"/></text:p>
          </table:table-cell>
          <table:table-cell office:value-type="string">
            <text:p>Infancia y Aprendizaje (Ed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270</text:p>
          </table:table-cell>
          <table:table-cell office:value-type="string">
            <text:p>PSICOLOGIA <text:s text:c="39"/></text:p>
          </table:table-cell>
          <table:table-cell office:value-type="string">
            <text:p>Infanto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23X</text:p>
          </table:table-cell>
          <table:table-cell office:value-type="string">
            <text:p>PSICOLOGIA <text:s text:c="39"/></text:p>
          </table:table-cell>
          <table:table-cell office:value-type="string">
            <text:p>Infection Control and Hospital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3830</text:p>
          </table:table-cell>
          <table:table-cell office:value-type="string">
            <text:p>PSICOLOGIA <text:s text:c="39"/></text:p>
          </table:table-cell>
          <table:table-cell office:value-type="string">
            <text:p>Inflammation Research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146</text:p>
          </table:table-cell>
          <table:table-cell office:value-type="string">
            <text:p>PSICOLOGIA <text:s text:c="39"/></text:p>
          </table:table-cell>
          <table:table-cell office:value-type="string">
            <text:p>Informação &amp; Sociedade (UFPB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783</text:p>
          </table:table-cell>
          <table:table-cell office:value-type="string">
            <text:p>PSICOLOGIA <text:s text:c="39"/></text:p>
          </table:table-cell>
          <table:table-cell office:value-type="string">
            <text:p>Informação &amp; Sociedade (UFPB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8327</text:p>
          </table:table-cell>
          <table:table-cell office:value-type="string">
            <text:p>PSICOLOGIA <text:s text:c="39"/></text:p>
          </table:table-cell>
          <table:table-cell office:value-type="string">
            <text:p>Información, Cultura y Socieda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84X</text:p>
          </table:table-cell>
          <table:table-cell office:value-type="string">
            <text:p>PSICOLOGIA <text:s text:c="39"/></text:p>
          </table:table-cell>
          <table:table-cell office:value-type="string">
            <text:p>Informática na Educ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812</text:p>
          </table:table-cell>
          <table:table-cell office:value-type="string">
            <text:p>PSICOLOGIA <text:s text:c="39"/></text:p>
          </table:table-cell>
          <table:table-cell office:value-type="string">
            <text:p>Insectes Sociaux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9-392X</text:p>
          </table:table-cell>
          <table:table-cell office:value-type="string">
            <text:p>PSICOLOGIA <text:s text:c="39"/></text:p>
          </table:table-cell>
          <table:table-cell office:value-type="string">
            <text:p>INSNET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68</text:p>
          </table:table-cell>
          <table:table-cell office:value-type="string">
            <text:p>PSICOLOGIA <text:s text:c="39"/></text:p>
          </table:table-cell>
          <table:table-cell office:value-type="string">
            <text:p>Instrumento (Juiz de F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4865</text:p>
          </table:table-cell>
          <table:table-cell office:value-type="string">
            <text:p>PSICOLOGIA <text:s text:c="39"/></text:p>
          </table:table-cell>
          <table:table-cell office:value-type="string">
            <text:p>Integrar (Lisb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7063</text:p>
          </table:table-cell>
          <table:table-cell office:value-type="string">
            <text:p>PSICOLOGIA <text:s text:c="39"/></text:p>
          </table:table-cell>
          <table:table-cell office:value-type="string">
            <text:p>Integrative and Comparative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881X</text:p>
          </table:table-cell>
          <table:table-cell office:value-type="string">
            <text:p>PSICOLOGIA <text:s text:c="39"/></text:p>
          </table:table-cell>
          <table:table-cell office:value-type="string">
            <text:p>Integrative Physiological and Behavioral Science (Cessou em 2005. Cont. ISSN 1932-4502 Integrative Psychological &amp; Behavioral Scienc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4502</text:p>
          </table:table-cell>
          <table:table-cell office:value-type="string">
            <text:p>PSICOLOGIA <text:s text:c="39"/></text:p>
          </table:table-cell>
          <table:table-cell office:value-type="string">
            <text:p>Integrative Psychological &amp; Behaviora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640</text:p>
          </table:table-cell>
          <table:table-cell office:value-type="string">
            <text:p>PSICOLOGIA <text:s text:c="39"/></text:p>
          </table:table-cell>
          <table:table-cell office:value-type="string">
            <text:p>Intellèctus (UERJ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2896</text:p>
          </table:table-cell>
          <table:table-cell office:value-type="string">
            <text:p>PSICOLOGIA <text:s text:c="39"/></text:p>
          </table:table-cell>
          <table:table-cell office:value-type="string">
            <text:p>Intelligence (Norwoo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136</text:p>
          </table:table-cell>
          <table:table-cell office:value-type="string">
            <text:p>PSICOLOGIA <text:s text:c="39"/></text:p>
          </table:table-cell>
          <table:table-cell office:value-type="string">
            <text:p>Inter-ação (UF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416</text:p>
          </table:table-cell>
          <table:table-cell office:value-type="string">
            <text:p>PSICOLOGIA <text:s text:c="39"/></text:p>
          </table:table-cell>
          <table:table-cell office:value-type="string">
            <text:p>Inter-ação (UFG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800</text:p>
          </table:table-cell>
          <table:table-cell office:value-type="string">
            <text:p>PSICOLOGIA <text:s text:c="39"/></text:p>
          </table:table-cell>
          <table:table-cell office:value-type="string">
            <text:p>Inter.Ação.co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54</text:p>
          </table:table-cell>
          <table:table-cell office:value-type="string">
            <text:p>PSICOLOGIA <text:s text:c="39"/></text:p>
          </table:table-cell>
          <table:table-cell office:value-type="string">
            <text:p>Interação (Curitiba) (Cessou em 2001. Cont. ISSN 1981-8068 Interação em Psicologia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068</text:p>
          </table:table-cell>
          <table:table-cell office:value-type="string">
            <text:p>PSICOLOGIA <text:s text:c="39"/></text:p>
          </table:table-cell>
          <table:table-cell office:value-type="string">
            <text:p>Interação em Psic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076</text:p>
          </table:table-cell>
          <table:table-cell office:value-type="string">
            <text:p>PSICOLOGIA <text:s text:c="39"/></text:p>
          </table:table-cell>
          <table:table-cell office:value-type="string">
            <text:p>Interação em Psicologi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0725</text:p>
          </table:table-cell>
          <table:table-cell office:value-type="string">
            <text:p>PSICOLOGIA <text:s text:c="39"/></text:p>
          </table:table-cell>
          <table:table-cell office:value-type="string">
            <text:p>Interacções (Coim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2335</text:p>
          </table:table-cell>
          <table:table-cell office:value-type="string">
            <text:p>PSICOLOGIA <text:s text:c="39"/></text:p>
          </table:table-cell>
          <table:table-cell office:value-type="string">
            <text:p>Interacções (Portuga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PSICOLOGIA <text:s text:c="39"/></text:p>
          </table:table-cell>
          <table:table-cell office:value-type="string">
            <text:p>Interações (UCD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07</text:p>
          </table:table-cell>
          <table:table-cell office:value-type="string">
            <text:p>PSICOLOGIA <text:s text:c="39"/></text:p>
          </table:table-cell>
          <table:table-cell office:value-type="string">
            <text:p>Interações (Universidade São Marco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5438</text:p>
          </table:table-cell>
          <table:table-cell office:value-type="string">
            <text:p>PSICOLOGIA <text:s text:c="39"/></text:p>
          </table:table-cell>
          <table:table-cell office:value-type="string">
            <text:p>Interacting with Compu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847</text:p>
          </table:table-cell>
          <table:table-cell office:value-type="string">
            <text:p>PSICOLOGIA <text:s text:c="39"/></text:p>
          </table:table-cell>
          <table:table-cell office:value-type="string">
            <text:p>Interagir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690</text:p>
          </table:table-cell>
          <table:table-cell office:value-type="string">
            <text:p>PSICOLOGIA <text:s text:c="39"/></text:p>
          </table:table-cell>
          <table:table-cell office:value-type="string">
            <text:p>Interamerican Journal of 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75X</text:p>
          </table:table-cell>
          <table:table-cell office:value-type="string">
            <text:p>PSICOLOGIA <text:s text:c="39"/></text:p>
          </table:table-cell>
          <table:table-cell office:value-type="string">
            <text:p>Intercâmbio (CD-RO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844</text:p>
          </table:table-cell>
          <table:table-cell office:value-type="string">
            <text:p>PSICOLOGIA <text:s text:c="39"/></text:p>
          </table:table-cell>
          <table:table-cell office:value-type="string">
            <text:p>Interciencia (Caraca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PSICOLOGIA <text:s text:c="39"/></text:p>
          </table:table-cell>
          <table:table-cell office:value-type="string">
            <text:p>Interface (Botucatu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980</text:p>
          </table:table-cell>
          <table:table-cell office:value-type="string">
            <text:p>PSICOLOGIA <text:s text:c="39"/></text:p>
          </table:table-cell>
          <table:table-cell office:value-type="string">
            <text:p>Interface Tecnológic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407</text:p>
          </table:table-cell>
          <table:table-cell office:value-type="string">
            <text:p>PSICOLOGIA <text:s text:c="39"/></text:p>
          </table:table-cell>
          <table:table-cell office:value-type="string">
            <text:p>Interlocuções (UNICA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963</text:p>
          </table:table-cell>
          <table:table-cell office:value-type="string">
            <text:p>PSICOLOGIA <text:s text:c="39"/></text:p>
          </table:table-cell>
          <table:table-cell office:value-type="string">
            <text:p>Intermeio (UFM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538</text:p>
          </table:table-cell>
          <table:table-cell office:value-type="string">
            <text:p>PSICOLOGIA <text:s text:c="39"/></text:p>
          </table:table-cell>
          <table:table-cell office:value-type="string">
            <text:p>International Braz J Uro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3-706X</text:p>
          </table:table-cell>
          <table:table-cell office:value-type="string">
            <text:p>PSICOLOGIA <text:s text:c="39"/></text:p>
          </table:table-cell>
          <table:table-cell office:value-type="string">
            <text:p>International Forum of Psychoan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PSICOLOGIA <text:s text:c="39"/></text:p>
          </table:table-cell>
          <table:table-cell office:value-type="string">
            <text:p>International Immuno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1720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for Dialogical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9383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Anthropology (Testo stampat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7855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Behavioral and Consultation 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54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Behavioral Develop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6-7857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Bioelectromagnetism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7-2600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Clinical and Health Psychology (2004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5748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Developmental 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PSICOLOGIA <text:s text:c="39"/></text:p>
          </table:table-cell>
          <table:table-cell office:value-type="string">
            <text:p>International Journal of Dialogic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230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Geriatric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9508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Humanit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1767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Intercultural Rel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9524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Knowledge, Culture and Change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9894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Migration, Health and Social Ca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1457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Neuropsychopharma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454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1-7775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0291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Pri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2174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Psychiatry in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78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Psycho-analysi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94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Psych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760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Psycho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4624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STD &amp; A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5730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Technology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3736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Training and Develop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1107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f Web-Based Learning and Teaching Technologie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8945</text:p>
          </table:table-cell>
          <table:table-cell office:value-type="string">
            <text:p>PSICOLOGIA <text:s text:c="39"/></text:p>
          </table:table-cell>
          <table:table-cell office:value-type="string">
            <text:p>International Journal on Hands-on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5479</text:p>
          </table:table-cell>
          <table:table-cell office:value-type="string">
            <text:p>PSICOLOGIA <text:s text:c="39"/></text:p>
          </table:table-cell>
          <table:table-cell office:value-type="string">
            <text:p>International Labor and Working Class Histo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6102</text:p>
          </table:table-cell>
          <table:table-cell office:value-type="string">
            <text:p>PSICOLOGIA <text:s text:c="39"/></text:p>
          </table:table-cell>
          <table:table-cell office:value-type="string">
            <text:p>International Psychogeriatr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566</text:p>
          </table:table-cell>
          <table:table-cell office:value-type="string">
            <text:p>PSICOLOGIA <text:s text:c="39"/></text:p>
          </table:table-cell>
          <table:table-cell office:value-type="string">
            <text:p>International Review of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472</text:p>
          </table:table-cell>
          <table:table-cell office:value-type="string">
            <text:p>PSICOLOGIA <text:s text:c="39"/></text:p>
          </table:table-cell>
          <table:table-cell office:value-type="string">
            <text:p>Interpersona : an International Journal on Personal Relationship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257</text:p>
          </table:table-cell>
          <table:table-cell office:value-type="string">
            <text:p>PSICOLOGIA <text:s text:c="39"/></text:p>
          </table:table-cell>
          <table:table-cell office:value-type="string">
            <text:p>Interseção (Online)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84</text:p>
          </table:table-cell>
          <table:table-cell office:value-type="string">
            <text:p>PSICOLOGIA <text:s text:c="39"/></text:p>
          </table:table-cell>
          <table:table-cell office:value-type="string">
            <text:p>INTERthesis (Florianópol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95</text:p>
          </table:table-cell>
          <table:table-cell office:value-type="string">
            <text:p>PSICOLOGIA <text:s text:c="39"/></text:p>
          </table:table-cell>
          <table:table-cell office:value-type="string">
            <text:p>Investigações em Ensino de Ciência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0404</text:p>
          </table:table-cell>
          <table:table-cell office:value-type="string">
            <text:p>PSICOLOGIA <text:s text:c="39"/></text:p>
          </table:table-cell>
          <table:table-cell office:value-type="string">
            <text:p>Investigative Ophthalmology &amp; Visu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783</text:p>
          </table:table-cell>
          <table:table-cell office:value-type="string">
            <text:p>PSICOLOGIA <text:s text:c="39"/></text:p>
          </table:table-cell>
          <table:table-cell office:value-type="string">
            <text:p>ISSN Compact (Cessou em 200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033</text:p>
          </table:table-cell>
          <table:table-cell office:value-type="string">
            <text:p>PSICOLOGIA <text:s text:c="39"/></text:p>
          </table:table-cell>
          <table:table-cell office:value-type="string">
            <text:p>Ius Gentium (Facinte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771</text:p>
          </table:table-cell>
          <table:table-cell office:value-type="string">
            <text:p>PSICOLOGIA <text:s text:c="39"/></text:p>
          </table:table-cell>
          <table:table-cell office:value-type="string">
            <text:p>JBP. Revista Íbero-Americana de Odontopediatria e Odontologia do Bebê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386</text:p>
          </table:table-cell>
          <table:table-cell office:value-type="string">
            <text:p>PSICOLOGIA <text:s text:c="39"/></text:p>
          </table:table-cell>
          <table:table-cell office:value-type="string">
            <text:p>Jornal Brasileiro de História da Medic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77</text:p>
          </table:table-cell>
          <table:table-cell office:value-type="string">
            <text:p>PSICOLOGIA <text:s text:c="39"/></text:p>
          </table:table-cell>
          <table:table-cell office:value-type="string">
            <text:p>Jornal Brasileiro de Medic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PSICOLOGIA <text:s text:c="39"/></text:p>
          </table:table-cell>
          <table:table-cell office:value-type="string">
            <text:p>Jornal Brasileiro de Pneum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56</text:p>
          </table:table-cell>
          <table:table-cell office:value-type="string">
            <text:p>PSICOLOGIA <text:s text:c="39"/></text:p>
          </table:table-cell>
          <table:table-cell office:value-type="string">
            <text:p>Jornal Brasileiro de Pneum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85</text:p>
          </table:table-cell>
          <table:table-cell office:value-type="string">
            <text:p>PSICOLOGIA <text:s text:c="39"/></text:p>
          </table:table-cell>
          <table:table-cell office:value-type="string">
            <text:p>Jornal Brasileiro de Psiquiatria (UFRJ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93</text:p>
          </table:table-cell>
          <table:table-cell office:value-type="string">
            <text:p>PSICOLOGIA <text:s text:c="39"/></text:p>
          </table:table-cell>
          <table:table-cell office:value-type="string">
            <text:p>Jornal Brasileiro de Reprodução Assistid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PSICOLOGIA <text:s text:c="39"/></text:p>
          </table:table-cell>
          <table:table-cell office:value-type="string">
            <text:p>Jornal de Pediatr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35</text:p>
          </table:table-cell>
          <table:table-cell office:value-type="string">
            <text:p>PSICOLOGIA <text:s text:c="39"/></text:p>
          </table:table-cell>
          <table:table-cell office:value-type="string">
            <text:p>Jornal de Psicanalis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6-0428</text:p>
          </table:table-cell>
          <table:table-cell office:value-type="string">
            <text:p>PSICOLOGIA <text:s text:c="39"/></text:p>
          </table:table-cell>
          <table:table-cell office:value-type="string">
            <text:p>Journal des Anthropologues (Montroug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3635</text:p>
          </table:table-cell>
          <table:table-cell office:value-type="string">
            <text:p>PSICOLOGIA <text:s text:c="39"/></text:p>
          </table:table-cell>
          <table:table-cell office:value-type="string">
            <text:p>Journal for Lacanian Stud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1971</text:p>
          </table:table-cell>
          <table:table-cell office:value-type="string">
            <text:p>PSICOLOGIA <text:s text:c="39"/></text:p>
          </table:table-cell>
          <table:table-cell office:value-type="string">
            <text:p>Journal of Adolescence (London, Englan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27</text:p>
          </table:table-cell>
          <table:table-cell office:value-type="string">
            <text:p>PSICOLOGIA <text:s text:c="39"/></text:p>
          </table:table-cell>
          <table:table-cell office:value-type="string">
            <text:p>Journal of Affective Disord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55</text:p>
          </table:table-cell>
          <table:table-cell office:value-type="string">
            <text:p>PSICOLOGIA <text:s text:c="39"/></text:p>
          </table:table-cell>
          <table:table-cell office:value-type="string">
            <text:p>Journal of Applied Behavior Analysi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2688</text:p>
          </table:table-cell>
          <table:table-cell office:value-type="string">
            <text:p>PSICOLOGIA <text:s text:c="39"/></text:p>
          </table:table-cell>
          <table:table-cell office:value-type="string">
            <text:p>Journal of Applied Biomechan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3973</text:p>
          </table:table-cell>
          <table:table-cell office:value-type="string">
            <text:p>PSICOLOGIA <text:s text:c="39"/></text:p>
          </table:table-cell>
          <table:table-cell office:value-type="string">
            <text:p>Journal of Applied Developmental 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971</text:p>
          </table:table-cell>
          <table:table-cell office:value-type="string">
            <text:p>PSICOLOGIA <text:s text:c="39"/></text:p>
          </table:table-cell>
          <table:table-cell office:value-type="string">
            <text:p>Journal of Applied Phy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220</text:p>
          </table:table-cell>
          <table:table-cell office:value-type="string">
            <text:p>PSICOLOGIA <text:s text:c="39"/></text:p>
          </table:table-cell>
          <table:table-cell office:value-type="string">
            <text:p>Journal of Applied Rehabilitation Counsel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763</text:p>
          </table:table-cell>
          <table:table-cell office:value-type="string">
            <text:p>PSICOLOGIA <text:s text:c="39"/></text:p>
          </table:table-cell>
          <table:table-cell office:value-type="string">
            <text:p>Journal of Applied Statis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0547</text:p>
          </table:table-cell>
          <table:table-cell office:value-type="string">
            <text:p>PSICOLOGIA <text:s text:c="39"/></text:p>
          </table:table-cell>
          <table:table-cell office:value-type="string">
            <text:p>Journal of Attention Disord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8687</text:p>
          </table:table-cell>
          <table:table-cell office:value-type="string">
            <text:p>PSICOLOGIA <text:s text:c="39"/></text:p>
          </table:table-cell>
          <table:table-cell office:value-type="string">
            <text:p>Journal of Biochemistry and Molecular Biology (Cessou em 2007. Cont. ISSN 1976-6696 BMB Reports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8-7304</text:p>
          </table:table-cell>
          <table:table-cell office:value-type="string">
            <text:p>PSICOLOGIA <text:s text:c="39"/></text:p>
          </table:table-cell>
          <table:table-cell office:value-type="string">
            <text:p>Journal of Biological Rhyth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320</text:p>
          </table:table-cell>
          <table:table-cell office:value-type="string">
            <text:p>PSICOLOGIA <text:s text:c="39"/></text:p>
          </table:table-cell>
          <table:table-cell office:value-type="string">
            <text:p>Journal of Biosocial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0618</text:p>
          </table:table-cell>
          <table:table-cell office:value-type="string">
            <text:p>PSICOLOGIA <text:s text:c="39"/></text:p>
          </table:table-cell>
          <table:table-cell office:value-type="string">
            <text:p>Journal of Chemical Neuroanatom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1024</text:p>
          </table:table-cell>
          <table:table-cell office:value-type="string">
            <text:p>PSICOLOGIA <text:s text:c="39"/></text:p>
          </table:table-cell>
          <table:table-cell office:value-type="string">
            <text:p>Journal of Child and Family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7610</text:p>
          </table:table-cell>
          <table:table-cell office:value-type="string">
            <text:p>PSICOLOGIA <text:s text:c="39"/></text:p>
          </table:table-cell>
          <table:table-cell office:value-type="string">
            <text:p>Journal of Child Psychology and Psychiatr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30</text:p>
          </table:table-cell>
          <table:table-cell office:value-type="string">
            <text:p>PSICOLOGIA <text:s text:c="39"/></text:p>
          </table:table-cell>
          <table:table-cell office:value-type="string">
            <text:p>Journal of Child Psychology and Psychiatry and Allied Disciplin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3391</text:p>
          </table:table-cell>
          <table:table-cell office:value-type="string">
            <text:p>PSICOLOGIA <text:s text:c="39"/></text:p>
          </table:table-cell>
          <table:table-cell office:value-type="string">
            <text:p>Journal of Circadian Rhyth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79</text:p>
          </table:table-cell>
          <table:table-cell office:value-type="string">
            <text:p>PSICOLOGIA <text:s text:c="39"/></text:p>
          </table:table-cell>
          <table:table-cell office:value-type="string">
            <text:p>Journal of Clinical Periodon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4727</text:p>
          </table:table-cell>
          <table:table-cell office:value-type="string">
            <text:p>PSICOLOGIA <text:s text:c="39"/></text:p>
          </table:table-cell>
          <table:table-cell office:value-type="string">
            <text:p>Journal of Clinical Pharmacy and Therapeu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9583</text:p>
          </table:table-cell>
          <table:table-cell office:value-type="string">
            <text:p>PSICOLOGIA <text:s text:c="39"/></text:p>
          </table:table-cell>
          <table:table-cell office:value-type="string">
            <text:p>Journal of Clinical Psychology in Medical Setting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0749</text:p>
          </table:table-cell>
          <table:table-cell office:value-type="string">
            <text:p>PSICOLOGIA <text:s text:c="39"/></text:p>
          </table:table-cell>
          <table:table-cell office:value-type="string">
            <text:p>Journal of Clinical Psycho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67</text:p>
          </table:table-cell>
          <table:table-cell office:value-type="string">
            <text:p>PSICOLOGIA <text:s text:c="39"/></text:p>
          </table:table-cell>
          <table:table-cell office:value-type="string">
            <text:p>Journal of Comparative Neurology (1911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4-1578</text:p>
          </table:table-cell>
          <table:table-cell office:value-type="string">
            <text:p>PSICOLOGIA <text:s text:c="39"/></text:p>
          </table:table-cell>
          <table:table-cell office:value-type="string">
            <text:p>Journal of Comparative Physiology. B, Biochemical, Systemic, and Environmental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313</text:p>
          </table:table-cell>
          <table:table-cell office:value-type="string">
            <text:p>PSICOLOGIA <text:s text:c="39"/></text:p>
          </table:table-cell>
          <table:table-cell office:value-type="string">
            <text:p>Journal of Computational 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5301</text:p>
          </table:table-cell>
          <table:table-cell office:value-type="string">
            <text:p>PSICOLOGIA <text:s text:c="39"/></text:p>
          </table:table-cell>
          <table:table-cell office:value-type="string">
            <text:p>Journal of Consumer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221</text:p>
          </table:table-cell>
          <table:table-cell office:value-type="string">
            <text:p>PSICOLOGIA <text:s text:c="39"/></text:p>
          </table:table-cell>
          <table:table-cell office:value-type="string">
            <text:p>Journal of Cross-Cultural Psyc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3-8602</text:p>
          </table:table-cell>
          <table:table-cell office:value-type="string">
            <text:p>PSICOLOGIA <text:s text:c="39"/></text:p>
          </table:table-cell>
          <table:table-cell office:value-type="string">
            <text:p>Journal of Data Scienc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45</text:p>
          </table:table-cell>
          <table:table-cell office:value-type="string">
            <text:p>PSICOLOGIA <text:s text:c="39"/></text:p>
          </table:table-cell>
          <table:table-cell office:value-type="string">
            <text:p>Journal of Dent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870</text:p>
          </table:table-cell>
          <table:table-cell office:value-type="string">
            <text:p>PSICOLOGIA <text:s text:c="39"/></text:p>
          </table:table-cell>
          <table:table-cell office:value-type="string">
            <text:p>Journal of Economic 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663</text:p>
          </table:table-cell>
          <table:table-cell office:value-type="string">
            <text:p>PSICOLOGIA <text:s text:c="39"/></text:p>
          </table:table-cell>
          <table:table-cell office:value-type="string">
            <text:p>Journal of Educational 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411</text:p>
          </table:table-cell>
          <table:table-cell office:value-type="string">
            <text:p>PSICOLOGIA <text:s text:c="39"/></text:p>
          </table:table-cell>
          <table:table-cell office:value-type="string">
            <text:p>Journal of Electromyography and Kine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944</text:p>
          </table:table-cell>
          <table:table-cell office:value-type="string">
            <text:p>PSICOLOGIA <text:s text:c="39"/></text:p>
          </table:table-cell>
          <table:table-cell office:value-type="string">
            <text:p>Journal of Environmental 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649</text:p>
          </table:table-cell>
          <table:table-cell office:value-type="string">
            <text:p>PSICOLOGIA <text:s text:c="39"/></text:p>
          </table:table-cell>
          <table:table-cell office:value-type="string">
            <text:p>Journal of Epilepsy and Clinical Neurophys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PSICOLOGIA <text:s text:c="39"/></text:p>
          </table:table-cell>
          <table:table-cell office:value-type="string">
            <text:p>Journal of Ethno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5353</text:p>
          </table:table-cell>
          <table:table-cell office:value-type="string">
            <text:p>PSICOLOGIA <text:s text:c="39"/></text:p>
          </table:table-cell>
          <table:table-cell office:value-type="string">
            <text:p>Journal of Family Psycho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612X</text:p>
          </table:table-cell>
          <table:table-cell office:value-type="string">
            <text:p>PSICOLOGIA <text:s text:c="39"/></text:p>
          </table:table-cell>
          <table:table-cell office:value-type="string">
            <text:p>Journal of Feline Medicine and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1053</text:p>
          </table:table-cell>
          <table:table-cell office:value-type="string">
            <text:p>PSICOLOGIA <text:s text:c="39"/></text:p>
          </table:table-cell>
          <table:table-cell office:value-type="string">
            <text:p>Journal of Health 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6-0219</text:p>
          </table:table-cell>
          <table:table-cell office:value-type="string">
            <text:p>PSICOLOGIA <text:s text:c="39"/></text:p>
          </table:table-cell>
          <table:table-cell office:value-type="string">
            <text:p>Journal of Iberian and Latin American Stud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553</text:p>
          </table:table-cell>
          <table:table-cell office:value-type="string">
            <text:p>PSICOLOGIA <text:s text:c="39"/></text:p>
          </table:table-cell>
          <table:table-cell office:value-type="string">
            <text:p>Journal of Insect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442</text:p>
          </table:table-cell>
          <table:table-cell office:value-type="string">
            <text:p>PSICOLOGIA <text:s text:c="39"/></text:p>
          </table:table-cell>
          <table:table-cell office:value-type="string">
            <text:p>Journal of Insect 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2605</text:p>
          </table:table-cell>
          <table:table-cell office:value-type="string">
            <text:p>PSICOLOGIA <text:s text:c="39"/></text:p>
          </table:table-cell>
          <table:table-cell office:value-type="string">
            <text:p>Journal of Interpersonal Viol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72</text:p>
          </table:table-cell>
          <table:table-cell office:value-type="string">
            <text:p>PSICOLOGIA <text:s text:c="39"/></text:p>
          </table:table-cell>
          <table:table-cell office:value-type="string">
            <text:p>Journal of Mamma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85</text:p>
          </table:table-cell>
          <table:table-cell office:value-type="string">
            <text:p>PSICOLOGIA <text:s text:c="39"/></text:p>
          </table:table-cell>
          <table:table-cell office:value-type="string">
            <text:p>Journal of Medical Ento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2861</text:p>
          </table:table-cell>
          <table:table-cell office:value-type="string">
            <text:p>PSICOLOGIA <text:s text:c="39"/></text:p>
          </table:table-cell>
          <table:table-cell office:value-type="string">
            <text:p>Journal of Mental Health Counse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720</text:p>
          </table:table-cell>
          <table:table-cell office:value-type="string">
            <text:p>PSICOLOGIA <text:s text:c="39"/></text:p>
          </table:table-cell>
          <table:table-cell office:value-type="string">
            <text:p>Journal of Microsco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379</text:p>
          </table:table-cell>
          <table:table-cell office:value-type="string">
            <text:p>PSICOLOGIA <text:s text:c="39"/></text:p>
          </table:table-cell>
          <table:table-cell office:value-type="string">
            <text:p>Journal of Molecular His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8696</text:p>
          </table:table-cell>
          <table:table-cell office:value-type="string">
            <text:p>PSICOLOGIA <text:s text:c="39"/></text:p>
          </table:table-cell>
          <table:table-cell office:value-type="string">
            <text:p>Journal of Molecular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240</text:p>
          </table:table-cell>
          <table:table-cell office:value-type="string">
            <text:p>PSICOLOGIA <text:s text:c="39"/></text:p>
          </table:table-cell>
          <table:table-cell office:value-type="string">
            <text:p>Journal of Moral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2525</text:p>
          </table:table-cell>
          <table:table-cell office:value-type="string">
            <text:p>PSICOLOGIA <text:s text:c="39"/></text:p>
          </table:table-cell>
          <table:table-cell office:value-type="string">
            <text:p>Journal of Morphology (1931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3864</text:p>
          </table:table-cell>
          <table:table-cell office:value-type="string">
            <text:p>PSICOLOGIA <text:s text:c="39"/></text:p>
          </table:table-cell>
          <table:table-cell office:value-type="string">
            <text:p>Journal of Natural Produ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564</text:p>
          </table:table-cell>
          <table:table-cell office:value-type="string">
            <text:p>PSICOLOGIA <text:s text:c="39"/></text:p>
          </table:table-cell>
          <table:table-cell office:value-type="string">
            <text:p>Journal of Neural Transmis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8483</text:p>
          </table:table-cell>
          <table:table-cell office:value-type="string">
            <text:p>PSICOLOGIA <text:s text:c="39"/></text:p>
          </table:table-cell>
          <table:table-cell office:value-type="string">
            <text:p>Journal of Neural Transplantation &amp; Plastic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94</text:p>
          </table:table-cell>
          <table:table-cell office:value-type="string">
            <text:p>PSICOLOGIA <text:s text:c="39"/></text:p>
          </table:table-cell>
          <table:table-cell office:value-type="string">
            <text:p>Journal of Neuroendocri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50</text:p>
          </table:table-cell>
          <table:table-cell office:value-type="string">
            <text:p>PSICOLOGIA <text:s text:c="39"/></text:p>
          </table:table-cell>
          <table:table-cell office:value-type="string">
            <text:p>Journal of Neurology, Neurosurgery and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77</text:p>
          </table:table-cell>
          <table:table-cell office:value-type="string">
            <text:p>PSICOLOGIA <text:s text:c="39"/></text:p>
          </table:table-cell>
          <table:table-cell office:value-type="string">
            <text:p>Journal of Neuro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70</text:p>
          </table:table-cell>
          <table:table-cell office:value-type="string">
            <text:p>PSICOLOGIA <text:s text:c="39"/></text:p>
          </table:table-cell>
          <table:table-cell office:value-type="string">
            <text:p>Journal of Neuroscience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4012</text:p>
          </table:table-cell>
          <table:table-cell office:value-type="string">
            <text:p>PSICOLOGIA <text:s text:c="39"/></text:p>
          </table:table-cell>
          <table:table-cell office:value-type="string">
            <text:p>Journal of Neuroscienc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8061</text:p>
          </table:table-cell>
          <table:table-cell office:value-type="string">
            <text:p>PSICOLOGIA <text:s text:c="39"/></text:p>
          </table:table-cell>
          <table:table-cell office:value-type="string">
            <text:p>Journal of Organizational Behavior Manage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924</text:p>
          </table:table-cell>
          <table:table-cell office:value-type="string">
            <text:p>PSICOLOGIA <text:s text:c="39"/></text:p>
          </table:table-cell>
          <table:table-cell office:value-type="string">
            <text:p>Journal of Pain and Symptom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PSICOLOGIA <text:s text:c="39"/></text:p>
          </table:table-cell>
          <table:table-cell office:value-type="string">
            <text:p>Journal of Periodontology (197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14</text:p>
          </table:table-cell>
          <table:table-cell office:value-type="string">
            <text:p>PSICOLOGIA <text:s text:c="39"/></text:p>
          </table:table-cell>
          <table:table-cell office:value-type="string">
            <text:p>Journal of Personality and Social Psyc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PSICOLOGIA <text:s text:c="39"/></text:p>
          </table:table-cell>
          <table:table-cell office:value-type="string">
            <text:p>Journal of Pharmac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1900</text:p>
          </table:table-cell>
          <table:table-cell office:value-type="string">
            <text:p>PSICOLOGIA <text:s text:c="39"/></text:p>
          </table:table-cell>
          <table:table-cell office:value-type="string">
            <text:p>Journal of Pharmacy Practi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984</text:p>
          </table:table-cell>
          <table:table-cell office:value-type="string">
            <text:p>PSICOLOGIA <text:s text:c="39"/></text:p>
          </table:table-cell>
          <table:table-cell office:value-type="string">
            <text:p>Journal of Physics. Condensed Matte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51</text:p>
          </table:table-cell>
          <table:table-cell office:value-type="string">
            <text:p>PSICOLOGIA <text:s text:c="39"/></text:p>
          </table:table-cell>
          <table:table-cell office:value-type="string">
            <text:p>Journal of Physiology (Lon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4537</text:p>
          </table:table-cell>
          <table:table-cell office:value-type="string">
            <text:p>PSICOLOGIA <text:s text:c="39"/></text:p>
          </table:table-cell>
          <table:table-cell office:value-type="string">
            <text:p>Journal of Portuguese Linguis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811</text:p>
          </table:table-cell>
          <table:table-cell office:value-type="string">
            <text:p>PSICOLOGIA <text:s text:c="39"/></text:p>
          </table:table-cell>
          <table:table-cell office:value-type="string">
            <text:p>Journal of Psychopharmacology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7285</text:p>
          </table:table-cell>
          <table:table-cell office:value-type="string">
            <text:p>PSICOLOGIA <text:s text:c="39"/></text:p>
          </table:table-cell>
          <table:table-cell office:value-type="string">
            <text:p>Journal of Psychopharmacology (Oxford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197</text:p>
          </table:table-cell>
          <table:table-cell office:value-type="string">
            <text:p>PSICOLOGIA <text:s text:c="39"/></text:p>
          </table:table-cell>
          <table:table-cell office:value-type="string">
            <text:p>Journal of Religion and Healt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6566</text:p>
          </table:table-cell>
          <table:table-cell office:value-type="string">
            <text:p>PSICOLOGIA <text:s text:c="39"/></text:p>
          </table:table-cell>
          <table:table-cell office:value-type="string">
            <text:p>Journal of Research in Personali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375</text:p>
          </table:table-cell>
          <table:table-cell office:value-type="string">
            <text:p>PSICOLOGIA <text:s text:c="39"/></text:p>
          </table:table-cell>
          <table:table-cell office:value-type="string">
            <text:p>Journal of Safety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6457</text:p>
          </table:table-cell>
          <table:table-cell office:value-type="string">
            <text:p>PSICOLOGIA <text:s text:c="39"/></text:p>
          </table:table-cell>
          <table:table-cell office:value-type="string">
            <text:p>Journal of Sandplay 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3310</text:p>
          </table:table-cell>
          <table:table-cell office:value-type="string">
            <text:p>PSICOLOGIA <text:s text:c="39"/></text:p>
          </table:table-cell>
          <table:table-cell office:value-type="string">
            <text:p>Journal of Scientific Explor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37</text:p>
          </table:table-cell>
          <table:table-cell office:value-type="string">
            <text:p>PSICOLOGIA <text:s text:c="39"/></text:p>
          </table:table-cell>
          <table:table-cell office:value-type="string">
            <text:p>Journal of Social Issu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3-5377</text:p>
          </table:table-cell>
          <table:table-cell office:value-type="string">
            <text:p>PSICOLOGIA <text:s text:c="39"/></text:p>
          </table:table-cell>
          <table:table-cell office:value-type="string">
            <text:p>Journal of Social, Evolutionary &amp; Cultural Psyc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60X</text:p>
          </table:table-cell>
          <table:table-cell office:value-type="string">
            <text:p>PSICOLOGIA <text:s text:c="39"/></text:p>
          </table:table-cell>
          <table:table-cell office:value-type="string">
            <text:p>Journal of Sound and Vibr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4388</text:p>
          </table:table-cell>
          <table:table-cell office:value-type="string">
            <text:p>PSICOLOGIA <text:s text:c="39"/></text:p>
          </table:table-cell>
          <table:table-cell office:value-type="string">
            <text:p>Journal of Speech, Language, and Hearing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2779</text:p>
          </table:table-cell>
          <table:table-cell office:value-type="string">
            <text:p>PSICOLOGIA <text:s text:c="39"/></text:p>
          </table:table-cell>
          <table:table-cell office:value-type="string">
            <text:p>Journal of Sport &amp; Exercise Psyc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0414</text:p>
          </table:table-cell>
          <table:table-cell office:value-type="string">
            <text:p>PSICOLOGIA <text:s text:c="39"/></text:p>
          </table:table-cell>
          <table:table-cell office:value-type="string">
            <text:p>Journal of Sports 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651</text:p>
          </table:table-cell>
          <table:table-cell office:value-type="string">
            <text:p>PSICOLOGIA <text:s text:c="39"/></text:p>
          </table:table-cell>
          <table:table-cell office:value-type="string">
            <text:p>Journal of the American Psychoanalytic Associ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838</text:p>
          </table:table-cell>
          <table:table-cell office:value-type="string">
            <text:p>PSICOLOGIA <text:s text:c="39"/></text:p>
          </table:table-cell>
          <table:table-cell office:value-type="string">
            <text:p>Journal of the Autonomic Nervous System (Cessou em 2000. Cont. ISSN 1566-0702 Autonomic Neuroscience: Basic &amp; Clinica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002</text:p>
          </table:table-cell>
          <table:table-cell office:value-type="string">
            <text:p>PSICOLOGIA <text:s text:c="39"/></text:p>
          </table:table-cell>
          <table:table-cell office:value-type="string">
            <text:p>Journal of the Experimental Analysis of Behavio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010</text:p>
          </table:table-cell>
          <table:table-cell office:value-type="string">
            <text:p>PSICOLOGIA <text:s text:c="39"/></text:p>
          </table:table-cell>
          <table:table-cell office:value-type="string">
            <text:p>Journal of the History of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6177</text:p>
          </table:table-cell>
          <table:table-cell office:value-type="string">
            <text:p>PSICOLOGIA <text:s text:c="39"/></text:p>
          </table:table-cell>
          <table:table-cell office:value-type="string">
            <text:p>Journal of the International Neuropsychological Socie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7769</text:p>
          </table:table-cell>
          <table:table-cell office:value-type="string">
            <text:p>PSICOLOGIA <text:s text:c="39"/></text:p>
          </table:table-cell>
          <table:table-cell office:value-type="string">
            <text:p>Journal of the Marine Biological Association of the UK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54</text:p>
          </table:table-cell>
          <table:table-cell office:value-type="string">
            <text:p>PSICOLOGIA <text:s text:c="39"/></text:p>
          </table:table-cell>
          <table:table-cell office:value-type="string">
            <text:p>Journal of the Marine Biological Association of the United Kingdo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0X</text:p>
          </table:table-cell>
          <table:table-cell office:value-type="string">
            <text:p>PSICOLOGIA <text:s text:c="39"/></text:p>
          </table:table-cell>
          <table:table-cell office:value-type="string">
            <text:p>Journal of the Neurolog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1172</text:p>
          </table:table-cell>
          <table:table-cell office:value-type="string">
            <text:p>PSICOLOGIA <text:s text:c="39"/></text:p>
          </table:table-cell>
          <table:table-cell office:value-type="string">
            <text:p>Journal of Vascula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4-7362</text:p>
          </table:table-cell>
          <table:table-cell office:value-type="string">
            <text:p>PSICOLOGIA <text:s text:c="39"/></text:p>
          </table:table-cell>
          <table:table-cell office:value-type="string">
            <text:p>Journal of Vision (Charlottesville, V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25</text:p>
          </table:table-cell>
          <table:table-cell office:value-type="string">
            <text:p>PSICOLOGIA <text:s text:c="39"/></text:p>
          </table:table-cell>
          <table:table-cell office:value-type="string">
            <text:p>Junguiana (Sa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012</text:p>
          </table:table-cell>
          <table:table-cell office:value-type="string">
            <text:p>PSICOLOGIA <text:s text:c="39"/></text:p>
          </table:table-cell>
          <table:table-cell office:value-type="string">
            <text:p>Kaleidoscópio (Coronel Fabrician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4-2440</text:p>
          </table:table-cell>
          <table:table-cell office:value-type="string">
            <text:p>PSICOLOGIA <text:s text:c="39"/></text:p>
          </table:table-cell>
          <table:table-cell office:value-type="string">
            <text:p>Krisis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12X</text:p>
          </table:table-cell>
          <table:table-cell office:value-type="string">
            <text:p>PSICOLOGIA <text:s text:c="39"/></text:p>
          </table:table-cell>
          <table:table-cell office:value-type="string">
            <text:p>Kriterion (UFM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6-061X</text:p>
          </table:table-cell>
          <table:table-cell office:value-type="string">
            <text:p>PSICOLOGIA <text:s text:c="39"/></text:p>
          </table:table-cell>
          <table:table-cell office:value-type="string">
            <text:p>La Lettre - GRAP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6-7784</text:p>
          </table:table-cell>
          <table:table-cell office:value-type="string">
            <text:p>PSICOLOGIA <text:s text:c="39"/></text:p>
          </table:table-cell>
          <table:table-cell office:value-type="string">
            <text:p>La Lettre de l'AIRDF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5237</text:p>
          </table:table-cell>
          <table:table-cell office:value-type="string">
            <text:p>PSICOLOGIA <text:s text:c="39"/></text:p>
          </table:table-cell>
          <table:table-cell office:value-type="string">
            <text:p>Laboreal (Port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9-4374</text:p>
          </table:table-cell>
          <table:table-cell office:value-type="string">
            <text:p>PSICOLOGIA <text:s text:c="39"/></text:p>
          </table:table-cell>
          <table:table-cell office:value-type="string">
            <text:p>Langage &amp; Inconsci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650X</text:p>
          </table:table-cell>
          <table:table-cell office:value-type="string">
            <text:p>PSICOLOGIA <text:s text:c="39"/></text:p>
          </table:table-cell>
          <table:table-cell office:value-type="string">
            <text:p>Laterality (Hove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358</text:p>
          </table:table-cell>
          <table:table-cell office:value-type="string">
            <text:p>PSICOLOGIA <text:s text:c="39"/></text:p>
          </table:table-cell>
          <table:table-cell office:value-type="string">
            <text:p>Latin American Journal of Fundamental Psychopathology On L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30</text:p>
          </table:table-cell>
          <table:table-cell office:value-type="string">
            <text:p>PSICOLOGIA <text:s text:c="39"/></text:p>
          </table:table-cell>
          <table:table-cell office:value-type="string">
            <text:p>Latusa (Rio de Janeir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5-7899</text:p>
          </table:table-cell>
          <table:table-cell office:value-type="string">
            <text:p>PSICOLOGIA <text:s text:c="39"/></text:p>
          </table:table-cell>
          <table:table-cell office:value-type="string">
            <text:p>Le Coq Hér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2-668X</text:p>
          </table:table-cell>
          <table:table-cell office:value-type="string">
            <text:p>PSICOLOGIA <text:s text:c="39"/></text:p>
          </table:table-cell>
          <table:table-cell office:value-type="string">
            <text:p>Le Divan Famil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0069</text:p>
          </table:table-cell>
          <table:table-cell office:value-type="string">
            <text:p>PSICOLOGIA <text:s text:c="39"/></text:p>
          </table:table-cell>
          <table:table-cell office:value-type="string">
            <text:p>Lecturas Educación Física y Depor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PSICOLOGIA <text:s text:c="39"/></text:p>
          </table:table-cell>
          <table:table-cell office:value-type="string">
            <text:p>Lecturas Educación Física y Deportes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PSICOLOGIA <text:s text:c="39"/></text:p>
          </table:table-cell>
          <table:table-cell office:value-type="string">
            <text:p>Lecture Notes in Computer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87X</text:p>
          </table:table-cell>
          <table:table-cell office:value-type="string">
            <text:p>PSICOLOGIA <text:s text:c="39"/></text:p>
          </table:table-cell>
          <table:table-cell office:value-type="string">
            <text:p>Leitura. Teoria &amp; Prá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074</text:p>
          </table:table-cell>
          <table:table-cell office:value-type="string">
            <text:p>PSICOLOGIA <text:s text:c="39"/></text:p>
          </table:table-cell>
          <table:table-cell office:value-type="string">
            <text:p>Leonardo (Indai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635</text:p>
          </table:table-cell>
          <table:table-cell office:value-type="string">
            <text:p>PSICOLOGIA <text:s text:c="39"/></text:p>
          </table:table-cell>
          <table:table-cell office:value-type="string">
            <text:p>Leopoldianum (UNISANT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3912</text:p>
          </table:table-cell>
          <table:table-cell office:value-type="string">
            <text:p>PSICOLOGIA <text:s text:c="39"/></text:p>
          </table:table-cell>
          <table:table-cell office:value-type="string">
            <text:p>Les Cahiers de l'Implication (Cessou em 2003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6-274X</text:p>
          </table:table-cell>
          <table:table-cell office:value-type="string">
            <text:p>PSICOLOGIA <text:s text:c="39"/></text:p>
          </table:table-cell>
          <table:table-cell office:value-type="string">
            <text:p>Les Cahiers de Psychologie Politiqu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8-4239</text:p>
          </table:table-cell>
          <table:table-cell office:value-type="string">
            <text:p>PSICOLOGIA <text:s text:c="39"/></text:p>
          </table:table-cell>
          <table:table-cell office:value-type="string">
            <text:p>Les Enjeux de l'information et de la Communic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2-438X</text:p>
          </table:table-cell>
          <table:table-cell office:value-type="string">
            <text:p>PSICOLOGIA <text:s text:c="39"/></text:p>
          </table:table-cell>
          <table:table-cell office:value-type="string">
            <text:p>Les Irraiductibles (Saint-Den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193</text:p>
          </table:table-cell>
          <table:table-cell office:value-type="string">
            <text:p>PSICOLOGIA <text:s text:c="39"/></text:p>
          </table:table-cell>
          <table:table-cell office:value-type="string">
            <text:p>Letra Mag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35</text:p>
          </table:table-cell>
          <table:table-cell office:value-type="string">
            <text:p>PSICOLOGIA <text:s text:c="39"/></text:p>
          </table:table-cell>
          <table:table-cell office:value-type="string">
            <text:p>Letras de Hoj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482</text:p>
          </table:table-cell>
          <table:table-cell office:value-type="string">
            <text:p>PSICOLOGIA <text:s text:c="39"/></text:p>
          </table:table-cell>
          <table:table-cell office:value-type="string">
            <text:p>Lettre Internationale (Denmark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3-3063</text:p>
          </table:table-cell>
          <table:table-cell office:value-type="string">
            <text:p>PSICOLOGIA <text:s text:c="39"/></text:p>
          </table:table-cell>
          <table:table-cell office:value-type="string">
            <text:p>Lettre Mensuelle de l'Ecole de la Cause Freudien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171</text:p>
          </table:table-cell>
          <table:table-cell office:value-type="string">
            <text:p>PSICOLOGIA <text:s text:c="39"/></text:p>
          </table:table-cell>
          <table:table-cell office:value-type="string">
            <text:p>Licere (Centro de Estudos de Lazer e Recreaçã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PSICOLOGIA <text:s text:c="39"/></text:p>
          </table:table-cell>
          <table:table-cell office:value-type="string">
            <text:p>Life Sciences (197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36</text:p>
          </table:table-cell>
          <table:table-cell office:value-type="string">
            <text:p>PSICOLOGIA <text:s text:c="39"/></text:p>
          </table:table-cell>
          <table:table-cell office:value-type="string">
            <text:p>Liinc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498</text:p>
          </table:table-cell>
          <table:table-cell office:value-type="string">
            <text:p>PSICOLOGIA <text:s text:c="39"/></text:p>
          </table:table-cell>
          <table:table-cell office:value-type="string">
            <text:p>Língua Portugues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24X</text:p>
          </table:table-cell>
          <table:table-cell office:value-type="string">
            <text:p>PSICOLOGIA <text:s text:c="39"/></text:p>
          </table:table-cell>
          <table:table-cell office:value-type="string">
            <text:p>Lingua(ge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928</text:p>
          </table:table-cell>
          <table:table-cell office:value-type="string">
            <text:p>PSICOLOGIA <text:s text:c="39"/></text:p>
          </table:table-cell>
          <table:table-cell office:value-type="string">
            <text:p>Linguagem &amp; Ensino (UCPel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632</text:p>
          </table:table-cell>
          <table:table-cell office:value-type="string">
            <text:p>PSICOLOGIA <text:s text:c="39"/></text:p>
          </table:table-cell>
          <table:table-cell office:value-type="string">
            <text:p>Linguagem em (Dis)curs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943</text:p>
          </table:table-cell>
          <table:table-cell office:value-type="string">
            <text:p>PSICOLOGIA <text:s text:c="39"/></text:p>
          </table:table-cell>
          <table:table-cell office:value-type="string">
            <text:p>Linguagens : Revista de Letras, Artes e Comunicação (FUR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988</text:p>
          </table:table-cell>
          <table:table-cell office:value-type="string">
            <text:p>PSICOLOGIA <text:s text:c="39"/></text:p>
          </table:table-cell>
          <table:table-cell office:value-type="string">
            <text:p>Linguasagem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67X</text:p>
          </table:table-cell>
          <table:table-cell office:value-type="string">
            <text:p>PSICOLOGIA <text:s text:c="39"/></text:p>
          </table:table-cell>
          <table:table-cell office:value-type="string">
            <text:p>Linhas (UDESC) (Cessou em 2005. Cont. ISSN 1984-7238 Linhas (Florianópolis. 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896</text:p>
          </table:table-cell>
          <table:table-cell office:value-type="string">
            <text:p>PSICOLOGIA <text:s text:c="39"/></text:p>
          </table:table-cell>
          <table:table-cell office:value-type="string">
            <text:p>Linhas Críticas (Un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4-5679</text:p>
          </table:table-cell>
          <table:table-cell office:value-type="string">
            <text:p>PSICOLOGIA <text:s text:c="39"/></text:p>
          </table:table-cell>
          <table:table-cell office:value-type="string">
            <text:p>Listek Debow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095</text:p>
          </table:table-cell>
          <table:table-cell office:value-type="string">
            <text:p>PSICOLOGIA <text:s text:c="39"/></text:p>
          </table:table-cell>
          <table:table-cell office:value-type="string">
            <text:p>Literal (Camp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625</text:p>
          </table:table-cell>
          <table:table-cell office:value-type="string">
            <text:p>PSICOLOGIA <text:s text:c="39"/></text:p>
          </table:table-cell>
          <table:table-cell office:value-type="string">
            <text:p>Literatura em Debate (UR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933</text:p>
          </table:table-cell>
          <table:table-cell office:value-type="string">
            <text:p>PSICOLOGIA <text:s text:c="39"/></text:p>
          </table:table-cell>
          <table:table-cell office:value-type="string">
            <text:p>Logos (UERJ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04</text:p>
          </table:table-cell>
          <table:table-cell office:value-type="string">
            <text:p>PSICOLOGIA <text:s text:c="39"/></text:p>
          </table:table-cell>
          <table:table-cell office:value-type="string">
            <text:p>Lugar Comum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512</text:p>
          </table:table-cell>
          <table:table-cell office:value-type="string">
            <text:p>PSICOLOGIA <text:s text:c="39"/></text:p>
          </table:table-cell>
          <table:table-cell office:value-type="string">
            <text:p>Lumen (Recif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86</text:p>
          </table:table-cell>
          <table:table-cell office:value-type="string">
            <text:p>PSICOLOGIA <text:s text:c="39"/></text:p>
          </table:table-cell>
          <table:table-cell office:value-type="string">
            <text:p>Luminis (UNILINHA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100</text:p>
          </table:table-cell>
          <table:table-cell office:value-type="string">
            <text:p>PSICOLOGIA <text:s text:c="39"/></text:p>
          </table:table-cell>
          <table:table-cell office:value-type="string">
            <text:p>Lutas &amp; Resist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2027-1174</text:p>
          </table:table-cell>
          <table:table-cell office:value-type="string">
            <text:p>PSICOLOGIA <text:s text:c="39"/></text:p>
          </table:table-cell>
          <table:table-cell office:value-type="string">
            <text:p>Magis Revista Internacional de Investigación en Educació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748</text:p>
          </table:table-cell>
          <table:table-cell office:value-type="string">
            <text:p>PSICOLOGIA <text:s text:c="39"/></text:p>
          </table:table-cell>
          <table:table-cell office:value-type="string">
            <text:p>Magis. Cadernos de Fé e 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651</text:p>
          </table:table-cell>
          <table:table-cell office:value-type="string">
            <text:p>PSICOLOGIA <text:s text:c="39"/></text:p>
          </table:table-cell>
          <table:table-cell office:value-type="string">
            <text:p>Mal-Estar e Socie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1461</text:p>
          </table:table-cell>
          <table:table-cell office:value-type="string">
            <text:p>PSICOLOGIA <text:s text:c="39"/></text:p>
          </table:table-cell>
          <table:table-cell office:value-type="string">
            <text:p>Mammalia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3300</text:p>
          </table:table-cell>
          <table:table-cell office:value-type="string">
            <text:p>PSICOLOGIA <text:s text:c="39"/></text:p>
          </table:table-cell>
          <table:table-cell office:value-type="string">
            <text:p>Management Online Revie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241</text:p>
          </table:table-cell>
          <table:table-cell office:value-type="string">
            <text:p>PSICOLOGIA <text:s text:c="39"/></text:p>
          </table:table-cell>
          <table:table-cell office:value-type="string">
            <text:p>Mandrágora (São Bernardo do Camp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045</text:p>
          </table:table-cell>
          <table:table-cell office:value-type="string">
            <text:p>PSICOLOGIA <text:s text:c="39"/></text:p>
          </table:table-cell>
          <table:table-cell office:value-type="string">
            <text:p>Manuscrito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84</text:p>
          </table:table-cell>
          <table:table-cell office:value-type="string">
            <text:p>PSICOLOGIA <text:s text:c="39"/></text:p>
          </table:table-cell>
          <table:table-cell office:value-type="string">
            <text:p>Margem Esquerd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2672</text:p>
          </table:table-cell>
          <table:table-cell office:value-type="string">
            <text:p>PSICOLOGIA <text:s text:c="39"/></text:p>
          </table:table-cell>
          <table:table-cell office:value-type="string">
            <text:p>Marine Biodiversity Recor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4929</text:p>
          </table:table-cell>
          <table:table-cell office:value-type="string">
            <text:p>PSICOLOGIA <text:s text:c="39"/></text:p>
          </table:table-cell>
          <table:table-cell office:value-type="string">
            <text:p>Marriage &amp; Family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383</text:p>
          </table:table-cell>
          <table:table-cell office:value-type="string">
            <text:p>PSICOLOGIA <text:s text:c="39"/></text:p>
          </table:table-cell>
          <table:table-cell office:value-type="string">
            <text:p>Mastozoología Neotropical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96X</text:p>
          </table:table-cell>
          <table:table-cell office:value-type="string">
            <text:p>PSICOLOGIA <text:s text:c="39"/></text:p>
          </table:table-cell>
          <table:table-cell office:value-type="string">
            <text:p>Materials Science &amp; Engineering. R, Re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65</text:p>
          </table:table-cell>
          <table:table-cell office:value-type="string">
            <text:p>PSICOLOGIA <text:s text:c="39"/></text:p>
          </table:table-cell>
          <table:table-cell office:value-type="string">
            <text:p>Matraga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579</text:p>
          </table:table-cell>
          <table:table-cell office:value-type="string">
            <text:p>PSICOLOGIA <text:s text:c="39"/></text:p>
          </table:table-cell>
          <table:table-cell office:value-type="string">
            <text:p>Matteria Primma (Faculdades CO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9877</text:p>
          </table:table-cell>
          <table:table-cell office:value-type="string">
            <text:p>PSICOLOGIA <text:s text:c="39"/></text:p>
          </table:table-cell>
          <table:table-cell office:value-type="string">
            <text:p>Medical Hypothe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6046</text:p>
          </table:table-cell>
          <table:table-cell office:value-type="string">
            <text:p>PSICOLOGIA <text:s text:c="39"/></text:p>
          </table:table-cell>
          <table:table-cell office:value-type="string">
            <text:p>Medicina (USP.FMR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94</text:p>
          </table:table-cell>
          <table:table-cell office:value-type="string">
            <text:p>PSICOLOGIA <text:s text:c="39"/></text:p>
          </table:table-cell>
          <table:table-cell office:value-type="string">
            <text:p>Medicina de Reabilit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6-6462</text:p>
          </table:table-cell>
          <table:table-cell office:value-type="string">
            <text:p>PSICOLOGIA <text:s text:c="39"/></text:p>
          </table:table-cell>
          <table:table-cell office:value-type="string">
            <text:p>Medio Ambiente y Comportamiento Human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3897</text:p>
          </table:table-cell>
          <table:table-cell office:value-type="string">
            <text:p>PSICOLOGIA <text:s text:c="39"/></text:p>
          </table:table-cell>
          <table:table-cell office:value-type="string">
            <text:p>Mediodicho Córdob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669</text:p>
          </table:table-cell>
          <table:table-cell office:value-type="string">
            <text:p>PSICOLOGIA <text:s text:c="39"/></text:p>
          </table:table-cell>
          <table:table-cell office:value-type="string">
            <text:p>Memorandum (Belo Horizont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901</text:p>
          </table:table-cell>
          <table:table-cell office:value-type="string">
            <text:p>PSICOLOGIA <text:s text:c="39"/></text:p>
          </table:table-cell>
          <table:table-cell office:value-type="string">
            <text:p>Memórias do Instituto Butantan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8211</text:p>
          </table:table-cell>
          <table:table-cell office:value-type="string">
            <text:p>PSICOLOGIA <text:s text:c="39"/></text:p>
          </table:table-cell>
          <table:table-cell office:value-type="string">
            <text:p>Memory (Hove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427</text:p>
          </table:table-cell>
          <table:table-cell office:value-type="string">
            <text:p>PSICOLOGIA <text:s text:c="39"/></text:p>
          </table:table-cell>
          <table:table-cell office:value-type="string">
            <text:p>Mental (Barbacen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228X</text:p>
          </table:table-cell>
          <table:table-cell office:value-type="string">
            <text:p>PSICOLOGIA <text:s text:c="39"/></text:p>
          </table:table-cell>
          <table:table-cell office:value-type="string">
            <text:p>Mind, Brain and Education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2271</text:p>
          </table:table-cell>
          <table:table-cell office:value-type="string">
            <text:p>PSICOLOGIA <text:s text:c="39"/></text:p>
          </table:table-cell>
          <table:table-cell office:value-type="string">
            <text:p>Mind, Brain and Educ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5685</text:p>
          </table:table-cell>
          <table:table-cell office:value-type="string">
            <text:p>PSICOLOGIA <text:s text:c="39"/></text:p>
          </table:table-cell>
          <table:table-cell office:value-type="string">
            <text:p>Miradas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257X</text:p>
          </table:table-cell>
          <table:table-cell office:value-type="string">
            <text:p>PSICOLOGIA <text:s text:c="39"/></text:p>
          </table:table-cell>
          <table:table-cell office:value-type="string">
            <text:p>MM. Journal of Marketing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894</text:p>
          </table:table-cell>
          <table:table-cell office:value-type="string">
            <text:p>PSICOLOGIA <text:s text:c="39"/></text:p>
          </table:table-cell>
          <table:table-cell office:value-type="string">
            <text:p>Mnemosine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207</text:p>
          </table:table-cell>
          <table:table-cell office:value-type="string">
            <text:p>PSICOLOGIA <text:s text:c="39"/></text:p>
          </table:table-cell>
          <table:table-cell office:value-type="string">
            <text:p>Molecular and Cellular Endocri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895X</text:p>
          </table:table-cell>
          <table:table-cell office:value-type="string">
            <text:p>PSICOLOGIA <text:s text:c="39"/></text:p>
          </table:table-cell>
          <table:table-cell office:value-type="string">
            <text:p>Molecular 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184</text:p>
          </table:table-cell>
          <table:table-cell office:value-type="string">
            <text:p>PSICOLOGIA <text:s text:c="39"/></text:p>
          </table:table-cell>
          <table:table-cell office:value-type="string">
            <text:p>Molecular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723</text:p>
          </table:table-cell>
          <table:table-cell office:value-type="string">
            <text:p>PSICOLOGIA <text:s text:c="39"/></text:p>
          </table:table-cell>
          <table:table-cell office:value-type="string">
            <text:p>Momento do Professor (UAM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913</text:p>
          </table:table-cell>
          <table:table-cell office:value-type="string">
            <text:p>PSICOLOGIA <text:s text:c="39"/></text:p>
          </table:table-cell>
          <table:table-cell office:value-type="string">
            <text:p>Mosaico : Estudos em Psicologia (UFMG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1640</text:p>
          </table:table-cell>
          <table:table-cell office:value-type="string">
            <text:p>PSICOLOGIA <text:s text:c="39"/></text:p>
          </table:table-cell>
          <table:table-cell office:value-type="string">
            <text:p>Motor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85</text:p>
          </table:table-cell>
          <table:table-cell office:value-type="string">
            <text:p>PSICOLOGIA <text:s text:c="39"/></text:p>
          </table:table-cell>
          <table:table-cell office:value-type="string">
            <text:p>Movement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678</text:p>
          </table:table-cell>
          <table:table-cell office:value-type="string">
            <text:p>PSICOLOGIA <text:s text:c="39"/></text:p>
          </table:table-cell>
          <table:table-cell office:value-type="string">
            <text:p>Movimento &amp; Percepçã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4X</text:p>
          </table:table-cell>
          <table:table-cell office:value-type="string">
            <text:p>PSICOLOGIA <text:s text:c="39"/></text:p>
          </table:table-cell>
          <table:table-cell office:value-type="string">
            <text:p>Movimento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69</text:p>
          </table:table-cell>
          <table:table-cell office:value-type="string">
            <text:p>PSICOLOGIA <text:s text:c="39"/></text:p>
          </table:table-cell>
          <table:table-cell office:value-type="string">
            <text:p>Mudancas (IM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993</text:p>
          </table:table-cell>
          <table:table-cell office:value-type="string">
            <text:p>PSICOLOGIA <text:s text:c="39"/></text:p>
          </table:table-cell>
          <table:table-cell office:value-type="string">
            <text:p>Múltiplas Leitu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317</text:p>
          </table:table-cell>
          <table:table-cell office:value-type="string">
            <text:p>PSICOLOGIA <text:s text:c="39"/></text:p>
          </table:table-cell>
          <table:table-cell office:value-type="string">
            <text:p>Multiplicações (UEP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12X</text:p>
          </table:table-cell>
          <table:table-cell office:value-type="string">
            <text:p>PSICOLOGIA <text:s text:c="39"/></text:p>
          </table:table-cell>
          <table:table-cell office:value-type="string">
            <text:p>Multitemas (UCD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2-0107</text:p>
          </table:table-cell>
          <table:table-cell office:value-type="string">
            <text:p>PSICOLOGIA <text:s text:c="39"/></text:p>
          </table:table-cell>
          <table:table-cell office:value-type="string">
            <text:p>Multitudes (Par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9634</text:p>
          </table:table-cell>
          <table:table-cell office:value-type="string">
            <text:p>PSICOLOGIA <text:s text:c="39"/></text:p>
          </table:table-cell>
          <table:table-cell office:value-type="string">
            <text:p>Nanomedicine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6740</text:p>
          </table:table-cell>
          <table:table-cell office:value-type="string">
            <text:p>PSICOLOGIA <text:s text:c="39"/></text:p>
          </table:table-cell>
          <table:table-cell office:value-type="string">
            <text:p>Narrative Inqui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30</text:p>
          </table:table-cell>
          <table:table-cell office:value-type="string">
            <text:p>PSICOLOGIA <text:s text:c="39"/></text:p>
          </table:table-cell>
          <table:table-cell office:value-type="string">
            <text:p>Natureza Humana (Cessou em 2008. Cont. ISSN 2175-2834 Natureza Humana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PSICOLOGIA <text:s text:c="39"/></text:p>
          </table:table-cell>
          <table:table-cell office:value-type="string">
            <text:p>Neotropical Entom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25</text:p>
          </table:table-cell>
          <table:table-cell office:value-type="string">
            <text:p>PSICOLOGIA <text:s text:c="39"/></text:p>
          </table:table-cell>
          <table:table-cell office:value-type="string">
            <text:p>Neotropical Ichthy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705</text:p>
          </table:table-cell>
          <table:table-cell office:value-type="string">
            <text:p>PSICOLOGIA <text:s text:c="39"/></text:p>
          </table:table-cell>
          <table:table-cell office:value-type="string">
            <text:p>Neotropical Prima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947</text:p>
          </table:table-cell>
          <table:table-cell office:value-type="string">
            <text:p>PSICOLOGIA <text:s text:c="39"/></text:p>
          </table:table-cell>
          <table:table-cell office:value-type="string">
            <text:p>Neuro Psicologia e Aprendiz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00</text:p>
          </table:table-cell>
          <table:table-cell office:value-type="string">
            <text:p>PSICOLOGIA <text:s text:c="39"/></text:p>
          </table:table-cell>
          <table:table-cell office:value-type="string">
            <text:p>Neurobiologia (Recife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4580</text:p>
          </table:table-cell>
          <table:table-cell office:value-type="string">
            <text:p>PSICOLOGIA <text:s text:c="39"/></text:p>
          </table:table-cell>
          <table:table-cell office:value-type="string">
            <text:p>Neurobiology of Ag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7427</text:p>
          </table:table-cell>
          <table:table-cell office:value-type="string">
            <text:p>PSICOLOGIA <text:s text:c="39"/></text:p>
          </table:table-cell>
          <table:table-cell office:value-type="string">
            <text:p>Neurobiology of Learning and Memo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3190</text:p>
          </table:table-cell>
          <table:table-cell office:value-type="string">
            <text:p>PSICOLOGIA <text:s text:c="39"/></text:p>
          </table:table-cell>
          <table:table-cell office:value-type="string">
            <text:p>Neurochem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058</text:p>
          </table:table-cell>
          <table:table-cell office:value-type="string">
            <text:p>PSICOLOGIA <text:s text:c="39"/></text:p>
          </table:table-cell>
          <table:table-cell office:value-type="string">
            <text:p>Neurociência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312</text:p>
          </table:table-cell>
          <table:table-cell office:value-type="string">
            <text:p>PSICOLOGIA <text:s text:c="39"/></text:p>
          </table:table-cell>
          <table:table-cell office:value-type="string">
            <text:p>Neurocomputing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35</text:p>
          </table:table-cell>
          <table:table-cell office:value-type="string">
            <text:p>PSICOLOGIA <text:s text:c="39"/></text:p>
          </table:table-cell>
          <table:table-cell office:value-type="string">
            <text:p>Neuroendocrinology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8119</text:p>
          </table:table-cell>
          <table:table-cell office:value-type="string">
            <text:p>PSICOLOGIA <text:s text:c="39"/></text:p>
          </table:table-cell>
          <table:table-cell office:value-type="string">
            <text:p>NeuroImage (Orlando, Fla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401</text:p>
          </table:table-cell>
          <table:table-cell office:value-type="string">
            <text:p>PSICOLOGIA <text:s text:c="39"/></text:p>
          </table:table-cell>
          <table:table-cell office:value-type="string">
            <text:p>Neuroimmunomodulation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2791</text:p>
          </table:table-cell>
          <table:table-cell office:value-type="string">
            <text:p>PSICOLOGIA <text:s text:c="39"/></text:p>
          </table:table-cell>
          <table:table-cell office:value-type="string">
            <text:p>Neuroinformatics (Totow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78</text:p>
          </table:table-cell>
          <table:table-cell office:value-type="string">
            <text:p>PSICOLOGIA <text:s text:c="39"/></text:p>
          </table:table-cell>
          <table:table-cell office:value-type="string">
            <text:p>Neurology (Cleveland, Ohi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179</text:p>
          </table:table-cell>
          <table:table-cell office:value-type="string">
            <text:p>PSICOLOGIA <text:s text:c="39"/></text:p>
          </table:table-cell>
          <table:table-cell office:value-type="string">
            <text:p>Neuropeptides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908</text:p>
          </table:table-cell>
          <table:table-cell office:value-type="string">
            <text:p>PSICOLOGIA <text:s text:c="39"/></text:p>
          </table:table-cell>
          <table:table-cell office:value-type="string">
            <text:p>Neur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282X</text:p>
          </table:table-cell>
          <table:table-cell office:value-type="string">
            <text:p>PSICOLOGIA <text:s text:c="39"/></text:p>
          </table:table-cell>
          <table:table-cell office:value-type="string">
            <text:p>Neuropsych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4046</text:p>
          </table:table-cell>
          <table:table-cell office:value-type="string">
            <text:p>PSICOLOGIA <text:s text:c="39"/></text:p>
          </table:table-cell>
          <table:table-cell office:value-type="string">
            <text:p>Neuropsychology, Development, and Cognition. D, Clinical Neuropsychologis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965</text:p>
          </table:table-cell>
          <table:table-cell office:value-type="string">
            <text:p>PSICOLOGIA <text:s text:c="39"/></text:p>
          </table:table-cell>
          <table:table-cell office:value-type="string">
            <text:p>NeuroReport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22</text:p>
          </table:table-cell>
          <table:table-cell office:value-type="string">
            <text:p>PSICOLOGIA <text:s text:c="39"/></text:p>
          </table:table-cell>
          <table:table-cell office:value-type="string">
            <text:p>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7634</text:p>
          </table:table-cell>
          <table:table-cell office:value-type="string">
            <text:p>PSICOLOGIA <text:s text:c="39"/></text:p>
          </table:table-cell>
          <table:table-cell office:value-type="string">
            <text:p>Neuroscience and Biobehavioral Review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PSICOLOGIA <text:s text:c="39"/></text:p>
          </table:table-cell>
          <table:table-cell office:value-type="string">
            <text:p>Neuroscience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0102</text:p>
          </table:table-cell>
          <table:table-cell office:value-type="string">
            <text:p>PSICOLOGIA <text:s text:c="39"/></text:p>
          </table:table-cell>
          <table:table-cell office:value-type="string">
            <text:p>Neuroscienc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0362</text:p>
          </table:table-cell>
          <table:table-cell office:value-type="string">
            <text:p>PSICOLOGIA <text:s text:c="39"/></text:p>
          </table:table-cell>
          <table:table-cell office:value-type="string">
            <text:p>Neurotoxicology and Ter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2630</text:p>
          </table:table-cell>
          <table:table-cell office:value-type="string">
            <text:p>PSICOLOGIA <text:s text:c="39"/></text:p>
          </table:table-cell>
          <table:table-cell office:value-type="string">
            <text:p>New Journal of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2911</text:p>
          </table:table-cell>
          <table:table-cell office:value-type="string">
            <text:p>PSICOLOGIA <text:s text:c="39"/></text:p>
          </table:table-cell>
          <table:table-cell office:value-type="string">
            <text:p>New Solution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1-7924</text:p>
          </table:table-cell>
          <table:table-cell office:value-type="string">
            <text:p>PSICOLOGIA <text:s text:c="39"/></text:p>
          </table:table-cell>
          <table:table-cell office:value-type="string">
            <text:p>Ninchi Kagaku / Cognitive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7550</text:p>
          </table:table-cell>
          <table:table-cell office:value-type="string">
            <text:p>PSICOLOGIA <text:s text:c="39"/></text:p>
          </table:table-cell>
          <table:table-cell office:value-type="string">
            <text:p>Nómadas (Bogot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6730</text:p>
          </table:table-cell>
          <table:table-cell office:value-type="string">
            <text:p>PSICOLOGIA <text:s text:c="39"/></text:p>
          </table:table-cell>
          <table:table-cell office:value-type="string">
            <text:p>Nómadas (Madri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5-0725</text:p>
          </table:table-cell>
          <table:table-cell office:value-type="string">
            <text:p>PSICOLOGIA <text:s text:c="39"/></text:p>
          </table:table-cell>
          <table:table-cell office:value-type="string">
            <text:p>Nordisk alkohol- &amp; narkotikatidskrift (Painettu) / Nordic Studies on Alcohol and Dru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1-9532</text:p>
          </table:table-cell>
          <table:table-cell office:value-type="string">
            <text:p>PSICOLOGIA <text:s text:c="39"/></text:p>
          </table:table-cell>
          <table:table-cell office:value-type="string">
            <text:p>Nouvelle Revue de Psychosociolog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116</text:p>
          </table:table-cell>
          <table:table-cell office:value-type="string">
            <text:p>PSICOLOGIA <text:s text:c="39"/></text:p>
          </table:table-cell>
          <table:table-cell office:value-type="string">
            <text:p>Nova Escol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3534</text:p>
          </table:table-cell>
          <table:table-cell office:value-type="string">
            <text:p>PSICOLOGIA <text:s text:c="39"/></text:p>
          </table:table-cell>
          <table:table-cell office:value-type="string">
            <text:p>Novedades Educativ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6960</text:p>
          </table:table-cell>
          <table:table-cell office:value-type="string">
            <text:p>PSICOLOGIA <text:s text:c="39"/></text:p>
          </table:table-cell>
          <table:table-cell office:value-type="string">
            <text:p>Nuevamérica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6196</text:p>
          </table:table-cell>
          <table:table-cell office:value-type="string">
            <text:p>PSICOLOGIA <text:s text:c="39"/></text:p>
          </table:table-cell>
          <table:table-cell office:value-type="string">
            <text:p>Nursing (Ed. portugu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928</text:p>
          </table:table-cell>
          <table:table-cell office:value-type="string">
            <text:p>PSICOLOGIA <text:s text:c="39"/></text:p>
          </table:table-cell>
          <table:table-cell office:value-type="string">
            <text:p>Nutrir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PSICOLOGIA <text:s text:c="39"/></text:p>
          </table:table-cell>
          <table:table-cell office:value-type="string">
            <text:p>Nutrition (Burbank, Los Angeles County, Calif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415X</text:p>
          </table:table-cell>
          <table:table-cell office:value-type="string">
            <text:p>PSICOLOGIA <text:s text:c="39"/></text:p>
          </table:table-cell>
          <table:table-cell office:value-type="string">
            <text:p>Nutritional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235</text:p>
          </table:table-cell>
          <table:table-cell office:value-type="string">
            <text:p>PSICOLOGIA <text:s text:c="39"/></text:p>
          </table:table-cell>
          <table:table-cell office:value-type="string">
            <text:p>O Marrar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PSICOLOGIA <text:s text:c="39"/></text:p>
          </table:table-cell>
          <table:table-cell office:value-type="string">
            <text:p>O Mundo da Saúde (CUSC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129</text:p>
          </table:table-cell>
          <table:table-cell office:value-type="string">
            <text:p>PSICOLOGIA <text:s text:c="39"/></text:p>
          </table:table-cell>
          <table:table-cell office:value-type="string">
            <text:p>O Olho da Hist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81</text:p>
          </table:table-cell>
          <table:table-cell office:value-type="string">
            <text:p>PSICOLOGIA <text:s text:c="39"/></text:p>
          </table:table-cell>
          <table:table-cell office:value-type="string">
            <text:p>O Público e o Privado (UEC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804</text:p>
          </table:table-cell>
          <table:table-cell office:value-type="string">
            <text:p>PSICOLOGIA <text:s text:c="39"/></text:p>
          </table:table-cell>
          <table:table-cell office:value-type="string">
            <text:p>O Social em Quest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23</text:p>
          </table:table-cell>
          <table:table-cell office:value-type="string">
            <text:p>PSICOLOGIA <text:s text:c="39"/></text:p>
          </table:table-cell>
          <table:table-cell office:value-type="string">
            <text:p>Obesity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40</text:p>
          </table:table-cell>
          <table:table-cell office:value-type="string">
            <text:p>PSICOLOGIA <text:s text:c="39"/></text:p>
          </table:table-cell>
          <table:table-cell office:value-type="string">
            <text:p>Odisséia (UFRN) (Cessou em 2006. Cont. ISSN 1983-2435 Revista Odissé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0183</text:p>
          </table:table-cell>
          <table:table-cell office:value-type="string">
            <text:p>PSICOLOGIA <text:s text:c="39"/></text:p>
          </table:table-cell>
          <table:table-cell office:value-type="string">
            <text:p>Odonatologica (Utrech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35</text:p>
          </table:table-cell>
          <table:table-cell office:value-type="string">
            <text:p>PSICOLOGIA <text:s text:c="39"/></text:p>
          </table:table-cell>
          <table:table-cell office:value-type="string">
            <text:p>Oiko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273</text:p>
          </table:table-cell>
          <table:table-cell office:value-type="string">
            <text:p>PSICOLOGIA <text:s text:c="39"/></text:p>
          </table:table-cell>
          <table:table-cell office:value-type="string">
            <text:p>Oikos (Viçosa, 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93</text:p>
          </table:table-cell>
          <table:table-cell office:value-type="string">
            <text:p>PSICOLOGIA <text:s text:c="39"/></text:p>
          </table:table-cell>
          <table:table-cell office:value-type="string">
            <text:p>Olam: Ciência &amp; Tecnologia (Rio Claro. 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384</text:p>
          </table:table-cell>
          <table:table-cell office:value-type="string">
            <text:p>PSICOLOGIA <text:s text:c="39"/></text:p>
          </table:table-cell>
          <table:table-cell office:value-type="string">
            <text:p>Olharce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285</text:p>
          </table:table-cell>
          <table:table-cell office:value-type="string">
            <text:p>PSICOLOGIA <text:s text:c="39"/></text:p>
          </table:table-cell>
          <table:table-cell office:value-type="string">
            <text:p>Online Brazilian Journal of Nur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128</text:p>
          </table:table-cell>
          <table:table-cell office:value-type="string">
            <text:p>PSICOLOGIA <text:s text:c="39"/></text:p>
          </table:table-cell>
          <table:table-cell office:value-type="string">
            <text:p>Opção Lacani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PSICOLOGIA <text:s text:c="39"/></text:p>
          </table:table-cell>
          <table:table-cell office:value-type="string">
            <text:p>Oral Surgery, Oral Medicine, Oral Pathology, Oral Radiology and Endodon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110</text:p>
          </table:table-cell>
          <table:table-cell office:value-type="string">
            <text:p>PSICOLOGIA <text:s text:c="39"/></text:p>
          </table:table-cell>
          <table:table-cell office:value-type="string">
            <text:p>Org &amp; Demo (Unesp. Marí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PSICOLOGIA <text:s text:c="39"/></text:p>
          </table:table-cell>
          <table:table-cell office:value-type="string">
            <text:p>Organizações &amp; Socieda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4835</text:p>
          </table:table-cell>
          <table:table-cell office:value-type="string">
            <text:p>PSICOLOGIA <text:s text:c="39"/></text:p>
          </table:table-cell>
          <table:table-cell office:value-type="string">
            <text:p>Organizações e Trabalh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040</text:p>
          </table:table-cell>
          <table:table-cell office:value-type="string">
            <text:p>PSICOLOGIA <text:s text:c="39"/></text:p>
          </table:table-cell>
          <table:table-cell office:value-type="string">
            <text:p>Organizações em Context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3-5766</text:p>
          </table:table-cell>
          <table:table-cell office:value-type="string">
            <text:p>PSICOLOGIA <text:s text:c="39"/></text:p>
          </table:table-cell>
          <table:table-cell office:value-type="string">
            <text:p>OSH &amp; Develop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530</text:p>
          </table:table-cell>
          <table:table-cell office:value-type="string">
            <text:p>PSICOLOGIA <text:s text:c="39"/></text:p>
          </table:table-cell>
          <table:table-cell office:value-type="string">
            <text:p>Outras Palavra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5645</text:p>
          </table:table-cell>
          <table:table-cell office:value-type="string">
            <text:p>PSICOLOGIA <text:s text:c="39"/></text:p>
          </table:table-cell>
          <table:table-cell office:value-type="string">
            <text:p>Paediatric Anaesthesia (Paris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627</text:p>
          </table:table-cell>
          <table:table-cell office:value-type="string">
            <text:p>PSICOLOGIA <text:s text:c="39"/></text:p>
          </table:table-cell>
          <table:table-cell office:value-type="string">
            <text:p>Paidéia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63X</text:p>
          </table:table-cell>
          <table:table-cell office:value-type="string">
            <text:p>PSICOLOGIA <text:s text:c="39"/></text:p>
          </table:table-cell>
          <table:table-cell office:value-type="string">
            <text:p>Paidéia (USP. Ribeirao Pret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59</text:p>
          </table:table-cell>
          <table:table-cell office:value-type="string">
            <text:p>PSICOLOGIA <text:s text:c="39"/></text:p>
          </table:table-cell>
          <table:table-cell office:value-type="string">
            <text:p>Pain (Amsterda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7085</text:p>
          </table:table-cell>
          <table:table-cell office:value-type="string">
            <text:p>PSICOLOGIA <text:s text:c="39"/></text:p>
          </table:table-cell>
          <table:table-cell office:value-type="string">
            <text:p>Pain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41</text:p>
          </table:table-cell>
          <table:table-cell office:value-type="string">
            <text:p>PSICOLOGIA <text:s text:c="39"/></text:p>
          </table:table-cell>
          <table:table-cell office:value-type="string">
            <text:p>Panorama da Aqüi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6147</text:p>
          </table:table-cell>
          <table:table-cell office:value-type="string">
            <text:p>PSICOLOGIA <text:s text:c="39"/></text:p>
          </table:table-cell>
          <table:table-cell office:value-type="string">
            <text:p>Papeles de trabajo - Centro de Estudios Interdisciplinarios en Etnolingüística y Antropología Socio-Cultu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11</text:p>
          </table:table-cell>
          <table:table-cell office:value-type="string">
            <text:p>PSICOLOGIA <text:s text:c="39"/></text:p>
          </table:table-cell>
          <table:table-cell office:value-type="string">
            <text:p>Papers do NAEA (UFP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2251</text:p>
          </table:table-cell>
          <table:table-cell office:value-type="string">
            <text:p>PSICOLOGIA <text:s text:c="39"/></text:p>
          </table:table-cell>
          <table:table-cell office:value-type="string">
            <text:p>Paradigma (Maraca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PSICOLOGIA <text:s text:c="39"/></text:p>
          </table:table-cell>
          <table:table-cell office:value-type="string">
            <text:p>Parasitology Research (1987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05X</text:p>
          </table:table-cell>
          <table:table-cell office:value-type="string">
            <text:p>PSICOLOGIA <text:s text:c="39"/></text:p>
          </table:table-cell>
          <table:table-cell office:value-type="string">
            <text:p>Pátio (Porto Alegre. 199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1919</text:p>
          </table:table-cell>
          <table:table-cell office:value-type="string">
            <text:p>PSICOLOGIA <text:s text:c="39"/></text:p>
          </table:table-cell>
          <table:table-cell office:value-type="string">
            <text:p>Peace and Conflic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2659</text:p>
          </table:table-cell>
          <table:table-cell office:value-type="string">
            <text:p>PSICOLOGIA <text:s text:c="39"/></text:p>
          </table:table-cell>
          <table:table-cell office:value-type="string">
            <text:p>Peace Review (Palo Alto, Calif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20</text:p>
          </table:table-cell>
          <table:table-cell office:value-type="string">
            <text:p>PSICOLOGIA <text:s text:c="39"/></text:p>
          </table:table-cell>
          <table:table-cell office:value-type="string">
            <text:p>Pediatria Moder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7-3142</text:p>
          </table:table-cell>
          <table:table-cell office:value-type="string">
            <text:p>PSICOLOGIA <text:s text:c="39"/></text:p>
          </table:table-cell>
          <table:table-cell office:value-type="string">
            <text:p>Pediatric Transplan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4X</text:p>
          </table:table-cell>
          <table:table-cell office:value-type="string">
            <text:p>PSICOLOGIA <text:s text:c="39"/></text:p>
          </table:table-cell>
          <table:table-cell office:value-type="string">
            <text:p>Pensando Famíli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503</text:p>
          </table:table-cell>
          <table:table-cell office:value-type="string">
            <text:p>PSICOLOGIA <text:s text:c="39"/></text:p>
          </table:table-cell>
          <table:table-cell office:value-type="string">
            <text:p>Pensar BH. Política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9781</text:p>
          </table:table-cell>
          <table:table-cell office:value-type="string">
            <text:p>PSICOLOGIA <text:s text:c="39"/></text:p>
          </table:table-cell>
          <table:table-cell office:value-type="string">
            <text:p>Peptides (New York, N.Y. 198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599</text:p>
          </table:table-cell>
          <table:table-cell office:value-type="string">
            <text:p>PSICOLOGIA <text:s text:c="39"/></text:p>
          </table:table-cell>
          <table:table-cell office:value-type="string">
            <text:p>Per Musi (UFM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5117</text:p>
          </table:table-cell>
          <table:table-cell office:value-type="string">
            <text:p>PSICOLOGIA <text:s text:c="39"/></text:p>
          </table:table-cell>
          <table:table-cell office:value-type="string">
            <text:p>Perception &amp; Psychophysics (Cessou em 2008. Cont. ISSN 1943-3921 Attention, Perception &amp; Psychophysics (Print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5125</text:p>
          </table:table-cell>
          <table:table-cell office:value-type="string">
            <text:p>PSICOLOGIA <text:s text:c="39"/></text:p>
          </table:table-cell>
          <table:table-cell office:value-type="string">
            <text:p>Perceptual and Motor Skil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15</text:p>
          </table:table-cell>
          <table:table-cell office:value-type="string">
            <text:p>PSICOLOGIA <text:s text:c="39"/></text:p>
          </table:table-cell>
          <table:table-cell office:value-type="string">
            <text:p>Percurso (São Paul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393</text:p>
          </table:table-cell>
          <table:table-cell office:value-type="string">
            <text:p>PSICOLOGIA <text:s text:c="39"/></text:p>
          </table:table-cell>
          <table:table-cell office:value-type="string">
            <text:p>Periodontia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8869</text:p>
          </table:table-cell>
          <table:table-cell office:value-type="string">
            <text:p>PSICOLOGIA <text:s text:c="39"/></text:p>
          </table:table-cell>
          <table:table-cell office:value-type="string">
            <text:p>Personality and Individual Differ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PSICOLOGIA <text:s text:c="39"/></text:p>
          </table:table-cell>
          <table:table-cell office:value-type="string">
            <text:p>Perspectiva (Erexi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73</text:p>
          </table:table-cell>
          <table:table-cell office:value-type="string">
            <text:p>PSICOLOGIA <text:s text:c="39"/></text:p>
          </table:table-cell>
          <table:table-cell office:value-type="string">
            <text:p>Perspectiva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69</text:p>
          </table:table-cell>
          <table:table-cell office:value-type="string">
            <text:p>PSICOLOGIA <text:s text:c="39"/></text:p>
          </table:table-cell>
          <table:table-cell office:value-type="string">
            <text:p>Perspectiva Teológica (Belo Horizont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3878</text:p>
          </table:table-cell>
          <table:table-cell office:value-type="string">
            <text:p>PSICOLOGIA <text:s text:c="39"/></text:p>
          </table:table-cell>
          <table:table-cell office:value-type="string">
            <text:p>Perspectivas en Psic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7175</text:p>
          </table:table-cell>
          <table:table-cell office:value-type="string">
            <text:p>PSICOLOGIA <text:s text:c="39"/></text:p>
          </table:table-cell>
          <table:table-cell office:value-type="string">
            <text:p>Perspectivas en Psicología (Mar del Plat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5990</text:p>
          </table:table-cell>
          <table:table-cell office:value-type="string">
            <text:p>PSICOLOGIA <text:s text:c="39"/></text:p>
          </table:table-cell>
          <table:table-cell office:value-type="string">
            <text:p>Perspectives in Psychiatric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695</text:p>
          </table:table-cell>
          <table:table-cell office:value-type="string">
            <text:p>PSICOLOGIA <text:s text:c="39"/></text:p>
          </table:table-cell>
          <table:table-cell office:value-type="string">
            <text:p>Pesquisa Brasileira em Ciência da Informação e Biblioteconom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78X</text:p>
          </table:table-cell>
          <table:table-cell office:value-type="string">
            <text:p>PSICOLOGIA <text:s text:c="39"/></text:p>
          </table:table-cell>
          <table:table-cell office:value-type="string">
            <text:p>Pesquisa em Debate (São Paulo. 2004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165</text:p>
          </table:table-cell>
          <table:table-cell office:value-type="string">
            <text:p>PSICOLOGIA <text:s text:c="39"/></text:p>
          </table:table-cell>
          <table:table-cell office:value-type="string">
            <text:p>Pesquisa em Educação Ambiental (UFSCa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062</text:p>
          </table:table-cell>
          <table:table-cell office:value-type="string">
            <text:p>PSICOLOGIA <text:s text:c="39"/></text:p>
          </table:table-cell>
          <table:table-cell office:value-type="string">
            <text:p>Pesquisas e Práticas em Educação Matem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908</text:p>
          </table:table-cell>
          <table:table-cell office:value-type="string">
            <text:p>PSICOLOGIA <text:s text:c="39"/></text:p>
          </table:table-cell>
          <table:table-cell office:value-type="string">
            <text:p>Pesquisas e Práticas Psicossoc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73X</text:p>
          </table:table-cell>
          <table:table-cell office:value-type="string">
            <text:p>PSICOLOGIA <text:s text:c="39"/></text:p>
          </table:table-cell>
          <table:table-cell office:value-type="string">
            <text:p>Pesquisas em Turismo e Paisagens Cárst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5180</text:p>
          </table:table-cell>
          <table:table-cell office:value-type="string">
            <text:p>PSICOLOGIA <text:s text:c="39"/></text:p>
          </table:table-cell>
          <table:table-cell office:value-type="string">
            <text:p>Pessoas e Sintom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7258</text:p>
          </table:table-cell>
          <table:table-cell office:value-type="string">
            <text:p>PSICOLOGIA <text:s text:c="39"/></text:p>
          </table:table-cell>
          <table:table-cell office:value-type="string">
            <text:p>Pharmacology &amp; Therapeutics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057</text:p>
          </table:table-cell>
          <table:table-cell office:value-type="string">
            <text:p>PSICOLOGIA <text:s text:c="39"/></text:p>
          </table:table-cell>
          <table:table-cell office:value-type="string">
            <text:p>Pharmacology, Biochemistry and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84</text:p>
          </table:table-cell>
          <table:table-cell office:value-type="string">
            <text:p>PSICOLOGIA <text:s text:c="39"/></text:p>
          </table:table-cell>
          <table:table-cell office:value-type="string">
            <text:p>Physiology &amp;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31</text:p>
          </table:table-cell>
          <table:table-cell office:value-type="string">
            <text:p>PSICOLOGIA <text:s text:c="39"/></text:p>
          </table:table-cell>
          <table:table-cell office:value-type="string">
            <text:p>Physis (UE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03</text:p>
          </table:table-cell>
          <table:table-cell office:value-type="string">
            <text:p>PSICOLOGIA <text:s text:c="39"/></text:p>
          </table:table-cell>
          <table:table-cell office:value-type="string">
            <text:p>Plos O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8454</text:p>
          </table:table-cell>
          <table:table-cell office:value-type="string">
            <text:p>PSICOLOGIA <text:s text:c="39"/></text:p>
          </table:table-cell>
          <table:table-cell office:value-type="string">
            <text:p>Poiesis (Santiag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27</text:p>
          </table:table-cell>
          <table:table-cell office:value-type="string">
            <text:p>PSICOLOGIA <text:s text:c="39"/></text:p>
          </table:table-cell>
          <table:table-cell office:value-type="string">
            <text:p>Polêm!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140</text:p>
          </table:table-cell>
          <table:table-cell office:value-type="string">
            <text:p>PSICOLOGIA <text:s text:c="39"/></text:p>
          </table:table-cell>
          <table:table-cell office:value-type="string">
            <text:p>Política &amp; Socie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15</text:p>
          </table:table-cell>
          <table:table-cell office:value-type="string">
            <text:p>PSICOLOGIA <text:s text:c="39"/></text:p>
          </table:table-cell>
          <table:table-cell office:value-type="string">
            <text:p>Política &amp; Trabalho (UFPB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69</text:p>
          </table:table-cell>
          <table:table-cell office:value-type="string">
            <text:p>PSICOLOGIA <text:s text:c="39"/></text:p>
          </table:table-cell>
          <table:table-cell office:value-type="string">
            <text:p>Porto Arte (UFRG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54</text:p>
          </table:table-cell>
          <table:table-cell office:value-type="string">
            <text:p>PSICOLOGIA <text:s text:c="39"/></text:p>
          </table:table-cell>
          <table:table-cell office:value-type="string">
            <text:p>Pós. Revista do Programa de Pós-Graduação em Arquitetura e Urbanismo da FAUUS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12</text:p>
          </table:table-cell>
          <table:table-cell office:value-type="string">
            <text:p>PSICOLOGIA <text:s text:c="39"/></text:p>
          </table:table-cell>
          <table:table-cell office:value-type="string">
            <text:p>Prâksis (FEEVA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512</text:p>
          </table:table-cell>
          <table:table-cell office:value-type="string">
            <text:p>PSICOLOGIA <text:s text:c="39"/></text:p>
          </table:table-cell>
          <table:table-cell office:value-type="string">
            <text:p>Prática Hospitalar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9-1763</text:p>
          </table:table-cell>
          <table:table-cell office:value-type="string">
            <text:p>PSICOLOGIA <text:s text:c="39"/></text:p>
          </table:table-cell>
          <table:table-cell office:value-type="string">
            <text:p>Pratiques Psychologiques (Le Bousca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669</text:p>
          </table:table-cell>
          <table:table-cell office:value-type="string">
            <text:p>PSICOLOGIA <text:s text:c="39"/></text:p>
          </table:table-cell>
          <table:table-cell office:value-type="string">
            <text:p>Presente! (Centro de Estudos e Assessoria Pedagóg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8332</text:p>
          </table:table-cell>
          <table:table-cell office:value-type="string">
            <text:p>PSICOLOGIA <text:s text:c="39"/></text:p>
          </table:table-cell>
          <table:table-cell office:value-type="string">
            <text:p>Prima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87</text:p>
          </table:table-cell>
          <table:table-cell office:value-type="string">
            <text:p>PSICOLOGIA <text:s text:c="39"/></text:p>
          </table:table-cell>
          <table:table-cell office:value-type="string">
            <text:p>Pró-Fon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07</text:p>
          </table:table-cell>
          <table:table-cell office:value-type="string">
            <text:p>PSICOLOGIA <text:s text:c="39"/></text:p>
          </table:table-cell>
          <table:table-cell office:value-type="string">
            <text:p>Pró-Posições (UNICAM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PSICOLOGIA <text:s text:c="39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13</text:p>
          </table:table-cell>
          <table:table-cell office:value-type="string">
            <text:p>PSICOLOGIA <text:s text:c="39"/></text:p>
          </table:table-cell>
          <table:table-cell office:value-type="string">
            <text:p>Produção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414X</text:p>
          </table:table-cell>
          <table:table-cell office:value-type="string">
            <text:p>PSICOLOGIA <text:s text:c="39"/></text:p>
          </table:table-cell>
          <table:table-cell office:value-type="string">
            <text:p>Profesorado (Granad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5846</text:p>
          </table:table-cell>
          <table:table-cell office:value-type="string">
            <text:p>PSICOLOGIA <text:s text:c="39"/></text:p>
          </table:table-cell>
          <table:table-cell office:value-type="string">
            <text:p>Progress in Neuro-Psychopharmacology &amp; Biological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42</text:p>
          </table:table-cell>
          <table:table-cell office:value-type="string">
            <text:p>PSICOLOGIA <text:s text:c="39"/></text:p>
          </table:table-cell>
          <table:table-cell office:value-type="string">
            <text:p>Projeto História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3823</text:p>
          </table:table-cell>
          <table:table-cell office:value-type="string">
            <text:p>PSICOLOGIA <text:s text:c="39"/></text:p>
          </table:table-cell>
          <table:table-cell office:value-type="string">
            <text:p>Promotion &amp; É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1538</text:p>
          </table:table-cell>
          <table:table-cell office:value-type="string">
            <text:p>PSICOLOGIA <text:s text:c="39"/></text:p>
          </table:table-cell>
          <table:table-cell office:value-type="string">
            <text:p>Prospects (Par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314</text:p>
          </table:table-cell>
          <table:table-cell office:value-type="string">
            <text:p>PSICOLOGIA <text:s text:c="39"/></text:p>
          </table:table-cell>
          <table:table-cell office:value-type="string">
            <text:p>Psic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87</text:p>
          </table:table-cell>
          <table:table-cell office:value-type="string">
            <text:p>PSICOLOGIA <text:s text:c="39"/></text:p>
          </table:table-cell>
          <table:table-cell office:value-type="string">
            <text:p>Psicanálise &amp; Barroco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56</text:p>
          </table:table-cell>
          <table:table-cell office:value-type="string">
            <text:p>PSICOLOGIA <text:s text:c="39"/></text:p>
          </table:table-cell>
          <table:table-cell office:value-type="string">
            <text:p>Psicanálise e Universi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256</text:p>
          </table:table-cell>
          <table:table-cell office:value-type="string">
            <text:p>PSICOLOGIA <text:s text:c="39"/></text:p>
          </table:table-cell>
          <table:table-cell office:value-type="string">
            <text:p>Psicanálise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71</text:p>
          </table:table-cell>
          <table:table-cell office:value-type="string">
            <text:p>PSICOLOGIA <text:s text:c="39"/></text:p>
          </table:table-cell>
          <table:table-cell office:value-type="string">
            <text:p>Psico (PUCR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623</text:p>
          </table:table-cell>
          <table:table-cell office:value-type="string">
            <text:p>PSICOLOGIA <text:s text:c="39"/></text:p>
          </table:table-cell>
          <table:table-cell office:value-type="string">
            <text:p>Psico (PUCRS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71</text:p>
          </table:table-cell>
          <table:table-cell office:value-type="string">
            <text:p>PSICOLOGIA <text:s text:c="39"/></text:p>
          </table:table-cell>
          <table:table-cell office:value-type="string">
            <text:p>Psico-USF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969</text:p>
          </table:table-cell>
          <table:table-cell office:value-type="string">
            <text:p>PSICOLOGIA <text:s text:c="39"/></text:p>
          </table:table-cell>
          <table:table-cell office:value-type="string">
            <text:p>Psicoanálisis y el Hospi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2251</text:p>
          </table:table-cell>
          <table:table-cell office:value-type="string">
            <text:p>PSICOLOGIA <text:s text:c="39"/></text:p>
          </table:table-cell>
          <table:table-cell office:value-type="string">
            <text:p>Psicodebate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2104</text:p>
          </table:table-cell>
          <table:table-cell office:value-type="string">
            <text:p>PSICOLOGIA <text:s text:c="39"/></text:p>
          </table:table-cell>
          <table:table-cell office:value-type="string">
            <text:p>Psicodiagnosticar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060</text:p>
          </table:table-cell>
          <table:table-cell office:value-type="string">
            <text:p>PSICOLOGIA <text:s text:c="39"/></text:p>
          </table:table-cell>
          <table:table-cell office:value-type="string">
            <text:p>Psicologia &amp; Trânsi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4976</text:p>
          </table:table-cell>
          <table:table-cell office:value-type="string">
            <text:p>PSICOLOGIA <text:s text:c="39"/></text:p>
          </table:table-cell>
          <table:table-cell office:value-type="string">
            <text:p>Psicologia (Brag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923</text:p>
          </table:table-cell>
          <table:table-cell office:value-type="string">
            <text:p>PSICOLOGIA <text:s text:c="39"/></text:p>
          </table:table-cell>
          <table:table-cell office:value-type="string">
            <text:p>Psicologia (Florianópolis) (Cessou em 2008. Cont. ISSN 1984-6657 Revista Psicologia: Organizações e Trabalh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2049</text:p>
          </table:table-cell>
          <table:table-cell office:value-type="string">
            <text:p>PSICOLOGIA <text:s text:c="39"/></text:p>
          </table:table-cell>
          <table:table-cell office:value-type="string">
            <text:p>Psicologia (Lisbo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13</text:p>
          </table:table-cell>
          <table:table-cell office:value-type="string">
            <text:p>PSICOLOGIA <text:s text:c="39"/></text:p>
          </table:table-cell>
          <table:table-cell office:value-type="string">
            <text:p>Psicologia Argumento (PUCPR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942</text:p>
          </table:table-cell>
          <table:table-cell office:value-type="string">
            <text:p>PSICOLOGIA <text:s text:c="39"/></text:p>
          </table:table-cell>
          <table:table-cell office:value-type="string">
            <text:p>Psicologia Argumento (PUCPR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494</text:p>
          </table:table-cell>
          <table:table-cell office:value-type="string">
            <text:p>PSICOLOGIA <text:s text:c="39"/></text:p>
          </table:table-cell>
          <table:table-cell office:value-type="string">
            <text:p>Psicologia Brasi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65</text:p>
          </table:table-cell>
          <table:table-cell office:value-type="string">
            <text:p>PSICOLOGIA <text:s text:c="39"/></text:p>
          </table:table-cell>
          <table:table-cell office:value-type="string">
            <text:p>Psicologia Clínica (PUC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2-9483</text:p>
          </table:table-cell>
          <table:table-cell office:value-type="string">
            <text:p>PSICOLOGIA <text:s text:c="39"/></text:p>
          </table:table-cell>
          <table:table-cell office:value-type="string">
            <text:p>Psicología Conductu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975</text:p>
          </table:table-cell>
          <table:table-cell office:value-type="string">
            <text:p>PSICOLOGIA <text:s text:c="39"/></text:p>
          </table:table-cell>
          <table:table-cell office:value-type="string">
            <text:p>Psicologia da Educ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6084</text:p>
          </table:table-cell>
          <table:table-cell office:value-type="string">
            <text:p>PSICOLOGIA <text:s text:c="39"/></text:p>
          </table:table-cell>
          <table:table-cell office:value-type="string">
            <text:p>Psicologia e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182</text:p>
          </table:table-cell>
          <table:table-cell office:value-type="string">
            <text:p>PSICOLOGIA <text:s text:c="39"/></text:p>
          </table:table-cell>
          <table:table-cell office:value-type="string">
            <text:p>Psicologia e Sociedade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PSICOLOGIA <text:s text:c="39"/></text:p>
          </table:table-cell>
          <table:table-cell office:value-type="string">
            <text:p>Psicologia em Estudo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247</text:p>
          </table:table-cell>
          <table:table-cell office:value-type="string">
            <text:p>PSICOLOGIA <text:s text:c="39"/></text:p>
          </table:table-cell>
          <table:table-cell office:value-type="string">
            <text:p>Psicologia em Pesquisa (UFJ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168</text:p>
          </table:table-cell>
          <table:table-cell office:value-type="string">
            <text:p>PSICOLOGIA <text:s text:c="39"/></text:p>
          </table:table-cell>
          <table:table-cell office:value-type="string">
            <text:p>Psicologia em Revista (Impres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563</text:p>
          </table:table-cell>
          <table:table-cell office:value-type="string">
            <text:p>PSICOLOGIA <text:s text:c="39"/></text:p>
          </table:table-cell>
          <table:table-cell office:value-type="string">
            <text:p>Psicologia em Revist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557</text:p>
          </table:table-cell>
          <table:table-cell office:value-type="string">
            <text:p>PSICOLOGIA <text:s text:c="39"/></text:p>
          </table:table-cell>
          <table:table-cell office:value-type="string">
            <text:p>Psicologia Escolar e Educacion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409</text:p>
          </table:table-cell>
          <table:table-cell office:value-type="string">
            <text:p>PSICOLOGIA <text:s text:c="39"/></text:p>
          </table:table-cell>
          <table:table-cell office:value-type="string">
            <text:p>Psicologia Hospita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350X</text:p>
          </table:table-cell>
          <table:table-cell office:value-type="string">
            <text:p>PSICOLOGIA <text:s text:c="39"/></text:p>
          </table:table-cell>
          <table:table-cell office:value-type="string">
            <text:p>Psicología para América Lat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0853</text:p>
          </table:table-cell>
          <table:table-cell office:value-type="string">
            <text:p>PSICOLOGIA <text:s text:c="39"/></text:p>
          </table:table-cell>
          <table:table-cell office:value-type="string">
            <text:p>Psicología Polí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63</text:p>
          </table:table-cell>
          <table:table-cell office:value-type="string">
            <text:p>PSICOLOGIA <text:s text:c="39"/></text:p>
          </table:table-cell>
          <table:table-cell office:value-type="string">
            <text:p>Psicologia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64</text:p>
          </table:table-cell>
          <table:table-cell office:value-type="string">
            <text:p>PSICOLOGIA <text:s text:c="39"/></text:p>
          </table:table-cell>
          <table:table-cell office:value-type="string">
            <text:p>Psicologia USP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2391</text:p>
          </table:table-cell>
          <table:table-cell office:value-type="string">
            <text:p>PSICOLOGIA <text:s text:c="39"/></text:p>
          </table:table-cell>
          <table:table-cell office:value-type="string">
            <text:p>Psicologia, Educação e Cultu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0086</text:p>
          </table:table-cell>
          <table:table-cell office:value-type="string">
            <text:p>PSICOLOGIA <text:s text:c="39"/></text:p>
          </table:table-cell>
          <table:table-cell office:value-type="string">
            <text:p>Psicologia, Saúde &amp; Doenç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6977</text:p>
          </table:table-cell>
          <table:table-cell office:value-type="string">
            <text:p>PSICOLOGIA <text:s text:c="39"/></text:p>
          </table:table-cell>
          <table:table-cell office:value-type="string">
            <text:p>Psicologia.com.p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93</text:p>
          </table:table-cell>
          <table:table-cell office:value-type="string">
            <text:p>PSICOLOGIA <text:s text:c="39"/></text:p>
          </table:table-cell>
          <table:table-cell office:value-type="string">
            <text:p>Psicologia: Ciência e Profiss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100</text:p>
          </table:table-cell>
          <table:table-cell office:value-type="string">
            <text:p>PSICOLOGIA <text:s text:c="39"/></text:p>
          </table:table-cell>
          <table:table-cell office:value-type="string">
            <text:p>Psicologia: Pesquisa &amp; Trânsi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72</text:p>
          </table:table-cell>
          <table:table-cell office:value-type="string">
            <text:p>PSICOLOGIA <text:s text:c="39"/></text:p>
          </table:table-cell>
          <table:table-cell office:value-type="string">
            <text:p>Psicologia: Reflexão e Crítica (UFRGS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772</text:p>
          </table:table-cell>
          <table:table-cell office:value-type="string">
            <text:p>PSICOLOGIA <text:s text:c="39"/></text:p>
          </table:table-cell>
          <table:table-cell office:value-type="string">
            <text:p>Psicologia: Teoria e Pesquisa (UnB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687</text:p>
          </table:table-cell>
          <table:table-cell office:value-type="string">
            <text:p>PSICOLOGIA <text:s text:c="39"/></text:p>
          </table:table-cell>
          <table:table-cell office:value-type="string">
            <text:p>Psicologia: Teoria e Prát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2159</text:p>
          </table:table-cell>
          <table:table-cell office:value-type="string">
            <text:p>PSICOLOGIA <text:s text:c="39"/></text:p>
          </table:table-cell>
          <table:table-cell office:value-type="string">
            <text:p>Psicológica (Valencia. Ed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09</text:p>
          </table:table-cell>
          <table:table-cell office:value-type="string">
            <text:p>PSICOLOGIA <text:s text:c="39"/></text:p>
          </table:table-cell>
          <table:table-cell office:value-type="string">
            <text:p>Psicólogo 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86</text:p>
          </table:table-cell>
          <table:table-cell office:value-type="string">
            <text:p>PSICOLOGIA <text:s text:c="39"/></text:p>
          </table:table-cell>
          <table:table-cell office:value-type="string">
            <text:p>Psicopedagogi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25</text:p>
          </table:table-cell>
          <table:table-cell office:value-type="string">
            <text:p>PSICOLOGIA <text:s text:c="39"/></text:p>
          </table:table-cell>
          <table:table-cell office:value-type="string">
            <text:p>Psicopedagogia On 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836</text:p>
          </table:table-cell>
          <table:table-cell office:value-type="string">
            <text:p>PSICOLOGIA <text:s text:c="39"/></text:p>
          </table:table-cell>
          <table:table-cell office:value-type="string">
            <text:p>Psicoterapia Psicanalí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9915</text:p>
          </table:table-cell>
          <table:table-cell office:value-type="string">
            <text:p>PSICOLOGIA <text:s text:c="39"/></text:p>
          </table:table-cell>
          <table:table-cell office:value-type="string">
            <text:p>Psicothema (Ovied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382</text:p>
          </table:table-cell>
          <table:table-cell office:value-type="string">
            <text:p>PSICOLOGIA <text:s text:c="39"/></text:p>
          </table:table-cell>
          <table:table-cell office:value-type="string">
            <text:p>Psikhê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456</text:p>
          </table:table-cell>
          <table:table-cell office:value-type="string">
            <text:p>PSICOLOGIA <text:s text:c="39"/></text:p>
          </table:table-cell>
          <table:table-cell office:value-type="string">
            <text:p>Psique. Especia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87</text:p>
          </table:table-cell>
          <table:table-cell office:value-type="string">
            <text:p>PSICOLOGIA <text:s text:c="39"/></text:p>
          </table:table-cell>
          <table:table-cell office:value-type="string">
            <text:p>Psiquiatria Biológica (Belo Horizont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5934</text:p>
          </table:table-cell>
          <table:table-cell office:value-type="string">
            <text:p>PSICOLOGIA <text:s text:c="39"/></text:p>
          </table:table-cell>
          <table:table-cell office:value-type="string">
            <text:p>Psiquiatría Biológica (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138</text:p>
          </table:table-cell>
          <table:table-cell office:value-type="string">
            <text:p>PSICOLOGIA <text:s text:c="39"/></text:p>
          </table:table-cell>
          <table:table-cell office:value-type="string">
            <text:p>Psychê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620</text:p>
          </table:table-cell>
          <table:table-cell office:value-type="string">
            <text:p>PSICOLOGIA <text:s text:c="39"/></text:p>
          </table:table-cell>
          <table:table-cell office:value-type="string">
            <text:p>Psychiatry On-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781</text:p>
          </table:table-cell>
          <table:table-cell office:value-type="string">
            <text:p>PSICOLOGIA <text:s text:c="39"/></text:p>
          </table:table-cell>
          <table:table-cell office:value-type="string">
            <text:p>Psychiatry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836</text:p>
          </table:table-cell>
          <table:table-cell office:value-type="string">
            <text:p>PSICOLOGIA <text:s text:c="39"/></text:p>
          </table:table-cell>
          <table:table-cell office:value-type="string">
            <text:p>Psychoanalytic Review (196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4657</text:p>
          </table:table-cell>
          <table:table-cell office:value-type="string">
            <text:p>PSICOLOGIA <text:s text:c="39"/></text:p>
          </table:table-cell>
          <table:table-cell office:value-type="string">
            <text:p>Psychologica (Coimbr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917</text:p>
          </table:table-cell>
          <table:table-cell office:value-type="string">
            <text:p>PSICOLOGIA <text:s text:c="39"/></text:p>
          </table:table-cell>
          <table:table-cell office:value-type="string">
            <text:p>Psychological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941</text:p>
          </table:table-cell>
          <table:table-cell office:value-type="string">
            <text:p>PSICOLOGIA <text:s text:c="39"/></text:p>
          </table:table-cell>
          <table:table-cell office:value-type="string">
            <text:p>Psychological Report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976</text:p>
          </table:table-cell>
          <table:table-cell office:value-type="string">
            <text:p>PSICOLOGIA <text:s text:c="39"/></text:p>
          </table:table-cell>
          <table:table-cell office:value-type="string">
            <text:p>Psychological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054</text:p>
          </table:table-cell>
          <table:table-cell office:value-type="string">
            <text:p>PSICOLOGIA <text:s text:c="39"/></text:p>
          </table:table-cell>
          <table:table-cell office:value-type="string">
            <text:p>Psychology &amp; Neuroscienc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288</text:p>
          </table:table-cell>
          <table:table-cell office:value-type="string">
            <text:p>PSICOLOGIA <text:s text:c="39"/></text:p>
          </table:table-cell>
          <table:table-cell office:value-type="string">
            <text:p>Psychology &amp; Neuroscience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0835</text:p>
          </table:table-cell>
          <table:table-cell office:value-type="string">
            <text:p>PSICOLOGIA <text:s text:c="39"/></text:p>
          </table:table-cell>
          <table:table-cell office:value-type="string">
            <text:p>Psychology and Psychotherap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6843</text:p>
          </table:table-cell>
          <table:table-cell office:value-type="string">
            <text:p>PSICOLOGIA <text:s text:c="39"/></text:p>
          </table:table-cell>
          <table:table-cell office:value-type="string">
            <text:p>Psychology of Women Quarterl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30</text:p>
          </table:table-cell>
          <table:table-cell office:value-type="string">
            <text:p>PSICOLOGIA <text:s text:c="39"/></text:p>
          </table:table-cell>
          <table:table-cell office:value-type="string">
            <text:p>Psychoneuro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158</text:p>
          </table:table-cell>
          <table:table-cell office:value-type="string">
            <text:p>PSICOLOGIA <text:s text:c="39"/></text:p>
          </table:table-cell>
          <table:table-cell office:value-type="string">
            <text:p>Psychopharmacologia (Heidelberg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0297</text:p>
          </table:table-cell>
          <table:table-cell office:value-type="string">
            <text:p>PSICOLOGIA <text:s text:c="39"/></text:p>
          </table:table-cell>
          <table:table-cell office:value-type="string">
            <text:p>Psykhe (Santiago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PSICOLOGIA <text:s text:c="39"/></text:p>
          </table:table-cell>
          <table:table-cell office:value-type="string">
            <text:p>PTR. Phytotherapy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15</text:p>
          </table:table-cell>
          <table:table-cell office:value-type="string">
            <text:p>PSICOLOGIA <text:s text:c="39"/></text:p>
          </table:table-cell>
          <table:table-cell office:value-type="string">
            <text:p>Pulmão RJ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16</text:p>
          </table:table-cell>
          <table:table-cell office:value-type="string">
            <text:p>PSICOLOGIA <text:s text:c="39"/></text:p>
          </table:table-cell>
          <table:table-cell office:value-type="string">
            <text:p>Pulsional. Revista de Psicanálise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9538</text:p>
          </table:table-cell>
          <table:table-cell office:value-type="string">
            <text:p>PSICOLOGIA <text:s text:c="39"/></text:p>
          </table:table-cell>
          <table:table-cell office:value-type="string">
            <text:p>Purinergic Signall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3915</text:p>
          </table:table-cell>
          <table:table-cell office:value-type="string">
            <text:p>PSICOLOGIA <text:s text:c="39"/></text:p>
          </table:table-cell>
          <table:table-cell office:value-type="string">
            <text:p>Quadrante (Lisbo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7323</text:p>
          </table:table-cell>
          <table:table-cell office:value-type="string">
            <text:p>PSICOLOGIA <text:s text:c="39"/></text:p>
          </table:table-cell>
          <table:table-cell office:value-type="string">
            <text:p>Qualitative Health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0887</text:p>
          </table:table-cell>
          <table:table-cell office:value-type="string">
            <text:p>PSICOLOGIA <text:s text:c="39"/></text:p>
          </table:table-cell>
          <table:table-cell office:value-type="string">
            <text:p>Qualitative Research in Psyc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5177</text:p>
          </table:table-cell>
          <table:table-cell office:value-type="string">
            <text:p>PSICOLOGIA <text:s text:c="39"/></text:p>
          </table:table-cell>
          <table:table-cell office:value-type="string">
            <text:p>Quality and Quant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8322</text:p>
          </table:table-cell>
          <table:table-cell office:value-type="string">
            <text:p>PSICOLOGIA <text:s text:c="39"/></text:p>
          </table:table-cell>
          <table:table-cell office:value-type="string">
            <text:p>Quality in Higher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8267</text:p>
          </table:table-cell>
          <table:table-cell office:value-type="string">
            <text:p>PSICOLOGIA <text:s text:c="39"/></text:p>
          </table:table-cell>
          <table:table-cell office:value-type="string">
            <text:p>Questões Labor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899</text:p>
          </table:table-cell>
          <table:table-cell office:value-type="string">
            <text:p>PSICOLOGIA <text:s text:c="39"/></text:p>
          </table:table-cell>
          <table:table-cell office:value-type="string">
            <text:p>Química Nova na Escol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0441</text:p>
          </table:table-cell>
          <table:table-cell office:value-type="string">
            <text:p>PSICOLOGIA <text:s text:c="39"/></text:p>
          </table:table-cell>
          <table:table-cell office:value-type="string">
            <text:p>Ra Ximhai (UAI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700</text:p>
          </table:table-cell>
          <table:table-cell office:value-type="string">
            <text:p>PSICOLOGIA <text:s text:c="39"/></text:p>
          </table:table-cell>
          <table:table-cell office:value-type="string">
            <text:p>RAC Eletrôn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55</text:p>
          </table:table-cell>
          <table:table-cell office:value-type="string">
            <text:p>PSICOLOGIA <text:s text:c="39"/></text:p>
          </table:table-cell>
          <table:table-cell office:value-type="string">
            <text:p>RAC. Revista de Administração Contemporâne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756</text:p>
          </table:table-cell>
          <table:table-cell office:value-type="string">
            <text:p>PSICOLOGIA <text:s text:c="39"/></text:p>
          </table:table-cell>
          <table:table-cell office:value-type="string">
            <text:p>RACE : Revista de Administração do Cesus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992</text:p>
          </table:table-cell>
          <table:table-cell office:value-type="string">
            <text:p>PSICOLOGIA <text:s text:c="39"/></text:p>
          </table:table-cell>
          <table:table-cell office:value-type="string">
            <text:p>Rádio em Revista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90</text:p>
          </table:table-cell>
          <table:table-cell office:value-type="string">
            <text:p>PSICOLOGIA <text:s text:c="39"/></text:p>
          </table:table-cell>
          <table:table-cell office:value-type="string">
            <text:p>RA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48</text:p>
          </table:table-cell>
          <table:table-cell office:value-type="string">
            <text:p>PSICOLOGIA <text:s text:c="39"/></text:p>
          </table:table-cell>
          <table:table-cell office:value-type="string">
            <text:p>RAE Eletrônic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76</text:p>
          </table:table-cell>
          <table:table-cell office:value-type="string">
            <text:p>PSICOLOGIA <text:s text:c="39"/></text:p>
          </table:table-cell>
          <table:table-cell office:value-type="string">
            <text:p>RAM. Revista de Administração Mackenzi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020</text:p>
          </table:table-cell>
          <table:table-cell office:value-type="string">
            <text:p>PSICOLOGIA <text:s text:c="39"/></text:p>
          </table:table-cell>
          <table:table-cell office:value-type="string">
            <text:p>RBB. Revista Brasileira de Bioé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930</text:p>
          </table:table-cell>
          <table:table-cell office:value-type="string">
            <text:p>PSICOLOGIA <text:s text:c="39"/></text:p>
          </table:table-cell>
          <table:table-cell office:value-type="string">
            <text:p>RBCEH. Revista Brasileira de Ciências do Envelhecimento Human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PSICOLOGIA <text:s text:c="39"/></text:p>
          </table:table-cell>
          <table:table-cell office:value-type="string">
            <text:p>RBPG. Revista Brasileira de Pós-Gradu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965</text:p>
          </table:table-cell>
          <table:table-cell office:value-type="string">
            <text:p>PSICOLOGIA <text:s text:c="39"/></text:p>
          </table:table-cell>
          <table:table-cell office:value-type="string">
            <text:p>RBSE. Revista Brasileira de Sociologia da Emoção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608</text:p>
          </table:table-cell>
          <table:table-cell office:value-type="string">
            <text:p>PSICOLOGIA <text:s text:c="39"/></text:p>
          </table:table-cell>
          <table:table-cell office:value-type="string">
            <text:p>RCM. Revista de Ciências Méd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684</text:p>
          </table:table-cell>
          <table:table-cell office:value-type="string">
            <text:p>PSICOLOGIA <text:s text:c="39"/></text:p>
          </table:table-cell>
          <table:table-cell office:value-type="string">
            <text:p>RDE. Revista de Desenvolvimento Econômic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127</text:p>
          </table:table-cell>
          <table:table-cell office:value-type="string">
            <text:p>PSICOLOGIA <text:s text:c="39"/></text:p>
          </table:table-cell>
          <table:table-cell office:value-type="string">
            <text:p>REA. Revista Eletrônica de Administração (Franc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311</text:p>
          </table:table-cell>
          <table:table-cell office:value-type="string">
            <text:p>PSICOLOGIA <text:s text:c="39"/></text:p>
          </table:table-cell>
          <table:table-cell office:value-type="string">
            <text:p>REAd. Revista Eletrônica de Administração (Porto Alegre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4777</text:p>
          </table:table-cell>
          <table:table-cell office:value-type="string">
            <text:p>PSICOLOGIA <text:s text:c="39"/></text:p>
          </table:table-cell>
          <table:table-cell office:value-type="string">
            <text:p>Reading &amp; Writ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34</text:p>
          </table:table-cell>
          <table:table-cell office:value-type="string">
            <text:p>PSICOLOGIA <text:s text:c="39"/></text:p>
          </table:table-cell>
          <table:table-cell office:value-type="string">
            <text:p>REB. Revista Eclesiastica Brasilei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696</text:p>
          </table:table-cell>
          <table:table-cell office:value-type="string">
            <text:p>PSICOLOGIA <text:s text:c="39"/></text:p>
          </table:table-cell>
          <table:table-cell office:value-type="string">
            <text:p>REC. Revista Eletrônica de Comuni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828</text:p>
          </table:table-cell>
          <table:table-cell office:value-type="string">
            <text:p>PSICOLOGIA <text:s text:c="39"/></text:p>
          </table:table-cell>
          <table:table-cell office:value-type="string">
            <text:p>RECCS. Revista do Centro de Ciencias da Saude, Universidade de Fortalez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8898</text:p>
          </table:table-cell>
          <table:table-cell office:value-type="string">
            <text:p>PSICOLOGIA <text:s text:c="39"/></text:p>
          </table:table-cell>
          <table:table-cell office:value-type="string">
            <text:p>Recent Patent Reviews on CNS Drug Discov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78</text:p>
          </table:table-cell>
          <table:table-cell office:value-type="string">
            <text:p>PSICOLOGIA <text:s text:c="39"/></text:p>
          </table:table-cell>
          <table:table-cell office:value-type="string">
            <text:p>RECIIS. Revista Eletrônica de Comunicação, Informação &amp; Inovação em Saúde (Edição em Portuguê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0185</text:p>
          </table:table-cell>
          <table:table-cell office:value-type="string">
            <text:p>PSICOLOGIA <text:s text:c="39"/></text:p>
          </table:table-cell>
          <table:table-cell office:value-type="string">
            <text:p>Redes, Revista Hispana para el Análisis de Redes Social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1513</text:p>
          </table:table-cell>
          <table:table-cell office:value-type="string">
            <text:p>PSICOLOGIA <text:s text:c="39"/></text:p>
          </table:table-cell>
          <table:table-cell office:value-type="string">
            <text:p>REEC. Revista Electrónica de Enseñanza de las Cienc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42</text:p>
          </table:table-cell>
          <table:table-cell office:value-type="string">
            <text:p>PSICOLOGIA <text:s text:c="39"/></text:p>
          </table:table-cell>
          <table:table-cell office:value-type="string">
            <text:p>Reflexão e Ação (UNISC. Impr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184</text:p>
          </table:table-cell>
          <table:table-cell office:value-type="string">
            <text:p>PSICOLOGIA <text:s text:c="39"/></text:p>
          </table:table-cell>
          <table:table-cell office:value-type="string">
            <text:p>Reforma Agr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62</text:p>
          </table:table-cell>
          <table:table-cell office:value-type="string">
            <text:p>PSICOLOGIA <text:s text:c="39"/></text:p>
          </table:table-cell>
          <table:table-cell office:value-type="string">
            <text:p>REME. Revista Mineira de Enferm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85</text:p>
          </table:table-cell>
          <table:table-cell office:value-type="string">
            <text:p>PSICOLOGIA <text:s text:c="39"/></text:p>
          </table:table-cell>
          <table:table-cell office:value-type="string">
            <text:p>REMHU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PSICOLOGIA <text:s text:c="39"/></text:p>
          </table:table-cell>
          <table:table-cell office:value-type="string">
            <text:p>RENOTE. Revista Novas Tecnologias na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8401</text:p>
          </table:table-cell>
          <table:table-cell office:value-type="string">
            <text:p>PSICOLOGIA <text:s text:c="39"/></text:p>
          </table:table-cell>
          <table:table-cell office:value-type="string">
            <text:p>Representaciones (Córdob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087</text:p>
          </table:table-cell>
          <table:table-cell office:value-type="string">
            <text:p>PSICOLOGIA <text:s text:c="39"/></text:p>
          </table:table-cell>
          <table:table-cell office:value-type="string">
            <text:p>Reprodução &amp; Climatér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8080</text:p>
          </table:table-cell>
          <table:table-cell office:value-type="string">
            <text:p>PSICOLOGIA <text:s text:c="39"/></text:p>
          </table:table-cell>
          <table:table-cell office:value-type="string">
            <text:p>Reproductive Health Ma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238</text:p>
          </table:table-cell>
          <table:table-cell office:value-type="string">
            <text:p>PSICOLOGIA <text:s text:c="39"/></text:p>
          </table:table-cell>
          <table:table-cell office:value-type="string">
            <text:p>Reproductive Toxicology (Elmsford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288</text:p>
          </table:table-cell>
          <table:table-cell office:value-type="string">
            <text:p>PSICOLOGIA <text:s text:c="39"/></text:p>
          </table:table-cell>
          <table:table-cell office:value-type="string">
            <text:p>Research in Veterinary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6028</text:p>
          </table:table-cell>
          <table:table-cell office:value-type="string">
            <text:p>PSICOLOGIA <text:s text:c="39"/></text:p>
          </table:table-cell>
          <table:table-cell office:value-type="string">
            <text:p>Restorative Neurology and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004X</text:p>
          </table:table-cell>
          <table:table-cell office:value-type="string">
            <text:p>PSICOLOGIA <text:s text:c="39"/></text:p>
          </table:table-cell>
          <table:table-cell office:value-type="string">
            <text:p>Retina (Philadelphia, Pa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222</text:p>
          </table:table-cell>
          <table:table-cell office:value-type="string">
            <text:p>PSICOLOGIA <text:s text:c="39"/></text:p>
          </table:table-cell>
          <table:table-cell office:value-type="string">
            <text:p>Rever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395</text:p>
          </table:table-cell>
          <table:table-cell office:value-type="string">
            <text:p>PSICOLOGIA <text:s text:c="39"/></text:p>
          </table:table-cell>
          <table:table-cell office:value-type="string">
            <text:p>Reverso (Belo Horizont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1763</text:p>
          </table:table-cell>
          <table:table-cell office:value-type="string">
            <text:p>PSICOLOGIA <text:s text:c="39"/></text:p>
          </table:table-cell>
          <table:table-cell office:value-type="string">
            <text:p>Reviews in the Neuro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6-3341</text:p>
          </table:table-cell>
          <table:table-cell office:value-type="string">
            <text:p>PSICOLOGIA <text:s text:c="39"/></text:p>
          </table:table-cell>
          <table:table-cell office:value-type="string">
            <text:p>Revis ta Venezolana de Psicología de los Arquetipos y Estudios Junguia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028</text:p>
          </table:table-cell>
          <table:table-cell office:value-type="string">
            <text:p>PSICOLOGIA <text:s text:c="39"/></text:p>
          </table:table-cell>
          <table:table-cell office:value-type="string">
            <text:p>Revista ABEU (Cessou em 2001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965</text:p>
          </table:table-cell>
          <table:table-cell office:value-type="string">
            <text:p>PSICOLOGIA <text:s text:c="39"/></text:p>
          </table:table-cell>
          <table:table-cell office:value-type="string">
            <text:p>Revista Acadêmica Observatório de Inovação do Turism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94</text:p>
          </table:table-cell>
          <table:table-cell office:value-type="string">
            <text:p>PSICOLOGIA <text:s text:c="39"/></text:p>
          </table:table-cell>
          <table:table-cell office:value-type="string">
            <text:p>Revista ACB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506</text:p>
          </table:table-cell>
          <table:table-cell office:value-type="string">
            <text:p>PSICOLOGIA <text:s text:c="39"/></text:p>
          </table:table-cell>
          <table:table-cell office:value-type="string">
            <text:p>Revista ADU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8X</text:p>
          </table:table-cell>
          <table:table-cell office:value-type="string">
            <text:p>PSICOLOGIA <text:s text:c="39"/></text:p>
          </table:table-cell>
          <table:table-cell office:value-type="string">
            <text:p>Revista Ágor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532</text:p>
          </table:table-cell>
          <table:table-cell office:value-type="string">
            <text:p>PSICOLOGIA <text:s text:c="39"/></text:p>
          </table:table-cell>
          <table:table-cell office:value-type="string">
            <text:p>Revista ANGRA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913</text:p>
          </table:table-cell>
          <table:table-cell office:value-type="string">
            <text:p>PSICOLOGIA <text:s text:c="39"/></text:p>
          </table:table-cell>
          <table:table-cell office:value-type="string">
            <text:p>Revista Aprendizagem (Pinhais, 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6716</text:p>
          </table:table-cell>
          <table:table-cell office:value-type="string">
            <text:p>PSICOLOGIA <text:s text:c="39"/></text:p>
          </table:table-cell>
          <table:table-cell office:value-type="string">
            <text:p>Revista Argentina de Clínica Psicoló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14</text:p>
          </table:table-cell>
          <table:table-cell office:value-type="string">
            <text:p>PSICOLOGIA <text:s text:c="39"/></text:p>
          </table:table-cell>
          <table:table-cell office:value-type="string">
            <text:p>Revista Ártem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25</text:p>
          </table:table-cell>
          <table:table-cell office:value-type="string">
            <text:p>PSICOLOGIA <text:s text:c="39"/></text:p>
          </table:table-cell>
          <table:table-cell office:value-type="string">
            <text:p>Revista Aulas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085</text:p>
          </table:table-cell>
          <table:table-cell office:value-type="string">
            <text:p>PSICOLOGIA <text:s text:c="39"/></text:p>
          </table:table-cell>
          <table:table-cell office:value-type="string">
            <text:p>Revista Baiana de Pedia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256</text:p>
          </table:table-cell>
          <table:table-cell office:value-type="string">
            <text:p>PSICOLOGIA <text:s text:c="39"/></text:p>
          </table:table-cell>
          <table:table-cell office:value-type="string">
            <text:p>Revista Bonijur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177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Ciências da Saú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429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Administração Pública e de Empres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338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Análise do Comporta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094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Anestes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191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Biomecân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Cancer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16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Ciência e Moviment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00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Ciências Crimin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89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Ciências do Espo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82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Crescimento e Desenvolvimento Human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163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Direito Comparad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547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Direito Constitucio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219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Direito das Famílias e Sucessõ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869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Direito de Família (Cessou em 2007. Cont. ISSN 1982-503X Revista IOB de Direito da Fam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395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Ecocardiografia (Cessou em 2008. Cont. ISSN 1984-3038 Revista Brasileira de Ecocardiografia e Imagem Cardiovascula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391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Ecoturism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478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Educaç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538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Educação Especi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509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Educação Física e Esport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502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Educação Méd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67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Enfermagem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83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Estudos Pedagogic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Fisioterap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23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Geriatria e Gerontologia (UnATI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03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Ginecologia e Obstetríc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22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Hipertens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902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História da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850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História das Religiõ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388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Implantodont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685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Informação na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86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Linguística Aplicad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963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Literatura Comparad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435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Medicina do Trabalh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69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Neur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65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Neurologia e Psiquia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72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Odont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390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Orientação Profiss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6-641X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Psicanális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93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Psicodram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145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Psicologia do Espor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530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Psicoterap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Psiquiatria (São Paulo. 1999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657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Saúde Ocupac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122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Sexualidade Hum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545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Terapia Comportamental e Cogni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590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Terapia Famili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7X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Terapia Intens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687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Terapias Cognitiva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70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Zoociênc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75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de Zoologia (Impresso) (Cessou em 2008. Cont. ISSN 1984-4670 Zoologia (Curitiba. 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222</text:p>
          </table:table-cell>
          <table:table-cell office:value-type="string">
            <text:p>PSICOLOGIA <text:s text:c="39"/></text:p>
          </table:table-cell>
          <table:table-cell office:value-type="string">
            <text:p>Revista Brasileira em Promoção da Saúde (UNIFO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021</text:p>
          </table:table-cell>
          <table:table-cell office:value-type="string">
            <text:p>PSICOLOGIA <text:s text:c="39"/></text:p>
          </table:table-cell>
          <table:table-cell office:value-type="string">
            <text:p>Revista CADE-FMJ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46</text:p>
          </table:table-cell>
          <table:table-cell office:value-type="string">
            <text:p>PSICOLOGIA <text:s text:c="39"/></text:p>
          </table:table-cell>
          <table:table-cell office:value-type="string">
            <text:p>Revista CEFAC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PSICOLOGIA <text:s text:c="39"/></text:p>
          </table:table-cell>
          <table:table-cell office:value-type="string">
            <text:p>Revista Cer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64</text:p>
          </table:table-cell>
          <table:table-cell office:value-type="string">
            <text:p>PSICOLOGIA <text:s text:c="39"/></text:p>
          </table:table-cell>
          <table:table-cell office:value-type="string">
            <text:p>Revista CESUMA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622</text:p>
          </table:table-cell>
          <table:table-cell office:value-type="string">
            <text:p>PSICOLOGIA <text:s text:c="39"/></text:p>
          </table:table-cell>
          <table:table-cell office:value-type="string">
            <text:p>Revista Ciência e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16</text:p>
          </table:table-cell>
          <table:table-cell office:value-type="string">
            <text:p>PSICOLOGIA <text:s text:c="39"/></text:p>
          </table:table-cell>
          <table:table-cell office:value-type="string">
            <text:p>Revista Ciência e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605</text:p>
          </table:table-cell>
          <table:table-cell office:value-type="string">
            <text:p>PSICOLOGIA <text:s text:c="39"/></text:p>
          </table:table-cell>
          <table:table-cell office:value-type="string">
            <text:p>Revista Ciência em Extens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2X</text:p>
          </table:table-cell>
          <table:table-cell office:value-type="string">
            <text:p>PSICOLOGIA <text:s text:c="39"/></text:p>
          </table:table-cell>
          <table:table-cell office:value-type="string">
            <text:p>Revista Ciências Humanas (Taubat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612</text:p>
          </table:table-cell>
          <table:table-cell office:value-type="string">
            <text:p>PSICOLOGIA <text:s text:c="39"/></text:p>
          </table:table-cell>
          <table:table-cell office:value-type="string">
            <text:p>Revista Científica da FAME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014</text:p>
          </table:table-cell>
          <table:table-cell office:value-type="string">
            <text:p>PSICOLOGIA <text:s text:c="39"/></text:p>
          </table:table-cell>
          <table:table-cell office:value-type="string">
            <text:p>Revista Científica da UFP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34</text:p>
          </table:table-cell>
          <table:table-cell office:value-type="string">
            <text:p>PSICOLOGIA <text:s text:c="39"/></text:p>
          </table:table-cell>
          <table:table-cell office:value-type="string">
            <text:p>Revista Científica de Arteterapia Cores da Vid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71</text:p>
          </table:table-cell>
          <table:table-cell office:value-type="string">
            <text:p>PSICOLOGIA <text:s text:c="39"/></text:p>
          </table:table-cell>
          <table:table-cell office:value-type="string">
            <text:p>Revista Científica do Centro Universitário de Barra Man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53</text:p>
          </table:table-cell>
          <table:table-cell office:value-type="string">
            <text:p>PSICOLOGIA <text:s text:c="39"/></text:p>
          </table:table-cell>
          <table:table-cell office:value-type="string">
            <text:p>Revista Científica Eletrônica de Medicina Veterin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071</text:p>
          </table:table-cell>
          <table:table-cell office:value-type="string">
            <text:p>PSICOLOGIA <text:s text:c="39"/></text:p>
          </table:table-cell>
          <table:table-cell office:value-type="string">
            <text:p>Revista Científica/FAP (Curitib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5469</text:p>
          </table:table-cell>
          <table:table-cell office:value-type="string">
            <text:p>PSICOLOGIA <text:s text:c="39"/></text:p>
          </table:table-cell>
          <table:table-cell office:value-type="string">
            <text:p>Revista Colombiana de Psic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498</text:p>
          </table:table-cell>
          <table:table-cell office:value-type="string">
            <text:p>PSICOLOGIA <text:s text:c="39"/></text:p>
          </table:table-cell>
          <table:table-cell office:value-type="string">
            <text:p>Revista Contemporânea (UERJ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630</text:p>
          </table:table-cell>
          <table:table-cell office:value-type="string">
            <text:p>PSICOLOGIA <text:s text:c="39"/></text:p>
          </table:table-cell>
          <table:table-cell office:value-type="string">
            <text:p>Revista da ABE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439</text:p>
          </table:table-cell>
          <table:table-cell office:value-type="string">
            <text:p>PSICOLOGIA <text:s text:c="39"/></text:p>
          </table:table-cell>
          <table:table-cell office:value-type="string">
            <text:p>Revista da ABET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889</text:p>
          </table:table-cell>
          <table:table-cell office:value-type="string">
            <text:p>PSICOLOGIA <text:s text:c="39"/></text:p>
          </table:table-cell>
          <table:table-cell office:value-type="string">
            <text:p>Revista da ABOP (Cessou em 1999. Cont. ISSN 1679-3390 Revista Brasileira de Orientação Profissional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867</text:p>
          </table:table-cell>
          <table:table-cell office:value-type="string">
            <text:p>PSICOLOGIA <text:s text:c="39"/></text:p>
          </table:table-cell>
          <table:table-cell office:value-type="string">
            <text:p>Revista da Abordagem Gestált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439</text:p>
          </table:table-cell>
          <table:table-cell office:value-type="string">
            <text:p>PSICOLOGIA <text:s text:c="39"/></text:p>
          </table:table-cell>
          <table:table-cell office:value-type="string">
            <text:p>Revista da Academia Nacional de Mu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455</text:p>
          </table:table-cell>
          <table:table-cell office:value-type="string">
            <text:p>PSICOLOGIA <text:s text:c="39"/></text:p>
          </table:table-cell>
          <table:table-cell office:value-type="string">
            <text:p>Revista da ADPPUC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363</text:p>
          </table:table-cell>
          <table:table-cell office:value-type="string">
            <text:p>PSICOLOGIA <text:s text:c="39"/></text:p>
          </table:table-cell>
          <table:table-cell office:value-type="string">
            <text:p>Revista da Ajur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64</text:p>
          </table:table-cell>
          <table:table-cell office:value-type="string">
            <text:p>PSICOLOGIA <text:s text:c="39"/></text:p>
          </table:table-cell>
          <table:table-cell office:value-type="string">
            <text:p>Revista da ANPOL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830</text:p>
          </table:table-cell>
          <table:table-cell office:value-type="string">
            <text:p>PSICOLOGIA <text:s text:c="39"/></text:p>
          </table:table-cell>
          <table:table-cell office:value-type="string">
            <text:p>Revista da ANPOL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365</text:p>
          </table:table-cell>
          <table:table-cell office:value-type="string">
            <text:p>PSICOLOGIA <text:s text:c="39"/></text:p>
          </table:table-cell>
          <table:table-cell office:value-type="string">
            <text:p>Revista da Associação Brasileira de Medicina Psicossom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62</text:p>
          </table:table-cell>
          <table:table-cell office:value-type="string">
            <text:p>PSICOLOGIA <text:s text:c="39"/></text:p>
          </table:table-cell>
          <table:table-cell office:value-type="string">
            <text:p>Revista da Associação Psicanalítica de Porto Aleg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6234</text:p>
          </table:table-cell>
          <table:table-cell office:value-type="string">
            <text:p>PSICOLOGIA <text:s text:c="39"/></text:p>
          </table:table-cell>
          <table:table-cell office:value-type="string">
            <text:p>Revista da Escola de Enfermagem da USP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979</text:p>
          </table:table-cell>
          <table:table-cell office:value-type="string">
            <text:p>PSICOLOGIA <text:s text:c="39"/></text:p>
          </table:table-cell>
          <table:table-cell office:value-type="string">
            <text:p>Revista da Faculdade de Direito da FM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809</text:p>
          </table:table-cell>
          <table:table-cell office:value-type="string">
            <text:p>PSICOLOGIA <text:s text:c="39"/></text:p>
          </table:table-cell>
          <table:table-cell office:value-type="string">
            <text:p>Revista da Faculdade de Direito de Caruar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273</text:p>
          </table:table-cell>
          <table:table-cell office:value-type="string">
            <text:p>PSICOLOGIA <text:s text:c="39"/></text:p>
          </table:table-cell>
          <table:table-cell office:value-type="string">
            <text:p>Revista da Faculdade de Educação (Universidade do Estado de Mato Gro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637</text:p>
          </table:table-cell>
          <table:table-cell office:value-type="string">
            <text:p>PSICOLOGIA <text:s text:c="39"/></text:p>
          </table:table-cell>
          <table:table-cell office:value-type="string">
            <text:p>Revista da Faculdade de Odontologia da Universidade Federal de Goiá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12</text:p>
          </table:table-cell>
          <table:table-cell office:value-type="string">
            <text:p>PSICOLOGIA <text:s text:c="39"/></text:p>
          </table:table-cell>
          <table:table-cell office:value-type="string">
            <text:p>Revista da Faculdade de Odontologia. Universidade de Passo Fund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569</text:p>
          </table:table-cell>
          <table:table-cell office:value-type="string">
            <text:p>PSICOLOGIA <text:s text:c="39"/></text:p>
          </table:table-cell>
          <table:table-cell office:value-type="string">
            <text:p>Revista da Fundar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374</text:p>
          </table:table-cell>
          <table:table-cell office:value-type="string">
            <text:p>PSICOLOGIA <text:s text:c="39"/></text:p>
          </table:table-cell>
          <table:table-cell office:value-type="string">
            <text:p>Revista da Gradu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135</text:p>
          </table:table-cell>
          <table:table-cell office:value-type="string">
            <text:p>PSICOLOGIA <text:s text:c="39"/></text:p>
          </table:table-cell>
          <table:table-cell office:value-type="string">
            <text:p>Revista da Pós-Graduação (FIE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065</text:p>
          </table:table-cell>
          <table:table-cell office:value-type="string">
            <text:p>PSICOLOGIA <text:s text:c="39"/></text:p>
          </table:table-cell>
          <table:table-cell office:value-type="string">
            <text:p>Revista da Procuradoria Geral do Estado de São Pau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858</text:p>
          </table:table-cell>
          <table:table-cell office:value-type="string">
            <text:p>PSICOLOGIA <text:s text:c="39"/></text:p>
          </table:table-cell>
          <table:table-cell office:value-type="string">
            <text:p>Revista da SBPH (Belo Horizont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544</text:p>
          </table:table-cell>
          <table:table-cell office:value-type="string">
            <text:p>PSICOLOGIA <text:s text:c="39"/></text:p>
          </table:table-cell>
          <table:table-cell office:value-type="string">
            <text:p>Revista da SBPH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PSICOLOGIA <text:s text:c="39"/></text:p>
          </table:table-cell>
          <table:table-cell office:value-type="string">
            <text:p>Revista da Sociedade Brasileira de Fonoaudi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88</text:p>
          </table:table-cell>
          <table:table-cell office:value-type="string">
            <text:p>PSICOLOGIA <text:s text:c="39"/></text:p>
          </table:table-cell>
          <table:table-cell office:value-type="string">
            <text:p>Revista da Sociedade Brasileira de História da Ciência (Cessou em 2007. Cont. ISSN 1983-4713 Revista Brasileira de História da Ciênc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59</text:p>
          </table:table-cell>
          <table:table-cell office:value-type="string">
            <text:p>PSICOLOGIA <text:s text:c="39"/></text:p>
          </table:table-cell>
          <table:table-cell office:value-type="string">
            <text:p>Revista da Sociedade de Cardiologia do Estado de Sao Paul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33</text:p>
          </table:table-cell>
          <table:table-cell office:value-type="string">
            <text:p>PSICOLOGIA <text:s text:c="39"/></text:p>
          </table:table-cell>
          <table:table-cell office:value-type="string">
            <text:p>Revista da Sociedade de Psicologia do Rio Grande do Su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625</text:p>
          </table:table-cell>
          <table:table-cell office:value-type="string">
            <text:p>PSICOLOGIA <text:s text:c="39"/></text:p>
          </table:table-cell>
          <table:table-cell office:value-type="string">
            <text:p>Revista da Sociedade de Psicologia do Triângulo Minei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970</text:p>
          </table:table-cell>
          <table:table-cell office:value-type="string">
            <text:p>PSICOLOGIA <text:s text:c="39"/></text:p>
          </table:table-cell>
          <table:table-cell office:value-type="string">
            <text:p>Revista da SPAGES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2107</text:p>
          </table:table-cell>
          <table:table-cell office:value-type="string">
            <text:p>PSICOLOGIA <text:s text:c="39"/></text:p>
          </table:table-cell>
          <table:table-cell office:value-type="string">
            <text:p>Revista de Administração (FEA-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37</text:p>
          </table:table-cell>
          <table:table-cell office:value-type="string">
            <text:p>PSICOLOGIA <text:s text:c="39"/></text:p>
          </table:table-cell>
          <table:table-cell office:value-type="string">
            <text:p>Revista de Administração da FEAD-Mi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659</text:p>
          </table:table-cell>
          <table:table-cell office:value-type="string">
            <text:p>PSICOLOGIA <text:s text:c="39"/></text:p>
          </table:table-cell>
          <table:table-cell office:value-type="string">
            <text:p>Revista de Administração da UFS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12</text:p>
          </table:table-cell>
          <table:table-cell office:value-type="string">
            <text:p>PSICOLOGIA <text:s text:c="39"/></text:p>
          </table:table-cell>
          <table:table-cell office:value-type="string">
            <text:p>Revista de Administração Públ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04</text:p>
          </table:table-cell>
          <table:table-cell office:value-type="string">
            <text:p>PSICOLOGIA <text:s text:c="39"/></text:p>
          </table:table-cell>
          <table:table-cell office:value-type="string">
            <text:p>Revista de AP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39</text:p>
          </table:table-cell>
          <table:table-cell office:value-type="string">
            <text:p>PSICOLOGIA <text:s text:c="39"/></text:p>
          </table:table-cell>
          <table:table-cell office:value-type="string">
            <text:p>Revista de Ciências d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793</text:p>
          </table:table-cell>
          <table:table-cell office:value-type="string">
            <text:p>PSICOLOGIA <text:s text:c="39"/></text:p>
          </table:table-cell>
          <table:table-cell office:value-type="string">
            <text:p>Revista de Ciências Exatas e Tecnologia (Anhanguera Educacional, Valinh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71</text:p>
          </table:table-cell>
          <table:table-cell office:value-type="string">
            <text:p>PSICOLOGIA <text:s text:c="39"/></text:p>
          </table:table-cell>
          <table:table-cell office:value-type="string">
            <text:p>Revista de Ciências Geren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684</text:p>
          </table:table-cell>
          <table:table-cell office:value-type="string">
            <text:p>PSICOLOGIA <text:s text:c="39"/></text:p>
          </table:table-cell>
          <table:table-cell office:value-type="string">
            <text:p>Revista de Ciências Humanas (Frederico Westphalen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89</text:p>
          </table:table-cell>
          <table:table-cell office:value-type="string">
            <text:p>PSICOLOGIA <text:s text:c="39"/></text:p>
          </table:table-cell>
          <table:table-cell office:value-type="string">
            <text:p>Revista de Ciências Humanas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796</text:p>
          </table:table-cell>
          <table:table-cell office:value-type="string">
            <text:p>PSICOLOGIA <text:s text:c="39"/></text:p>
          </table:table-cell>
          <table:table-cell office:value-type="string">
            <text:p>Revista de Ciências Médicas (PUC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9862</text:p>
          </table:table-cell>
          <table:table-cell office:value-type="string">
            <text:p>PSICOLOGIA <text:s text:c="39"/></text:p>
          </table:table-cell>
          <table:table-cell office:value-type="string">
            <text:p>Revista de Ciências Sociais (Fortalez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8862</text:p>
          </table:table-cell>
          <table:table-cell office:value-type="string">
            <text:p>PSICOLOGIA <text:s text:c="39"/></text:p>
          </table:table-cell>
          <table:table-cell office:value-type="string">
            <text:p>Revista de Ciências Sociais da UFC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712</text:p>
          </table:table-cell>
          <table:table-cell office:value-type="string">
            <text:p>PSICOLOGIA <text:s text:c="39"/></text:p>
          </table:table-cell>
          <table:table-cell office:value-type="string">
            <text:p>Revista de Direito (CESUSC. 200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537</text:p>
          </table:table-cell>
          <table:table-cell office:value-type="string">
            <text:p>PSICOLOGIA <text:s text:c="39"/></text:p>
          </table:table-cell>
          <table:table-cell office:value-type="string">
            <text:p>Revista de Educação AEC (Cessou em 2007. Cont. ISSN 1983-5280 Revista de Educação ANE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880</text:p>
          </table:table-cell>
          <table:table-cell office:value-type="string">
            <text:p>PSICOLOGIA <text:s text:c="39"/></text:p>
          </table:table-cell>
          <table:table-cell office:value-type="string">
            <text:p>Revista de Educação CEAP (Cessou em 2004. Cont. ISSN 1808-0669 Presente! (Salvador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464X</text:p>
          </table:table-cell>
          <table:table-cell office:value-type="string">
            <text:p>PSICOLOGIA <text:s text:c="39"/></text:p>
          </table:table-cell>
          <table:table-cell office:value-type="string">
            <text:p>Revista de Educação Especial e Reabilit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62</text:p>
          </table:table-cell>
          <table:table-cell office:value-type="string">
            <text:p>PSICOLOGIA <text:s text:c="39"/></text:p>
          </table:table-cell>
          <table:table-cell office:value-type="string">
            <text:p>Revista de Educação Publica (UFM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993</text:p>
          </table:table-cell>
          <table:table-cell office:value-type="string">
            <text:p>PSICOLOGIA <text:s text:c="39"/></text:p>
          </table:table-cell>
          <table:table-cell office:value-type="string">
            <text:p>Revista de Educação PUC-Campi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963</text:p>
          </table:table-cell>
          <table:table-cell office:value-type="string">
            <text:p>PSICOLOGIA <text:s text:c="39"/></text:p>
          </table:table-cell>
          <table:table-cell office:value-type="string">
            <text:p>Revista de Enfermagem UFPE On L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6-033X</text:p>
          </table:table-cell>
          <table:table-cell office:value-type="string">
            <text:p>PSICOLOGIA <text:s text:c="39"/></text:p>
          </table:table-cell>
          <table:table-cell office:value-type="string">
            <text:p>Revista de Estudios sobre la Juventu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3-885X</text:p>
          </table:table-cell>
          <table:table-cell office:value-type="string">
            <text:p>PSICOLOGIA <text:s text:c="39"/></text:p>
          </table:table-cell>
          <table:table-cell office:value-type="string">
            <text:p>Revista de Estudios Social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698</text:p>
          </table:table-cell>
          <table:table-cell office:value-type="string">
            <text:p>PSICOLOGIA <text:s text:c="39"/></text:p>
          </table:table-cell>
          <table:table-cell office:value-type="string">
            <text:p>Revista de Estudos Crimin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588</text:p>
          </table:table-cell>
          <table:table-cell office:value-type="string">
            <text:p>PSICOLOGIA <text:s text:c="39"/></text:p>
          </table:table-cell>
          <table:table-cell office:value-type="string">
            <text:p>Revista de Estudos da Linguage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4X</text:p>
          </table:table-cell>
          <table:table-cell office:value-type="string">
            <text:p>PSICOLOGIA <text:s text:c="39"/></text:p>
          </table:table-cell>
          <table:table-cell office:value-type="string">
            <text:p>Revista de Estudos Sociais (UFM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805</text:p>
          </table:table-cell>
          <table:table-cell office:value-type="string">
            <text:p>PSICOLOGIA <text:s text:c="39"/></text:p>
          </table:table-cell>
          <table:table-cell office:value-type="string">
            <text:p>Revista de Et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43</text:p>
          </table:table-cell>
          <table:table-cell office:value-type="string">
            <text:p>PSICOLOGIA <text:s text:c="39"/></text:p>
          </table:table-cell>
          <table:table-cell office:value-type="string">
            <text:p>Revista de Filosofia: Aurora (PUCPR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79</text:p>
          </table:table-cell>
          <table:table-cell office:value-type="string">
            <text:p>PSICOLOGIA <text:s text:c="39"/></text:p>
          </table:table-cell>
          <table:table-cell office:value-type="string">
            <text:p>Revista de Fisioterapia da Universidade de São Paul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747</text:p>
          </table:table-cell>
          <table:table-cell office:value-type="string">
            <text:p>PSICOLOGIA <text:s text:c="39"/></text:p>
          </table:table-cell>
          <table:table-cell office:value-type="string">
            <text:p>Revista de Gestal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0040</text:p>
          </table:table-cell>
          <table:table-cell office:value-type="string">
            <text:p>PSICOLOGIA <text:s text:c="39"/></text:p>
          </table:table-cell>
          <table:table-cell office:value-type="string">
            <text:p>Revista de Historia de la Psicologí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055</text:p>
          </table:table-cell>
          <table:table-cell office:value-type="string">
            <text:p>PSICOLOGIA <text:s text:c="39"/></text:p>
          </table:table-cell>
          <table:table-cell office:value-type="string">
            <text:p>Revista de História Reg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08</text:p>
          </table:table-cell>
          <table:table-cell office:value-type="string">
            <text:p>PSICOLOGIA <text:s text:c="39"/></text:p>
          </table:table-cell>
          <table:table-cell office:value-type="string">
            <text:p>Revista de Informática Teórica e Aplicad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051</text:p>
          </table:table-cell>
          <table:table-cell office:value-type="string">
            <text:p>PSICOLOGIA <text:s text:c="39"/></text:p>
          </table:table-cell>
          <table:table-cell office:value-type="string">
            <text:p>Revista de Letras (Fortalez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554</text:p>
          </table:table-cell>
          <table:table-cell office:value-type="string">
            <text:p>PSICOLOGIA <text:s text:c="39"/></text:p>
          </table:table-cell>
          <table:table-cell office:value-type="string">
            <text:p>Revista de Medicin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89</text:p>
          </table:table-cell>
          <table:table-cell office:value-type="string">
            <text:p>PSICOLOGIA <text:s text:c="39"/></text:p>
          </table:table-cell>
          <table:table-cell office:value-type="string">
            <text:p>Revista de Metabolismo e Nutri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79</text:p>
          </table:table-cell>
          <table:table-cell office:value-type="string">
            <text:p>PSICOLOGIA <text:s text:c="39"/></text:p>
          </table:table-cell>
          <table:table-cell office:value-type="string">
            <text:p>Revista de Neurociências (EPM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010</text:p>
          </table:table-cell>
          <table:table-cell office:value-type="string">
            <text:p>PSICOLOGIA <text:s text:c="39"/></text:p>
          </table:table-cell>
          <table:table-cell office:value-type="string">
            <text:p>Revista de Neurología (Ed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PSICOLOGIA <text:s text:c="39"/></text:p>
          </table:table-cell>
          <table:table-cell office:value-type="string">
            <text:p>Revista de Nutriç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233</text:p>
          </table:table-cell>
          <table:table-cell office:value-type="string">
            <text:p>PSICOLOGIA <text:s text:c="39"/></text:p>
          </table:table-cell>
          <table:table-cell office:value-type="string">
            <text:p>Revista de Pediatria do Ceará (Cessou em 2006. Cont. ISSN 1982-548X Revista de Pediatr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205</text:p>
          </table:table-cell>
          <table:table-cell office:value-type="string">
            <text:p>PSICOLOGIA <text:s text:c="39"/></text:p>
          </table:table-cell>
          <table:table-cell office:value-type="string">
            <text:p>Revista de Psicanalise Integ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740</text:p>
          </table:table-cell>
          <table:table-cell office:value-type="string">
            <text:p>PSICOLOGIA <text:s text:c="39"/></text:p>
          </table:table-cell>
          <table:table-cell office:value-type="string">
            <text:p>Revista de Psicoanáli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9247</text:p>
          </table:table-cell>
          <table:table-cell office:value-type="string">
            <text:p>PSICOLOGIA <text:s text:c="39"/></text:p>
          </table:table-cell>
          <table:table-cell office:value-type="string">
            <text:p>Revista de Psicología (Lim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906</text:p>
          </table:table-cell>
          <table:table-cell office:value-type="string">
            <text:p>PSICOLOGIA <text:s text:c="39"/></text:p>
          </table:table-cell>
          <table:table-cell office:value-type="string">
            <text:p>Revista de Psicologia : Teoria e Prátic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682</text:p>
          </table:table-cell>
          <table:table-cell office:value-type="string">
            <text:p>PSICOLOGIA <text:s text:c="39"/></text:p>
          </table:table-cell>
          <table:table-cell office:value-type="string">
            <text:p>Revista de Psicologia da Un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694</text:p>
          </table:table-cell>
          <table:table-cell office:value-type="string">
            <text:p>PSICOLOGIA <text:s text:c="39"/></text:p>
          </table:table-cell>
          <table:table-cell office:value-type="string">
            <text:p>Revista de Psicologia do Cesus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211</text:p>
          </table:table-cell>
          <table:table-cell office:value-type="string">
            <text:p>PSICOLOGIA <text:s text:c="39"/></text:p>
          </table:table-cell>
          <table:table-cell office:value-type="string">
            <text:p>Revista de Psicologia Hospita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331</text:p>
          </table:table-cell>
          <table:table-cell office:value-type="string">
            <text:p>PSICOLOGIA <text:s text:c="39"/></text:p>
          </table:table-cell>
          <table:table-cell office:value-type="string">
            <text:p>Revista de Psicologia Pl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4748</text:p>
          </table:table-cell>
          <table:table-cell office:value-type="string">
            <text:p>PSICOLOGIA <text:s text:c="39"/></text:p>
          </table:table-cell>
          <table:table-cell office:value-type="string">
            <text:p>Revista de Psicología Social (Ed. Impr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14</text:p>
          </table:table-cell>
          <table:table-cell office:value-type="string">
            <text:p>PSICOLOGIA <text:s text:c="39"/></text:p>
          </table:table-cell>
          <table:table-cell office:value-type="string">
            <text:p>Revista de Psiquiatria &amp; Psicanalise com Criancas &amp; Adolescen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PSICOLOGIA <text:s text:c="39"/></text:p>
          </table:table-cell>
          <table:table-cell office:value-type="string">
            <text:p>Revista de Psiquiatria Clínica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08</text:p>
          </table:table-cell>
          <table:table-cell office:value-type="string">
            <text:p>PSICOLOGIA <text:s text:c="39"/></text:p>
          </table:table-cell>
          <table:table-cell office:value-type="string">
            <text:p>Revista de Psiquiatria do Rio Grande do Su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480</text:p>
          </table:table-cell>
          <table:table-cell office:value-type="string">
            <text:p>PSICOLOGIA <text:s text:c="39"/></text:p>
          </table:table-cell>
          <table:table-cell office:value-type="string">
            <text:p>Revista de Saúde do Distrito Federal (Cessou em 2005. Cont. ISSN 1980-0584 Comunicação em Ciências da Saúde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87</text:p>
          </table:table-cell>
          <table:table-cell office:value-type="string">
            <text:p>PSICOLOGIA <text:s text:c="39"/></text:p>
          </table:table-cell>
          <table:table-cell office:value-type="string">
            <text:p>Revista de Saúde Públic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PSICOLOGIA <text:s text:c="39"/></text:p>
          </table:table-cell>
          <table:table-cell office:value-type="string">
            <text:p>Revista de Saúde Públic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78</text:p>
          </table:table-cell>
          <table:table-cell office:value-type="string">
            <text:p>PSICOLOGIA <text:s text:c="39"/></text:p>
          </table:table-cell>
          <table:table-cell office:value-type="string">
            <text:p>Revista de Sociologia e Política (UFPR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104</text:p>
          </table:table-cell>
          <table:table-cell office:value-type="string">
            <text:p>PSICOLOGIA <text:s text:c="39"/></text:p>
          </table:table-cell>
          <table:table-cell office:value-type="string">
            <text:p>Revista de Terapia Ocupacional da Universidade de São Paul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98</text:p>
          </table:table-cell>
          <table:table-cell office:value-type="string">
            <text:p>PSICOLOGIA <text:s text:c="39"/></text:p>
          </table:table-cell>
          <table:table-cell office:value-type="string">
            <text:p>Revista Diálog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23</text:p>
          </table:table-cell>
          <table:table-cell office:value-type="string">
            <text:p>PSICOLOGIA <text:s text:c="39"/></text:p>
          </table:table-cell>
          <table:table-cell office:value-type="string">
            <text:p>Revista do Departamento de Psicologia da UFF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74</text:p>
          </table:table-cell>
          <table:table-cell office:value-type="string">
            <text:p>PSICOLOGIA <text:s text:c="39"/></text:p>
          </table:table-cell>
          <table:table-cell office:value-type="string">
            <text:p>Revista do GELNE (UF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8781</text:p>
          </table:table-cell>
          <table:table-cell office:value-type="string">
            <text:p>PSICOLOGIA <text:s text:c="39"/></text:p>
          </table:table-cell>
          <table:table-cell office:value-type="string">
            <text:p>Revista do Hospital das Clínicas (USP. Impresso) (Cessou em 2004. Cont. ISSN 1807-5932 Clinics (São Paulo. Impresso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PSICOLOGIA <text:s text:c="39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66</text:p>
          </table:table-cell>
          <table:table-cell office:value-type="string">
            <text:p>PSICOLOGIA <text:s text:c="39"/></text:p>
          </table:table-cell>
          <table:table-cell office:value-type="string">
            <text:p>Revista do Instituto Histórico e Geographico Brazileir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240</text:p>
          </table:table-cell>
          <table:table-cell office:value-type="string">
            <text:p>PSICOLOGIA <text:s text:c="39"/></text:p>
          </table:table-cell>
          <table:table-cell office:value-type="string">
            <text:p>Revista do Serviço Públ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13</text:p>
          </table:table-cell>
          <table:table-cell office:value-type="string">
            <text:p>PSICOLOGIA <text:s text:c="39"/></text:p>
          </table:table-cell>
          <table:table-cell office:value-type="string">
            <text:p>Revista D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275</text:p>
          </table:table-cell>
          <table:table-cell office:value-type="string">
            <text:p>PSICOLOGIA <text:s text:c="39"/></text:p>
          </table:table-cell>
          <table:table-cell office:value-type="string">
            <text:p>Revista dos Tribunais (São Paul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876</text:p>
          </table:table-cell>
          <table:table-cell office:value-type="string">
            <text:p>PSICOLOGIA <text:s text:c="39"/></text:p>
          </table:table-cell>
          <table:table-cell office:value-type="string">
            <text:p>Revista e-Curriculum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956</text:p>
          </table:table-cell>
          <table:table-cell office:value-type="string">
            <text:p>PSICOLOGIA <text:s text:c="39"/></text:p>
          </table:table-cell>
          <table:table-cell office:value-type="string">
            <text:p>Revista Econômica do Nordes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35</text:p>
          </table:table-cell>
          <table:table-cell office:value-type="string">
            <text:p>PSICOLOGIA <text:s text:c="39"/></text:p>
          </table:table-cell>
          <table:table-cell office:value-type="string">
            <text:p>Revista Educação em Questão (UFRN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70X</text:p>
          </table:table-cell>
          <table:table-cell office:value-type="string">
            <text:p>PSICOLOGIA <text:s text:c="39"/></text:p>
          </table:table-cell>
          <table:table-cell office:value-type="string">
            <text:p>Revista Educação Especial (UFS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3582</text:p>
          </table:table-cell>
          <table:table-cell office:value-type="string">
            <text:p>PSICOLOGIA <text:s text:c="39"/></text:p>
          </table:table-cell>
          <table:table-cell office:value-type="string">
            <text:p>Revista Electrónica de Psicología Política (En líne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944</text:p>
          </table:table-cell>
          <table:table-cell office:value-type="string">
            <text:p>PSICOLOGIA <text:s text:c="39"/></text:p>
          </table:table-cell>
          <table:table-cell office:value-type="string">
            <text:p>Revista Eletrônica de Enfermage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PSICOLOGIA <text:s text:c="39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52</text:p>
          </table:table-cell>
          <table:table-cell office:value-type="string">
            <text:p>PSICOLOGIA <text:s text:c="39"/></text:p>
          </table:table-cell>
          <table:table-cell office:value-type="string">
            <text:p>Revista Enfermagem UERJ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595</text:p>
          </table:table-cell>
          <table:table-cell office:value-type="string">
            <text:p>PSICOLOGIA <text:s text:c="39"/></text:p>
          </table:table-cell>
          <table:table-cell office:value-type="string">
            <text:p>Revista Estácio Papirus (FES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692</text:p>
          </table:table-cell>
          <table:table-cell office:value-type="string">
            <text:p>PSICOLOGIA <text:s text:c="39"/></text:p>
          </table:table-cell>
          <table:table-cell office:value-type="string">
            <text:p>Revista Estácio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453</text:p>
          </table:table-cell>
          <table:table-cell office:value-type="string">
            <text:p>PSICOLOGIA <text:s text:c="39"/></text:p>
          </table:table-cell>
          <table:table-cell office:value-type="string">
            <text:p>Revista Estu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PSICOLOGIA <text:s text:c="39"/></text:p>
          </table:table-cell>
          <table:table-cell office:value-type="string">
            <text:p>Revista Estudos Feministas (UFSC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769</text:p>
          </table:table-cell>
          <table:table-cell office:value-type="string">
            <text:p>PSICOLOGIA <text:s text:c="39"/></text:p>
          </table:table-cell>
          <table:table-cell office:value-type="string">
            <text:p>Revista Estudos Lacania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21</text:p>
          </table:table-cell>
          <table:table-cell office:value-type="string">
            <text:p>PSICOLOGIA <text:s text:c="39"/></text:p>
          </table:table-cell>
          <table:table-cell office:value-type="string">
            <text:p>Revista FACE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043</text:p>
          </table:table-cell>
          <table:table-cell office:value-type="string">
            <text:p>PSICOLOGIA <text:s text:c="39"/></text:p>
          </table:table-cell>
          <table:table-cell office:value-type="string">
            <text:p>Revista FAEEB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549</text:p>
          </table:table-cell>
          <table:table-cell office:value-type="string">
            <text:p>PSICOLOGIA <text:s text:c="39"/></text:p>
          </table:table-cell>
          <table:table-cell office:value-type="string">
            <text:p>Revista FAMEC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836</text:p>
          </table:table-cell>
          <table:table-cell office:value-type="string">
            <text:p>PSICOLOGIA <text:s text:c="39"/></text:p>
          </table:table-cell>
          <table:table-cell office:value-type="string">
            <text:p>Revista FAMO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07</text:p>
          </table:table-cell>
          <table:table-cell office:value-type="string">
            <text:p>PSICOLOGIA <text:s text:c="39"/></text:p>
          </table:table-cell>
          <table:table-cell office:value-type="string">
            <text:p>Revista FAPER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1663</text:p>
          </table:table-cell>
          <table:table-cell office:value-type="string">
            <text:p>PSICOLOGIA <text:s text:c="39"/></text:p>
          </table:table-cell>
          <table:table-cell office:value-type="string">
            <text:p>Revista Galego-Portuguesa de Psicoloxía e Educa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768</text:p>
          </table:table-cell>
          <table:table-cell office:value-type="string">
            <text:p>PSICOLOGIA <text:s text:c="39"/></text:p>
          </table:table-cell>
          <table:table-cell office:value-type="string">
            <text:p>Revista Gerenciais (UNINOV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824</text:p>
          </table:table-cell>
          <table:table-cell office:value-type="string">
            <text:p>PSICOLOGIA <text:s text:c="39"/></text:p>
          </table:table-cell>
          <table:table-cell office:value-type="string">
            <text:p>Revista Hispeci &amp; Lem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3848</text:p>
          </table:table-cell>
          <table:table-cell office:value-type="string">
            <text:p>PSICOLOGIA <text:s text:c="39"/></text:p>
          </table:table-cell>
          <table:table-cell office:value-type="string">
            <text:p>Revista Iberoamerica de Diagnóstico y Evaluación Psicoló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5653</text:p>
          </table:table-cell>
          <table:table-cell office:value-type="string">
            <text:p>PSICOLOGIA <text:s text:c="39"/></text:p>
          </table:table-cell>
          <table:table-cell office:value-type="string">
            <text:p>Revista Iberoamericana de Educación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420</text:p>
          </table:table-cell>
          <table:table-cell office:value-type="string">
            <text:p>PSICOLOGIA <text:s text:c="39"/></text:p>
          </table:table-cell>
          <table:table-cell office:value-type="string">
            <text:p>Revista Idéia (Maring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7690</text:p>
          </table:table-cell>
          <table:table-cell office:value-type="string">
            <text:p>PSICOLOGIA <text:s text:c="39"/></text:p>
          </table:table-cell>
          <table:table-cell office:value-type="string">
            <text:p>Revista Intercontinental de Psicología y Educació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476</text:p>
          </table:table-cell>
          <table:table-cell office:value-type="string">
            <text:p>PSICOLOGIA <text:s text:c="39"/></text:p>
          </table:table-cell>
          <table:table-cell office:value-type="string">
            <text:p>Revista Jurídica (Aná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807</text:p>
          </table:table-cell>
          <table:table-cell office:value-type="string">
            <text:p>PSICOLOGIA <text:s text:c="39"/></text:p>
          </table:table-cell>
          <table:table-cell office:value-type="string">
            <text:p>Revista Jurídic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567</text:p>
          </table:table-cell>
          <table:table-cell office:value-type="string">
            <text:p>PSICOLOGIA <text:s text:c="39"/></text:p>
          </table:table-cell>
          <table:table-cell office:value-type="string">
            <text:p>Revista Kairó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980</text:p>
          </table:table-cell>
          <table:table-cell office:value-type="string">
            <text:p>PSICOLOGIA <text:s text:c="39"/></text:p>
          </table:table-cell>
          <table:table-cell office:value-type="string">
            <text:p>Revista Katálysi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000</text:p>
          </table:table-cell>
          <table:table-cell office:value-type="string">
            <text:p>PSICOLOGIA <text:s text:c="39"/></text:p>
          </table:table-cell>
          <table:table-cell office:value-type="string">
            <text:p>Revista Lab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9842</text:p>
          </table:table-cell>
          <table:table-cell office:value-type="string">
            <text:p>PSICOLOGIA <text:s text:c="39"/></text:p>
          </table:table-cell>
          <table:table-cell office:value-type="string">
            <text:p>Revista Latina de Pensamiento y Lenguaj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345</text:p>
          </table:table-cell>
          <table:table-cell office:value-type="string">
            <text:p>PSICOLOGIA <text:s text:c="39"/></text:p>
          </table:table-cell>
          <table:table-cell office:value-type="string">
            <text:p>Revista Latino-Americana de Enfermagem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PSICOLOGIA <text:s text:c="39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2-715X</text:p>
          </table:table-cell>
          <table:table-cell office:value-type="string">
            <text:p>PSICOLOGIA <text:s text:c="39"/></text:p>
          </table:table-cell>
          <table:table-cell office:value-type="string">
            <text:p>Revista Latinoamericana de Ciencias Sociales, Niñez y Juventu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0534</text:p>
          </table:table-cell>
          <table:table-cell office:value-type="string">
            <text:p>PSICOLOGIA <text:s text:c="39"/></text:p>
          </table:table-cell>
          <table:table-cell office:value-type="string">
            <text:p>Revista Latinoamericana de Psicolog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14</text:p>
          </table:table-cell>
          <table:table-cell office:value-type="string">
            <text:p>PSICOLOGIA <text:s text:c="39"/></text:p>
          </table:table-cell>
          <table:table-cell office:value-type="string">
            <text:p>Revista Latinoamericana de Psicopatologia Fundamental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577</text:p>
          </table:table-cell>
          <table:table-cell office:value-type="string">
            <text:p>PSICOLOGIA <text:s text:c="39"/></text:p>
          </table:table-cell>
          <table:table-cell office:value-type="string">
            <text:p>Revista Mackenzie de Educação Física e Espor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148</text:p>
          </table:table-cell>
          <table:table-cell office:value-type="string">
            <text:p>PSICOLOGIA <text:s text:c="39"/></text:p>
          </table:table-cell>
          <table:table-cell office:value-type="string">
            <text:p>Revista Mal-Estar e Subjetividad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570</text:p>
          </table:table-cell>
          <table:table-cell office:value-type="string">
            <text:p>PSICOLOGIA <text:s text:c="39"/></text:p>
          </table:table-cell>
          <table:table-cell office:value-type="string">
            <text:p>Revista Marra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0X</text:p>
          </table:table-cell>
          <table:table-cell office:value-type="string">
            <text:p>PSICOLOGIA <text:s text:c="39"/></text:p>
          </table:table-cell>
          <table:table-cell office:value-type="string">
            <text:p>Revista médica de Minas Gerais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4534</text:p>
          </table:table-cell>
          <table:table-cell office:value-type="string">
            <text:p>PSICOLOGIA <text:s text:c="39"/></text:p>
          </table:table-cell>
          <table:table-cell office:value-type="string">
            <text:p>Revista Mexicana de Análisis de la Conduct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1918</text:p>
          </table:table-cell>
          <table:table-cell office:value-type="string">
            <text:p>PSICOLOGIA <text:s text:c="39"/></text:p>
          </table:table-cell>
          <table:table-cell office:value-type="string">
            <text:p>Revista Mexicana de Ciencias Políticas y Social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7527</text:p>
          </table:table-cell>
          <table:table-cell office:value-type="string">
            <text:p>PSICOLOGIA <text:s text:c="39"/></text:p>
          </table:table-cell>
          <table:table-cell office:value-type="string">
            <text:p>Revista Mexicana de Orientación Educativ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6073</text:p>
          </table:table-cell>
          <table:table-cell office:value-type="string">
            <text:p>PSICOLOGIA <text:s text:c="39"/></text:p>
          </table:table-cell>
          <table:table-cell office:value-type="string">
            <text:p>Revista Mexicana de Psicología (1984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55</text:p>
          </table:table-cell>
          <table:table-cell office:value-type="string">
            <text:p>PSICOLOGIA <text:s text:c="39"/></text:p>
          </table:table-cell>
          <table:table-cell office:value-type="string">
            <text:p>Revista NERA (UNE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140</text:p>
          </table:table-cell>
          <table:table-cell office:value-type="string">
            <text:p>PSICOLOGIA <text:s text:c="39"/></text:p>
          </table:table-cell>
          <table:table-cell office:value-type="string">
            <text:p>Revista Panamericana de Infectologí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PSICOLOGIA <text:s text:c="39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907</text:p>
          </table:table-cell>
          <table:table-cell office:value-type="string">
            <text:p>PSICOLOGIA <text:s text:c="39"/></text:p>
          </table:table-cell>
          <table:table-cell office:value-type="string">
            <text:p>Revista Paraense de Medic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549</text:p>
          </table:table-cell>
          <table:table-cell office:value-type="string">
            <text:p>PSICOLOGIA <text:s text:c="39"/></text:p>
          </table:table-cell>
          <table:table-cell office:value-type="string">
            <text:p>Revista Paulista de Educação Física (Cessou em 2003. Cont. ISSN 1807-5509 Revista Brasileira de Educação Física e Esporte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889</text:p>
          </table:table-cell>
          <table:table-cell office:value-type="string">
            <text:p>PSICOLOGIA <text:s text:c="39"/></text:p>
          </table:table-cell>
          <table:table-cell office:value-type="string">
            <text:p>Revista Paulista de Enfermage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35</text:p>
          </table:table-cell>
          <table:table-cell office:value-type="string">
            <text:p>PSICOLOGIA <text:s text:c="39"/></text:p>
          </table:table-cell>
          <table:table-cell office:value-type="string">
            <text:p>Revista Paulista de Reum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75</text:p>
          </table:table-cell>
          <table:table-cell office:value-type="string">
            <text:p>PSICOLOGIA <text:s text:c="39"/></text:p>
          </table:table-cell>
          <table:table-cell office:value-type="string">
            <text:p>Revista Pedagógica (Chapecó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028</text:p>
          </table:table-cell>
          <table:table-cell office:value-type="string">
            <text:p>PSICOLOGIA <text:s text:c="39"/></text:p>
          </table:table-cell>
          <table:table-cell office:value-type="string">
            <text:p>Revista Pensamento Biocêntr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457</text:p>
          </table:table-cell>
          <table:table-cell office:value-type="string">
            <text:p>PSICOLOGIA <text:s text:c="39"/></text:p>
          </table:table-cell>
          <table:table-cell office:value-type="string">
            <text:p>Revista Philologu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9187</text:p>
          </table:table-cell>
          <table:table-cell office:value-type="string">
            <text:p>PSICOLOGIA <text:s text:c="39"/></text:p>
          </table:table-cell>
          <table:table-cell office:value-type="string">
            <text:p>Revista Portuguesa de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5283</text:p>
          </table:table-cell>
          <table:table-cell office:value-type="string">
            <text:p>PSICOLOGIA <text:s text:c="39"/></text:p>
          </table:table-cell>
          <table:table-cell office:value-type="string">
            <text:p>Revista Portuguesa de Filosof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18X</text:p>
          </table:table-cell>
          <table:table-cell office:value-type="string">
            <text:p>PSICOLOGIA <text:s text:c="39"/></text:p>
          </table:table-cell>
          <table:table-cell office:value-type="string">
            <text:p>Revista Portuguesa de Pedag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0304</text:p>
          </table:table-cell>
          <table:table-cell office:value-type="string">
            <text:p>PSICOLOGIA <text:s text:c="39"/></text:p>
          </table:table-cell>
          <table:table-cell office:value-type="string">
            <text:p>Revista Portuguesa de Psic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4696</text:p>
          </table:table-cell>
          <table:table-cell office:value-type="string">
            <text:p>PSICOLOGIA <text:s text:c="39"/></text:p>
          </table:table-cell>
          <table:table-cell office:value-type="string">
            <text:p>Revista Portuguesa de Psicossom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01</text:p>
          </table:table-cell>
          <table:table-cell office:value-type="string">
            <text:p>PSICOLOGIA <text:s text:c="39"/></text:p>
          </table:table-cell>
          <table:table-cell office:value-type="string">
            <text:p>Revista Produção On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19</text:p>
          </table:table-cell>
          <table:table-cell office:value-type="string">
            <text:p>PSICOLOGIA <text:s text:c="39"/></text:p>
          </table:table-cell>
          <table:table-cell office:value-type="string">
            <text:p>Revista Profissão Doce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872</text:p>
          </table:table-cell>
          <table:table-cell office:value-type="string">
            <text:p>PSICOLOGIA <text:s text:c="39"/></text:p>
          </table:table-cell>
          <table:table-cell office:value-type="string">
            <text:p>Revista Psicolo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236</text:p>
          </table:table-cell>
          <table:table-cell office:value-type="string">
            <text:p>PSICOLOGIA <text:s text:c="39"/></text:p>
          </table:table-cell>
          <table:table-cell office:value-type="string">
            <text:p>Revista Psicologia em Foco (URI. Frederico Westphale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9X</text:p>
          </table:table-cell>
          <table:table-cell office:value-type="string">
            <text:p>PSICOLOGIA <text:s text:c="39"/></text:p>
          </table:table-cell>
          <table:table-cell office:value-type="string">
            <text:p>Revista Psicologia Polít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6657</text:p>
          </table:table-cell>
          <table:table-cell office:value-type="string">
            <text:p>PSICOLOGIA <text:s text:c="39"/></text:p>
          </table:table-cell>
          <table:table-cell office:value-type="string">
            <text:p>Revista Psicologia: Organizações e Trabalh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264</text:p>
          </table:table-cell>
          <table:table-cell office:value-type="string">
            <text:p>PSICOLOGIA <text:s text:c="39"/></text:p>
          </table:table-cell>
          <table:table-cell office:value-type="string">
            <text:p>Revista Querubi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792</text:p>
          </table:table-cell>
          <table:table-cell office:value-type="string">
            <text:p>PSICOLOGIA <text:s text:c="39"/></text:p>
          </table:table-cell>
          <table:table-cell office:value-type="string">
            <text:p>Revista Reichi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63</text:p>
          </table:table-cell>
          <table:table-cell office:value-type="string">
            <text:p>PSICOLOGIA <text:s text:c="39"/></text:p>
          </table:table-cell>
          <table:table-cell office:value-type="string">
            <text:p>Revista Rio de Janei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374</text:p>
          </table:table-cell>
          <table:table-cell office:value-type="string">
            <text:p>PSICOLOGIA <text:s text:c="39"/></text:p>
          </table:table-cell>
          <table:table-cell office:value-type="string">
            <text:p>Revista Saberes. Letras (Vitó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44</text:p>
          </table:table-cell>
          <table:table-cell office:value-type="string">
            <text:p>PSICOLOGIA <text:s text:c="39"/></text:p>
          </table:table-cell>
          <table:table-cell office:value-type="string">
            <text:p>Revista Tecnologia e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24</text:p>
          </table:table-cell>
          <table:table-cell office:value-type="string">
            <text:p>PSICOLOGIA <text:s text:c="39"/></text:p>
          </table:table-cell>
          <table:table-cell office:value-type="string">
            <text:p>Revista Temas Sociais em Expressão (UR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19X</text:p>
          </table:table-cell>
          <table:table-cell office:value-type="string">
            <text:p>PSICOLOGIA <text:s text:c="39"/></text:p>
          </table:table-cell>
          <table:table-cell office:value-type="string">
            <text:p>Revista Transdisciplinar de Ciências Penitenciár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94</text:p>
          </table:table-cell>
          <table:table-cell office:value-type="string">
            <text:p>PSICOLOGIA <text:s text:c="39"/></text:p>
          </table:table-cell>
          <table:table-cell office:value-type="string">
            <text:p>Revista Uniandra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1892</text:p>
          </table:table-cell>
          <table:table-cell office:value-type="string">
            <text:p>PSICOLOGIA <text:s text:c="39"/></text:p>
          </table:table-cell>
          <table:table-cell office:value-type="string">
            <text:p>Revista UNICSU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612</text:p>
          </table:table-cell>
          <table:table-cell office:value-type="string">
            <text:p>PSICOLOGIA <text:s text:c="39"/></text:p>
          </table:table-cell>
          <table:table-cell office:value-type="string">
            <text:p>Revista UNIFIE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053</text:p>
          </table:table-cell>
          <table:table-cell office:value-type="string">
            <text:p>PSICOLOGIA <text:s text:c="39"/></text:p>
          </table:table-cell>
          <table:table-cell office:value-type="string">
            <text:p>Revista Uning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259</text:p>
          </table:table-cell>
          <table:table-cell office:value-type="string">
            <text:p>PSICOLOGIA <text:s text:c="39"/></text:p>
          </table:table-cell>
          <table:table-cell office:value-type="string">
            <text:p>Revista Universidade Rural. Série Ciências Humanas (Cessou em 2007. Cont. ISSN 2175-1196 Ciências Humanas e Sociais em Revis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89</text:p>
          </table:table-cell>
          <table:table-cell office:value-type="string">
            <text:p>PSICOLOGIA <text:s text:c="39"/></text:p>
          </table:table-cell>
          <table:table-cell office:value-type="string">
            <text:p>Revista UNIVILL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PSICOLOGIA <text:s text:c="39"/></text:p>
          </table:table-cell>
          <table:table-cell office:value-type="string">
            <text:p>Revista US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28</text:p>
          </table:table-cell>
          <table:table-cell office:value-type="string">
            <text:p>PSICOLOGIA <text:s text:c="39"/></text:p>
          </table:table-cell>
          <table:table-cell office:value-type="string">
            <text:p>Revista Vered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931</text:p>
          </table:table-cell>
          <table:table-cell office:value-type="string">
            <text:p>PSICOLOGIA <text:s text:c="39"/></text:p>
          </table:table-cell>
          <table:table-cell office:value-type="string">
            <text:p>Revista Virtual de Estudos da Lingu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535</text:p>
          </table:table-cell>
          <table:table-cell office:value-type="string">
            <text:p>PSICOLOGIA <text:s text:c="39"/></text:p>
          </table:table-cell>
          <table:table-cell office:value-type="string">
            <text:p>Revista Virtual de Gestão de Iniciativas So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614</text:p>
          </table:table-cell>
          <table:table-cell office:value-type="string">
            <text:p>PSICOLOGIA <text:s text:c="39"/></text:p>
          </table:table-cell>
          <table:table-cell office:value-type="string">
            <text:p>Revista X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2-9088</text:p>
          </table:table-cell>
          <table:table-cell office:value-type="string">
            <text:p>PSICOLOGIA <text:s text:c="39"/></text:p>
          </table:table-cell>
          <table:table-cell office:value-type="string">
            <text:p>Revue Européenne de Psychologue Appliqué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0-1705</text:p>
          </table:table-cell>
          <table:table-cell office:value-type="string">
            <text:p>PSICOLOGIA <text:s text:c="39"/></text:p>
          </table:table-cell>
          <table:table-cell office:value-type="string">
            <text:p>Revue Internationale de Psychosociologi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20</text:p>
          </table:table-cell>
          <table:table-cell office:value-type="string">
            <text:p>PSICOLOGIA <text:s text:c="39"/></text:p>
          </table:table-cell>
          <table:table-cell office:value-type="string">
            <text:p>RGO. Revista de Gestão Organizacional (UNOCHAPECÓ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321</text:p>
          </table:table-cell>
          <table:table-cell office:value-type="string">
            <text:p>PSICOLOGIA <text:s text:c="39"/></text:p>
          </table:table-cell>
          <table:table-cell office:value-type="string">
            <text:p>Rios (FASETE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12-1114</text:p>
          </table:table-cell>
          <table:table-cell office:value-type="string">
            <text:p>PSICOLOGIA <text:s text:c="39"/></text:p>
          </table:table-cell>
          <table:table-cell office:value-type="string">
            <text:p>Risalat al-i la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6492</text:p>
          </table:table-cell>
          <table:table-cell office:value-type="string">
            <text:p>PSICOLOGIA <text:s text:c="39"/></text:p>
          </table:table-cell>
          <table:table-cell office:value-type="string">
            <text:p>Rivista di Psicoanalisi (Testo stampat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698X</text:p>
          </table:table-cell>
          <table:table-cell office:value-type="string">
            <text:p>PSICOLOGIA <text:s text:c="39"/></text:p>
          </table:table-cell>
          <table:table-cell office:value-type="string">
            <text:p>RLA. Revista de Linguística Teórica y Aplicada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2-5604</text:p>
          </table:table-cell>
          <table:table-cell office:value-type="string">
            <text:p>PSICOLOGIA <text:s text:c="39"/></text:p>
          </table:table-cell>
          <table:table-cell office:value-type="string">
            <text:p>Rorschachiana (Ber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311</text:p>
          </table:table-cell>
          <table:table-cell office:value-type="string">
            <text:p>PSICOLOGIA <text:s text:c="39"/></text:p>
          </table:table-cell>
          <table:table-cell office:value-type="string">
            <text:p>Roteiro (UNOE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47</text:p>
          </table:table-cell>
          <table:table-cell office:value-type="string">
            <text:p>PSICOLOGIA <text:s text:c="39"/></text:p>
          </table:table-cell>
          <table:table-cell office:value-type="string">
            <text:p>RPA Brasil (Maring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109</text:p>
          </table:table-cell>
          <table:table-cell office:value-type="string">
            <text:p>PSICOLOGIA <text:s text:c="39"/></text:p>
          </table:table-cell>
          <table:table-cell office:value-type="string">
            <text:p>Rua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3600</text:p>
          </table:table-cell>
          <table:table-cell office:value-type="string">
            <text:p>PSICOLOGIA <text:s text:c="39"/></text:p>
          </table:table-cell>
          <table:table-cell office:value-type="string">
            <text:p>Saber Educar (Cessou em 200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95</text:p>
          </table:table-cell>
          <table:table-cell office:value-type="string">
            <text:p>PSICOLOGIA <text:s text:c="39"/></text:p>
          </table:table-cell>
          <table:table-cell office:value-type="string">
            <text:p>Sacrilegens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3325</text:p>
          </table:table-cell>
          <table:table-cell office:value-type="string">
            <text:p>PSICOLOGIA <text:s text:c="39"/></text:p>
          </table:table-cell>
          <table:table-cell office:value-type="string">
            <text:p>Salud Mental (Méxic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115</text:p>
          </table:table-cell>
          <table:table-cell office:value-type="string">
            <text:p>PSICOLOGIA <text:s text:c="39"/></text:p>
          </table:table-cell>
          <table:table-cell office:value-type="string">
            <text:p>Santiago (Santiago de Cu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PSICOLOGIA <text:s text:c="39"/></text:p>
          </table:table-cell>
          <table:table-cell office:value-type="string">
            <text:p>São Paulo em Perspect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365</text:p>
          </table:table-cell>
          <table:table-cell office:value-type="string">
            <text:p>PSICOLOGIA <text:s text:c="39"/></text:p>
          </table:table-cell>
          <table:table-cell office:value-type="string">
            <text:p>Saúde Coletiva (Baruer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PSICOLOGIA <text:s text:c="39"/></text:p>
          </table:table-cell>
          <table:table-cell office:value-type="string">
            <text:p>Saúde e Sociedade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04</text:p>
          </table:table-cell>
          <table:table-cell office:value-type="string">
            <text:p>PSICOLOGIA <text:s text:c="39"/></text:p>
          </table:table-cell>
          <table:table-cell office:value-type="string">
            <text:p>Saúde em Deba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0821</text:p>
          </table:table-cell>
          <table:table-cell office:value-type="string">
            <text:p>PSICOLOGIA <text:s text:c="39"/></text:p>
          </table:table-cell>
          <table:table-cell office:value-type="string">
            <text:p>Saúde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47</text:p>
          </table:table-cell>
          <table:table-cell office:value-type="string">
            <text:p>PSICOLOGIA <text:s text:c="39"/></text:p>
          </table:table-cell>
          <table:table-cell office:value-type="string">
            <text:p>Saúde, Sexo e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655</text:p>
          </table:table-cell>
          <table:table-cell office:value-type="string">
            <text:p>PSICOLOGIA <text:s text:c="39"/></text:p>
          </table:table-cell>
          <table:table-cell office:value-type="string">
            <text:p>Schème: Revista Eletrônica de Psicologia e Epistemologia Genét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9964</text:p>
          </table:table-cell>
          <table:table-cell office:value-type="string">
            <text:p>PSICOLOGIA <text:s text:c="39"/></text:p>
          </table:table-cell>
          <table:table-cell office:value-type="string">
            <text:p>Schizophrenia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075</text:p>
          </table:table-cell>
          <table:table-cell office:value-type="string">
            <text:p>PSICOLOGIA <text:s text:c="39"/></text:p>
          </table:table-cell>
          <table:table-cell office:value-type="string">
            <text:p>Scienc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770</text:p>
          </table:table-cell>
          <table:table-cell office:value-type="string">
            <text:p>PSICOLOGIA <text:s text:c="39"/></text:p>
          </table:table-cell>
          <table:table-cell office:value-type="string">
            <text:p>Scientia (UNISIN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8358</text:p>
          </table:table-cell>
          <table:table-cell office:value-type="string">
            <text:p>PSICOLOGIA <text:s text:c="39"/></text:p>
          </table:table-cell>
          <table:table-cell office:value-type="string">
            <text:p>Scientia Mari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3-0135</text:p>
          </table:table-cell>
          <table:table-cell office:value-type="string">
            <text:p>PSICOLOGIA <text:s text:c="39"/></text:p>
          </table:table-cell>
          <table:table-cell office:value-type="string">
            <text:p>Scientia Medica (La Paz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733</text:p>
          </table:table-cell>
          <table:table-cell office:value-type="string">
            <text:p>PSICOLOGIA <text:s text:c="39"/></text:p>
          </table:table-cell>
          <table:table-cell office:value-type="string">
            <text:p>Scientific America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8438</text:p>
          </table:table-cell>
          <table:table-cell office:value-type="string">
            <text:p>PSICOLOGIA <text:s text:c="39"/></text:p>
          </table:table-cell>
          <table:table-cell office:value-type="string">
            <text:p>Scientific Studies of Read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1X</text:p>
          </table:table-cell>
          <table:table-cell office:value-type="string">
            <text:p>PSICOLOGIA <text:s text:c="39"/></text:p>
          </table:table-cell>
          <table:table-cell office:value-type="string">
            <text:p>Scripta (F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7-9397</text:p>
          </table:table-cell>
          <table:table-cell office:value-type="string">
            <text:p>PSICOLOGIA <text:s text:c="39"/></text:p>
          </table:table-cell>
          <table:table-cell office:value-type="string">
            <text:p>Sens Public (Ly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46</text:p>
          </table:table-cell>
          <table:table-cell office:value-type="string">
            <text:p>PSICOLOGIA <text:s text:c="39"/></text:p>
          </table:table-cell>
          <table:table-cell office:value-type="string">
            <text:p>Ser Social (Un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495</text:p>
          </table:table-cell>
          <table:table-cell office:value-type="string">
            <text:p>PSICOLOGIA <text:s text:c="39"/></text:p>
          </table:table-cell>
          <table:table-cell office:value-type="string">
            <text:p>Série Documenta (UFRJ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2069</text:p>
          </table:table-cell>
          <table:table-cell office:value-type="string">
            <text:p>PSICOLOGIA <text:s text:c="39"/></text:p>
          </table:table-cell>
          <table:table-cell office:value-type="string">
            <text:p>Service Industries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233</text:p>
          </table:table-cell>
          <table:table-cell office:value-type="string">
            <text:p>PSICOLOGIA <text:s text:c="39"/></text:p>
          </table:table-cell>
          <table:table-cell office:value-type="string">
            <text:p>Serviço Social &amp; Re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628</text:p>
          </table:table-cell>
          <table:table-cell office:value-type="string">
            <text:p>PSICOLOGIA <text:s text:c="39"/></text:p>
          </table:table-cell>
          <table:table-cell office:value-type="string">
            <text:p>Serviço Social &amp; Socie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842</text:p>
          </table:table-cell>
          <table:table-cell office:value-type="string">
            <text:p>PSICOLOGIA <text:s text:c="39"/></text:p>
          </table:table-cell>
          <table:table-cell office:value-type="string">
            <text:p>Serviço Social em Revist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710</text:p>
          </table:table-cell>
          <table:table-cell office:value-type="string">
            <text:p>PSICOLOGIA <text:s text:c="39"/></text:p>
          </table:table-cell>
          <table:table-cell office:value-type="string">
            <text:p>Sessões do Imaginári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1811</text:p>
          </table:table-cell>
          <table:table-cell office:value-type="string">
            <text:p>PSICOLOGIA <text:s text:c="39"/></text:p>
          </table:table-cell>
          <table:table-cell office:value-type="string">
            <text:p>Sex Educ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0025</text:p>
          </table:table-cell>
          <table:table-cell office:value-type="string">
            <text:p>PSICOLOGIA <text:s text:c="39"/></text:p>
          </table:table-cell>
          <table:table-cell office:value-type="string">
            <text:p>Sex Rol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6610</text:p>
          </table:table-cell>
          <table:table-cell office:value-type="string">
            <text:p>PSICOLOGIA <text:s text:c="39"/></text:p>
          </table:table-cell>
          <table:table-cell office:value-type="string">
            <text:p>Sexuality Research &amp; Social Polic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1475</text:p>
          </table:table-cell>
          <table:table-cell office:value-type="string">
            <text:p>PSICOLOGIA <text:s text:c="39"/></text:p>
          </table:table-cell>
          <table:table-cell office:value-type="string">
            <text:p>Sign Language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6-4243</text:p>
          </table:table-cell>
          <table:table-cell office:value-type="string">
            <text:p>PSICOLOGIA <text:s text:c="39"/></text:p>
          </table:table-cell>
          <table:table-cell office:value-type="string">
            <text:p>Sign Systems Studies (Tart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812</text:p>
          </table:table-cell>
          <table:table-cell office:value-type="string">
            <text:p>PSICOLOGIA <text:s text:c="39"/></text:p>
          </table:table-cell>
          <table:table-cell office:value-type="string">
            <text:p>Signo (UNISC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50</text:p>
          </table:table-cell>
          <table:table-cell office:value-type="string">
            <text:p>PSICOLOGIA <text:s text:c="39"/></text:p>
          </table:table-cell>
          <table:table-cell office:value-type="string">
            <text:p>Signotica (UF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083</text:p>
          </table:table-cell>
          <table:table-cell office:value-type="string">
            <text:p>PSICOLOGIA <text:s text:c="39"/></text:p>
          </table:table-cell>
          <table:table-cell office:value-type="string">
            <text:p>Signum. Estudos de Lingu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32</text:p>
          </table:table-cell>
          <table:table-cell office:value-type="string">
            <text:p>PSICOLOGIA <text:s text:c="39"/></text:p>
          </table:table-cell>
          <table:table-cell office:value-type="string">
            <text:p>Sintese (Belo Horizonte. 197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7124</text:p>
          </table:table-cell>
          <table:table-cell office:value-type="string">
            <text:p>PSICOLOGIA <text:s text:c="39"/></text:p>
          </table:table-cell>
          <table:table-cell office:value-type="string">
            <text:p>Sistemas Familiar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8425</text:p>
          </table:table-cell>
          <table:table-cell office:value-type="string">
            <text:p>PSICOLOGIA <text:s text:c="39"/></text:p>
          </table:table-cell>
          <table:table-cell office:value-type="string">
            <text:p>Sleep and Biological Rhythm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6-9235</text:p>
          </table:table-cell>
          <table:table-cell office:value-type="string">
            <text:p>PSICOLOGIA <text:s text:c="39"/></text:p>
          </table:table-cell>
          <table:table-cell office:value-type="string">
            <text:p>Sleep and Biological Rhyth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063</text:p>
          </table:table-cell>
          <table:table-cell office:value-type="string">
            <text:p>PSICOLOGIA <text:s text:c="39"/></text:p>
          </table:table-cell>
          <table:table-cell office:value-type="string">
            <text:p>Sleep Scienc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976</text:p>
          </table:table-cell>
          <table:table-cell office:value-type="string">
            <text:p>PSICOLOGIA <text:s text:c="39"/></text:p>
          </table:table-cell>
          <table:table-cell office:value-type="string">
            <text:p>SMAD. Revista Eletrônica Saúde Mental Álcool e Drogas (Edição em portuguê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5-0106</text:p>
          </table:table-cell>
          <table:table-cell office:value-type="string">
            <text:p>PSICOLOGIA <text:s text:c="39"/></text:p>
          </table:table-cell>
          <table:table-cell office:value-type="string">
            <text:p>Sobredot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7954</text:p>
          </table:table-cell>
          <table:table-cell office:value-type="string">
            <text:p>PSICOLOGIA <text:s text:c="39"/></text:p>
          </table:table-cell>
          <table:table-cell office:value-type="string">
            <text:p>Social Psychiatry and Psychiatric Epidem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66</text:p>
          </table:table-cell>
          <table:table-cell office:value-type="string">
            <text:p>PSICOLOGIA <text:s text:c="39"/></text:p>
          </table:table-cell>
          <table:table-cell office:value-type="string">
            <text:p>Sociedade e Cultu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92</text:p>
          </table:table-cell>
          <table:table-cell office:value-type="string">
            <text:p>PSICOLOGIA <text:s text:c="39"/></text:p>
          </table:table-cell>
          <table:table-cell office:value-type="string">
            <text:p>Sociedade e Estado (UnB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69</text:p>
          </table:table-cell>
          <table:table-cell office:value-type="string">
            <text:p>PSICOLOGIA <text:s text:c="39"/></text:p>
          </table:table-cell>
          <table:table-cell office:value-type="string">
            <text:p>Sociedade em Debate (UCP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22</text:p>
          </table:table-cell>
          <table:table-cell office:value-type="string">
            <text:p>PSICOLOGIA <text:s text:c="39"/></text:p>
          </table:table-cell>
          <table:table-cell office:value-type="string">
            <text:p>Sociologias (UFRG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6620</text:p>
          </table:table-cell>
          <table:table-cell office:value-type="string">
            <text:p>PSICOLOGIA <text:s text:c="39"/></text:p>
          </table:table-cell>
          <table:table-cell office:value-type="string">
            <text:p>Soundings (Lawrence &amp; Wishar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1015</text:p>
          </table:table-cell>
          <table:table-cell office:value-type="string">
            <text:p>PSICOLOGIA <text:s text:c="39"/></text:p>
          </table:table-cell>
          <table:table-cell office:value-type="string">
            <text:p>Spatial Vis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287</text:p>
          </table:table-cell>
          <table:table-cell office:value-type="string">
            <text:p>PSICOLOGIA <text:s text:c="39"/></text:p>
          </table:table-cell>
          <table:table-cell office:value-type="string">
            <text:p>Stoma (Lisb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2499</text:p>
          </table:table-cell>
          <table:table-cell office:value-type="string">
            <text:p>PSICOLOGIA <text:s text:c="39"/></text:p>
          </table:table-cell>
          <table:table-cell office:value-type="string">
            <text:p>Stroke (Dallas. 197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320</text:p>
          </table:table-cell>
          <table:table-cell office:value-type="string">
            <text:p>PSICOLOGIA <text:s text:c="39"/></text:p>
          </table:table-cell>
          <table:table-cell office:value-type="string">
            <text:p>Studia Psychologica (Bratislav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746</text:p>
          </table:table-cell>
          <table:table-cell office:value-type="string">
            <text:p>PSICOLOGIA <text:s text:c="39"/></text:p>
          </table:table-cell>
          <table:table-cell office:value-type="string">
            <text:p>Studies in Philosophy and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98</text:p>
          </table:table-cell>
          <table:table-cell office:value-type="string">
            <text:p>PSICOLOGIA <text:s text:c="39"/></text:p>
          </table:table-cell>
          <table:table-cell office:value-type="string">
            <text:p>Studies in Relig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57X</text:p>
          </table:table-cell>
          <table:table-cell office:value-type="string">
            <text:p>PSICOLOGIA <text:s text:c="39"/></text:p>
          </table:table-cell>
          <table:table-cell office:value-type="string">
            <text:p>Stylus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244X</text:p>
          </table:table-cell>
          <table:table-cell office:value-type="string">
            <text:p>PSICOLOGIA <text:s text:c="39"/></text:p>
          </table:table-cell>
          <table:table-cell office:value-type="string">
            <text:p>Subjetividad y Procesos Cognitiv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084</text:p>
          </table:table-cell>
          <table:table-cell office:value-type="string">
            <text:p>PSICOLOGIA <text:s text:c="39"/></text:p>
          </table:table-cell>
          <table:table-cell office:value-type="string">
            <text:p>Substance Use &amp; Misu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474</text:p>
          </table:table-cell>
          <table:table-cell office:value-type="string">
            <text:p>PSICOLOGIA <text:s text:c="39"/></text:p>
          </table:table-cell>
          <table:table-cell office:value-type="string">
            <text:p>Suffragium (TRE-C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695</text:p>
          </table:table-cell>
          <table:table-cell office:value-type="string">
            <text:p>PSICOLOGIA <text:s text:c="39"/></text:p>
          </table:table-cell>
          <table:table-cell office:value-type="string">
            <text:p>Symposium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4476</text:p>
          </table:table-cell>
          <table:table-cell office:value-type="string">
            <text:p>PSICOLOGIA <text:s text:c="39"/></text:p>
          </table:table-cell>
          <table:table-cell office:value-type="string">
            <text:p>Synapse (New York, N.Y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216</text:p>
          </table:table-cell>
          <table:table-cell office:value-type="string">
            <text:p>PSICOLOGIA <text:s text:c="39"/></text:p>
          </table:table-cell>
          <table:table-cell office:value-type="string">
            <text:p>TE em Revista (UniD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503</text:p>
          </table:table-cell>
          <table:table-cell office:value-type="string">
            <text:p>PSICOLOGIA <text:s text:c="39"/></text:p>
          </table:table-cell>
          <table:table-cell office:value-type="string">
            <text:p>Tecnologia Educ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452</text:p>
          </table:table-cell>
          <table:table-cell office:value-type="string">
            <text:p>PSICOLOGIA <text:s text:c="39"/></text:p>
          </table:table-cell>
          <table:table-cell office:value-type="string">
            <text:p>Tellus (UCD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777</text:p>
          </table:table-cell>
          <table:table-cell office:value-type="string">
            <text:p>PSICOLOGIA <text:s text:c="39"/></text:p>
          </table:table-cell>
          <table:table-cell office:value-type="string">
            <text:p>Temas em Educacao (UFP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947</text:p>
          </table:table-cell>
          <table:table-cell office:value-type="string">
            <text:p>PSICOLOGIA <text:s text:c="39"/></text:p>
          </table:table-cell>
          <table:table-cell office:value-type="string">
            <text:p>Temas em Educação e Saúde (Araraquar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89X</text:p>
          </table:table-cell>
          <table:table-cell office:value-type="string">
            <text:p>PSICOLOGIA <text:s text:c="39"/></text:p>
          </table:table-cell>
          <table:table-cell office:value-type="string">
            <text:p>Temas em Psicologia (Ribeirão Pre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49</text:p>
          </table:table-cell>
          <table:table-cell office:value-type="string">
            <text:p>PSICOLOGIA <text:s text:c="39"/></text:p>
          </table:table-cell>
          <table:table-cell office:value-type="string">
            <text:p>Temas sobre Desenvolvi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810</text:p>
          </table:table-cell>
          <table:table-cell office:value-type="string">
            <text:p>PSICOLOGIA <text:s text:c="39"/></text:p>
          </table:table-cell>
          <table:table-cell office:value-type="string">
            <text:p>Tempo e Presença Digit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838</text:p>
          </table:table-cell>
          <table:table-cell office:value-type="string">
            <text:p>PSICOLOGIA <text:s text:c="39"/></text:p>
          </table:table-cell>
          <table:table-cell office:value-type="string">
            <text:p>Tempo Psicanalític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460</text:p>
          </table:table-cell>
          <table:table-cell office:value-type="string">
            <text:p>PSICOLOGIA <text:s text:c="39"/></text:p>
          </table:table-cell>
          <table:table-cell office:value-type="string">
            <text:p>Tendências (Cra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103</text:p>
          </table:table-cell>
          <table:table-cell office:value-type="string">
            <text:p>PSICOLOGIA <text:s text:c="39"/></text:p>
          </table:table-cell>
          <table:table-cell office:value-type="string">
            <text:p>Teoria &amp; Pesquis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471</text:p>
          </table:table-cell>
          <table:table-cell office:value-type="string">
            <text:p>PSICOLOGIA <text:s text:c="39"/></text:p>
          </table:table-cell>
          <table:table-cell office:value-type="string">
            <text:p>Teoria &amp; Sociedade (UF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968</text:p>
          </table:table-cell>
          <table:table-cell office:value-type="string">
            <text:p>PSICOLOGIA <text:s text:c="39"/></text:p>
          </table:table-cell>
          <table:table-cell office:value-type="string">
            <text:p>Teoria e Cultura (UFJ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37X</text:p>
          </table:table-cell>
          <table:table-cell office:value-type="string">
            <text:p>PSICOLOGIA <text:s text:c="39"/></text:p>
          </table:table-cell>
          <table:table-cell office:value-type="string">
            <text:p>Teoria e Prática da Educ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6184</text:p>
          </table:table-cell>
          <table:table-cell office:value-type="string">
            <text:p>PSICOLOGIA <text:s text:c="39"/></text:p>
          </table:table-cell>
          <table:table-cell office:value-type="string">
            <text:p>Terapia Psicológica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112</text:p>
          </table:table-cell>
          <table:table-cell office:value-type="string">
            <text:p>PSICOLOGIA <text:s text:c="39"/></text:p>
          </table:table-cell>
          <table:table-cell office:value-type="string">
            <text:p>Terra e 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2169</text:p>
          </table:table-cell>
          <table:table-cell office:value-type="string">
            <text:p>PSICOLOGIA <text:s text:c="39"/></text:p>
          </table:table-cell>
          <table:table-cell office:value-type="string">
            <text:p>Territoris (Palma de Mallorc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PSICOLOGIA <text:s text:c="39"/></text:p>
          </table:table-cell>
          <table:table-cell office:value-type="string">
            <text:p>Texto &amp; Contexto Enfermagem (UFSC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509</text:p>
          </table:table-cell>
          <table:table-cell office:value-type="string">
            <text:p>PSICOLOGIA <text:s text:c="39"/></text:p>
          </table:table-cell>
          <table:table-cell office:value-type="string">
            <text:p>Textos &amp; Contextos (Porto Aleg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760</text:p>
          </table:table-cell>
          <table:table-cell office:value-type="string">
            <text:p>PSICOLOGIA <text:s text:c="39"/></text:p>
          </table:table-cell>
          <table:table-cell office:value-type="string">
            <text:p>Textos de la Cibersocieda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928</text:p>
          </table:table-cell>
          <table:table-cell office:value-type="string">
            <text:p>PSICOLOGIA <text:s text:c="39"/></text:p>
          </table:table-cell>
          <table:table-cell office:value-type="string">
            <text:p>Textos sobre Envelhecimento (UERJ) (Cessou em 2005. Cont. ISSN 1809-9823 Revista Brasileira de Geriatria e Gerontologia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275</text:p>
          </table:table-cell>
          <table:table-cell office:value-type="string">
            <text:p>PSICOLOGIA <text:s text:c="39"/></text:p>
          </table:table-cell>
          <table:table-cell office:value-type="string">
            <text:p>Textur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3X</text:p>
          </table:table-cell>
          <table:table-cell office:value-type="string">
            <text:p>PSICOLOGIA <text:s text:c="39"/></text:p>
          </table:table-cell>
          <table:table-cell office:value-type="string">
            <text:p>The American Journal of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9401</text:p>
          </table:table-cell>
          <table:table-cell office:value-type="string">
            <text:p>PSICOLOGIA <text:s text:c="39"/></text:p>
          </table:table-cell>
          <table:table-cell office:value-type="string">
            <text:p>The Analysis of Verbal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8038</text:p>
          </table:table-cell>
          <table:table-cell office:value-type="string">
            <text:p>PSICOLOGIA <text:s text:c="39"/></text:p>
          </table:table-cell>
          <table:table-cell office:value-type="string">
            <text:p>The Auk (Washington, D.C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6729</text:p>
          </table:table-cell>
          <table:table-cell office:value-type="string">
            <text:p>PSICOLOGIA <text:s text:c="39"/></text:p>
          </table:table-cell>
          <table:table-cell office:value-type="string">
            <text:p>The Behavior Analys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4352</text:p>
          </table:table-cell>
          <table:table-cell office:value-type="string">
            <text:p>PSICOLOGIA <text:s text:c="39"/></text:p>
          </table:table-cell>
          <table:table-cell office:value-type="string">
            <text:p>The Behavior Analyst Toda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8403</text:p>
          </table:table-cell>
          <table:table-cell office:value-type="string">
            <text:p>PSICOLOGIA <text:s text:c="39"/></text:p>
          </table:table-cell>
          <table:table-cell office:value-type="string">
            <text:p>The Behavior Therap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5629</text:p>
          </table:table-cell>
          <table:table-cell office:value-type="string">
            <text:p>PSICOLOGIA <text:s text:c="39"/></text:p>
          </table:table-cell>
          <table:table-cell office:value-type="string">
            <text:p>The European Journal of Developmental Psyc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638</text:p>
          </table:table-cell>
          <table:table-cell office:value-type="string">
            <text:p>PSICOLOGIA <text:s text:c="39"/></text:p>
          </table:table-cell>
          <table:table-cell office:value-type="string">
            <text:p>The FASEB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PSICOLOGIA <text:s text:c="39"/></text:p>
          </table:table-cell>
          <table:table-cell office:value-type="string">
            <text:p>The FIEP Bullet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202</text:p>
          </table:table-cell>
          <table:table-cell office:value-type="string">
            <text:p>PSICOLOGIA <text:s text:c="39"/></text:p>
          </table:table-cell>
          <table:table-cell office:value-type="string">
            <text:p>The Journal of Ara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6689</text:p>
          </table:table-cell>
          <table:table-cell office:value-type="string">
            <text:p>PSICOLOGIA <text:s text:c="39"/></text:p>
          </table:table-cell>
          <table:table-cell office:value-type="string">
            <text:p>The Journal of Clinical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175</text:p>
          </table:table-cell>
          <table:table-cell office:value-type="string">
            <text:p>PSICOLOGIA <text:s text:c="39"/></text:p>
          </table:table-cell>
          <table:table-cell office:value-type="string">
            <text:p>The Journal of Creative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18</text:p>
          </table:table-cell>
          <table:table-cell office:value-type="string">
            <text:p>PSICOLOGIA <text:s text:c="39"/></text:p>
          </table:table-cell>
          <table:table-cell office:value-type="string">
            <text:p>The Journal of Nervous and Mental Diseas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6474</text:p>
          </table:table-cell>
          <table:table-cell office:value-type="string">
            <text:p>PSICOLOGIA <text:s text:c="39"/></text:p>
          </table:table-cell>
          <table:table-cell office:value-type="string">
            <text:p>The Journal of 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980</text:p>
          </table:table-cell>
          <table:table-cell office:value-type="string">
            <text:p>PSICOLOGIA <text:s text:c="39"/></text:p>
          </table:table-cell>
          <table:table-cell office:value-type="string">
            <text:p>The Journal of Psyc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6095</text:p>
          </table:table-cell>
          <table:table-cell office:value-type="string">
            <text:p>PSICOLOGIA <text:s text:c="39"/></text:p>
          </table:table-cell>
          <table:table-cell office:value-type="string">
            <text:p>The Journal of Sexual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45</text:p>
          </table:table-cell>
          <table:table-cell office:value-type="string">
            <text:p>PSICOLOGIA <text:s text:c="39"/></text:p>
          </table:table-cell>
          <table:table-cell office:value-type="string">
            <text:p>The Journal of Social 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4731</text:p>
          </table:table-cell>
          <table:table-cell office:value-type="string">
            <text:p>PSICOLOGIA <text:s text:c="39"/></text:p>
          </table:table-cell>
          <table:table-cell office:value-type="string">
            <text:p>The Journal of Speech and Language Pathology, Applied Behavior Analys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80</text:p>
          </table:table-cell>
          <table:table-cell office:value-type="string">
            <text:p>PSICOLOGIA <text:s text:c="39"/></text:p>
          </table:table-cell>
          <table:table-cell office:value-type="string">
            <text:p>The Journal of Venomous Animals and Toxins Including Tropical Diseases (CD-RO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497</text:p>
          </table:table-cell>
          <table:table-cell office:value-type="string">
            <text:p>PSICOLOGIA <text:s text:c="39"/></text:p>
          </table:table-cell>
          <table:table-cell office:value-type="string">
            <text:p>The Latin American Journal of Aquatic Mamm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933</text:p>
          </table:table-cell>
          <table:table-cell office:value-type="string">
            <text:p>PSICOLOGIA <text:s text:c="39"/></text:p>
          </table:table-cell>
          <table:table-cell office:value-type="string">
            <text:p>The Psychological Record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8152</text:p>
          </table:table-cell>
          <table:table-cell office:value-type="string">
            <text:p>PSICOLOGIA <text:s text:c="39"/></text:p>
          </table:table-cell>
          <table:table-cell office:value-type="string">
            <text:p>The Shape of Enrich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7416</text:p>
          </table:table-cell>
          <table:table-cell office:value-type="string">
            <text:p>PSICOLOGIA <text:s text:c="39"/></text:p>
          </table:table-cell>
          <table:table-cell office:value-type="string">
            <text:p>The Spanish Journal of Psyc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543</text:p>
          </table:table-cell>
          <table:table-cell office:value-type="string">
            <text:p>PSICOLOGIA <text:s text:c="39"/></text:p>
          </table:table-cell>
          <table:table-cell office:value-type="string">
            <text:p>Theory &amp; 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9560</text:p>
          </table:table-cell>
          <table:table-cell office:value-type="string">
            <text:p>PSICOLOGIA <text:s text:c="39"/></text:p>
          </table:table-cell>
          <table:table-cell office:value-type="string">
            <text:p>Thrombosis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3935</text:p>
          </table:table-cell>
          <table:table-cell office:value-type="string">
            <text:p>PSICOLOGIA <text:s text:c="39"/></text:p>
          </table:table-cell>
          <table:table-cell office:value-type="string">
            <text:p>Tiempo (Buenos Aires.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8166</text:p>
          </table:table-cell>
          <table:table-cell office:value-type="string">
            <text:p>PSICOLOGIA <text:s text:c="39"/></text:p>
          </table:table-cell>
          <table:table-cell office:value-type="string">
            <text:p>Tissue &amp; Cel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9375</text:p>
          </table:table-cell>
          <table:table-cell office:value-type="string">
            <text:p>PSICOLOGIA <text:s text:c="39"/></text:p>
          </table:table-cell>
          <table:table-cell office:value-type="string">
            <text:p>Topique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080</text:p>
          </table:table-cell>
          <table:table-cell office:value-type="string">
            <text:p>PSICOLOGIA <text:s text:c="39"/></text:p>
          </table:table-cell>
          <table:table-cell office:value-type="string">
            <text:p>Toxicological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PSICOLOGIA <text:s text:c="39"/></text:p>
          </table:table-cell>
          <table:table-cell office:value-type="string">
            <text:p>Toxicon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537</text:p>
          </table:table-cell>
          <table:table-cell office:value-type="string">
            <text:p>PSICOLOGIA <text:s text:c="39"/></text:p>
          </table:table-cell>
          <table:table-cell office:value-type="string">
            <text:p>Trabalho &amp; Educação (UF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007</text:p>
          </table:table-cell>
          <table:table-cell office:value-type="string">
            <text:p>PSICOLOGIA <text:s text:c="39"/></text:p>
          </table:table-cell>
          <table:table-cell office:value-type="string">
            <text:p>Trabalho, Educação e Saú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813</text:p>
          </table:table-cell>
          <table:table-cell office:value-type="string">
            <text:p>PSICOLOGIA <text:s text:c="39"/></text:p>
          </table:table-cell>
          <table:table-cell office:value-type="string">
            <text:p>Trabalhos em Linguística Aplicada (UNICAM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73</text:p>
          </table:table-cell>
          <table:table-cell office:value-type="string">
            <text:p>PSICOLOGIA <text:s text:c="39"/></text:p>
          </table:table-cell>
          <table:table-cell office:value-type="string">
            <text:p>Trans/Form/Ação (UNESP. Marília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9533</text:p>
          </table:table-cell>
          <table:table-cell office:value-type="string">
            <text:p>PSICOLOGIA <text:s text:c="39"/></text:p>
          </table:table-cell>
          <table:table-cell office:value-type="string">
            <text:p>Transactions of the American Ophthalmological Society Annual Mee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4615</text:p>
          </table:table-cell>
          <table:table-cell office:value-type="string">
            <text:p>PSICOLOGIA <text:s text:c="39"/></text:p>
          </table:table-cell>
          <table:table-cell office:value-type="string">
            <text:p>Transcultural Psychia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0-3951</text:p>
          </table:table-cell>
          <table:table-cell office:value-type="string">
            <text:p>PSICOLOGIA <text:s text:c="39"/></text:p>
          </table:table-cell>
          <table:table-cell office:value-type="string">
            <text:p>Transductions (Saint-Den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139</text:p>
          </table:table-cell>
          <table:table-cell office:value-type="string">
            <text:p>PSICOLOGIA <text:s text:c="39"/></text:p>
          </table:table-cell>
          <table:table-cell office:value-type="string">
            <text:p>TransFormações em Ps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8-9026</text:p>
          </table:table-cell>
          <table:table-cell office:value-type="string">
            <text:p>PSICOLOGIA <text:s text:c="39"/></text:p>
          </table:table-cell>
          <table:table-cell office:value-type="string">
            <text:p>Traverse (Nant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85X</text:p>
          </table:table-cell>
          <table:table-cell office:value-type="string">
            <text:p>PSICOLOGIA <text:s text:c="39"/></text:p>
          </table:table-cell>
          <table:table-cell office:value-type="string">
            <text:p>Trieb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41</text:p>
          </table:table-cell>
          <table:table-cell office:value-type="string">
            <text:p>PSICOLOGIA <text:s text:c="39"/></text:p>
          </table:table-cell>
          <table:table-cell office:value-type="string">
            <text:p>Turismo em Analise (Cessou em 2007. Cont. ISSN 1984-4867 Revista Turismo em Anális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93</text:p>
          </table:table-cell>
          <table:table-cell office:value-type="string">
            <text:p>PSICOLOGIA <text:s text:c="39"/></text:p>
          </table:table-cell>
          <table:table-cell office:value-type="string">
            <text:p>Turismo. Visão e Ação (Itajaí) (Cessou em 2007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776</text:p>
          </table:table-cell>
          <table:table-cell office:value-type="string">
            <text:p>PSICOLOGIA <text:s text:c="39"/></text:p>
          </table:table-cell>
          <table:table-cell office:value-type="string">
            <text:p>Udesc em 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99X</text:p>
          </table:table-cell>
          <table:table-cell office:value-type="string">
            <text:p>PSICOLOGIA <text:s text:c="39"/></text:p>
          </table:table-cell>
          <table:table-cell office:value-type="string">
            <text:p>Último Andar (PUC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0275</text:p>
          </table:table-cell>
          <table:table-cell office:value-type="string">
            <text:p>PSICOLOGIA <text:s text:c="39"/></text:p>
          </table:table-cell>
          <table:table-cell office:value-type="string">
            <text:p>Uniciencia (Costa Ric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71</text:p>
          </table:table-cell>
          <table:table-cell office:value-type="string">
            <text:p>PSICOLOGIA <text:s text:c="39"/></text:p>
          </table:table-cell>
          <table:table-cell office:value-type="string">
            <text:p>UNIMONTES Científ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779</text:p>
          </table:table-cell>
          <table:table-cell office:value-type="string">
            <text:p>PSICOLOGIA <text:s text:c="39"/></text:p>
          </table:table-cell>
          <table:table-cell office:value-type="string">
            <text:p>Universidade e Sociedade (Brasí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7-9267</text:p>
          </table:table-cell>
          <table:table-cell office:value-type="string">
            <text:p>PSICOLOGIA <text:s text:c="39"/></text:p>
          </table:table-cell>
          <table:table-cell office:value-type="string">
            <text:p>Universitas Psycholog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342</text:p>
          </table:table-cell>
          <table:table-cell office:value-type="string">
            <text:p>PSICOLOGIA <text:s text:c="39"/></text:p>
          </table:table-cell>
          <table:table-cell office:value-type="string">
            <text:p>Universitas. Psiciologia (UNICEUB) (Cessou em 2001. Fundiu-se com ISSN 1518-6334 Universitas. Biociências e ISSN 1678-5398 Universitas. Ciências da Saúde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580</text:p>
          </table:table-cell>
          <table:table-cell office:value-type="string">
            <text:p>PSICOLOGIA <text:s text:c="39"/></text:p>
          </table:table-cell>
          <table:table-cell office:value-type="string">
            <text:p>UNOPAR Científica. Ciências Humanas e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75</text:p>
          </table:table-cell>
          <table:table-cell office:value-type="string">
            <text:p>PSICOLOGIA <text:s text:c="39"/></text:p>
          </table:table-cell>
          <table:table-cell office:value-type="string">
            <text:p>Varia História (UFMG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498</text:p>
          </table:table-cell>
          <table:table-cell office:value-type="string">
            <text:p>PSICOLOGIA <text:s text:c="39"/></text:p>
          </table:table-cell>
          <table:table-cell office:value-type="string">
            <text:p>Ver a Educação (UFP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533</text:p>
          </table:table-cell>
          <table:table-cell office:value-type="string">
            <text:p>PSICOLOGIA <text:s text:c="39"/></text:p>
          </table:table-cell>
          <table:table-cell office:value-type="string">
            <text:p>Veredas (UFJF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414</text:p>
          </table:table-cell>
          <table:table-cell office:value-type="string">
            <text:p>PSICOLOGIA <text:s text:c="39"/></text:p>
          </table:table-cell>
          <table:table-cell office:value-type="string">
            <text:p>Verso e Reverso (UNISINOS. Impresso) (Cessou em 2003. Cont. ISSN 1806-6925 Verso e Reverso (UNISINOS. 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925</text:p>
          </table:table-cell>
          <table:table-cell office:value-type="string">
            <text:p>PSICOLOGIA <text:s text:c="39"/></text:p>
          </table:table-cell>
          <table:table-cell office:value-type="string">
            <text:p>Verso e Reverso (Unisinos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73</text:p>
          </table:table-cell>
          <table:table-cell office:value-type="string">
            <text:p>PSICOLOGIA <text:s text:c="39"/></text:p>
          </table:table-cell>
          <table:table-cell office:value-type="string">
            <text:p>Vertentes (UFS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332</text:p>
          </table:table-cell>
          <table:table-cell office:value-type="string">
            <text:p>PSICOLOGIA <text:s text:c="39"/></text:p>
          </table:table-cell>
          <table:table-cell office:value-type="string">
            <text:p>Vertentes (UNESP. Assis) (Cessou em 1999. Fundiu-se com ISSN 0103-605X Perfil (Assis) e ISSN 1984-9044 Revista de Psicologia da UNE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689</text:p>
          </table:table-cell>
          <table:table-cell office:value-type="string">
            <text:p>PSICOLOGIA <text:s text:c="39"/></text:p>
          </table:table-cell>
          <table:table-cell office:value-type="string">
            <text:p>Vértice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090</text:p>
          </table:table-cell>
          <table:table-cell office:value-type="string">
            <text:p>PSICOLOGIA <text:s text:c="39"/></text:p>
          </table:table-cell>
          <table:table-cell office:value-type="string">
            <text:p>Verve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70X</text:p>
          </table:table-cell>
          <table:table-cell office:value-type="string">
            <text:p>PSICOLOGIA <text:s text:c="39"/></text:p>
          </table:table-cell>
          <table:table-cell office:value-type="string">
            <text:p>Vidya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490</text:p>
          </table:table-cell>
          <table:table-cell office:value-type="string">
            <text:p>PSICOLOGIA <text:s text:c="39"/></text:p>
          </table:table-cell>
          <table:table-cell office:value-type="string">
            <text:p>Vínculo (São Paul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PSICOLOGIA <text:s text:c="39"/></text:p>
          </table:table-cell>
          <table:table-cell office:value-type="string">
            <text:p>Violência Ágo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6989</text:p>
          </table:table-cell>
          <table:table-cell office:value-type="string">
            <text:p>PSICOLOGIA <text:s text:c="39"/></text:p>
          </table:table-cell>
          <table:table-cell office:value-type="string">
            <text:p>Vision Research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062</text:p>
          </table:table-cell>
          <table:table-cell office:value-type="string">
            <text:p>PSICOLOGIA <text:s text:c="39"/></text:p>
          </table:table-cell>
          <table:table-cell office:value-type="string">
            <text:p>Viso : Cadernos de Estética Aplic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5238</text:p>
          </table:table-cell>
          <table:table-cell office:value-type="string">
            <text:p>PSICOLOGIA <text:s text:c="39"/></text:p>
          </table:table-cell>
          <table:table-cell office:value-type="string">
            <text:p>Visual Neuro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951</text:p>
          </table:table-cell>
          <table:table-cell office:value-type="string">
            <text:p>PSICOLOGIA <text:s text:c="39"/></text:p>
          </table:table-cell>
          <table:table-cell office:value-type="string">
            <text:p>Vita et Sanitas (FUG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64</text:p>
          </table:table-cell>
          <table:table-cell office:value-type="string">
            <text:p>PSICOLOGIA <text:s text:c="39"/></text:p>
          </table:table-cell>
          <table:table-cell office:value-type="string">
            <text:p>Vivencia (UFR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562</text:p>
          </table:table-cell>
          <table:table-cell office:value-type="string">
            <text:p>PSICOLOGIA <text:s text:c="39"/></text:p>
          </table:table-cell>
          <table:table-cell office:value-type="string">
            <text:p>Viver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4-1611</text:p>
          </table:table-cell>
          <table:table-cell office:value-type="string">
            <text:p>PSICOLOGIA <text:s text:c="39"/></text:p>
          </table:table-cell>
          <table:table-cell office:value-type="string">
            <text:p>Voices (Sanda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506</text:p>
          </table:table-cell>
          <table:table-cell office:value-type="string">
            <text:p>PSICOLOGIA <text:s text:c="39"/></text:p>
          </table:table-cell>
          <table:table-cell office:value-type="string">
            <text:p>Vorstellung (Belo Horizont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110</text:p>
          </table:table-cell>
          <table:table-cell office:value-type="string">
            <text:p>PSICOLOGIA <text:s text:c="39"/></text:p>
          </table:table-cell>
          <table:table-cell office:value-type="string">
            <text:p>Vox Forensis (UNIPINH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917</text:p>
          </table:table-cell>
          <table:table-cell office:value-type="string">
            <text:p>PSICOLOGIA <text:s text:c="39"/></text:p>
          </table:table-cell>
          <table:table-cell office:value-type="string">
            <text:p>Vozes em Diálog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0128</text:p>
          </table:table-cell>
          <table:table-cell office:value-type="string">
            <text:p>PSICOLOGIA <text:s text:c="39"/></text:p>
          </table:table-cell>
          <table:table-cell office:value-type="string">
            <text:p>Vulnerable Children and Youth Studi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3601</text:p>
          </table:table-cell>
          <table:table-cell office:value-type="string">
            <text:p>PSICOLOGIA <text:s text:c="39"/></text:p>
          </table:table-cell>
          <table:table-cell office:value-type="string">
            <text:p>Werkblatt - Verein Werkstat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3-9450</text:p>
          </table:table-cell>
          <table:table-cell office:value-type="string">
            <text:p>PSICOLOGIA <text:s text:c="39"/></text:p>
          </table:table-cell>
          <table:table-cell office:value-type="string">
            <text:p>World Bank Policy Research Working Pap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7-1927</text:p>
          </table:table-cell>
          <table:table-cell office:value-type="string">
            <text:p>PSICOLOGIA <text:s text:c="39"/></text:p>
          </table:table-cell>
          <table:table-cell office:value-type="string">
            <text:p>Wound Repair and Regener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6-4908</text:p>
          </table:table-cell>
          <table:table-cell office:value-type="string">
            <text:p>PSICOLOGIA <text:s text:c="39"/></text:p>
          </table:table-cell>
          <table:table-cell office:value-type="string">
            <text:p>Yansitm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3-3088</text:p>
          </table:table-cell>
          <table:table-cell office:value-type="string">
            <text:p>PSICOLOGIA <text:s text:c="39"/></text:p>
          </table:table-cell>
          <table:table-cell office:value-type="string">
            <text:p>Young (Stockholm. 199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4-432X</text:p>
          </table:table-cell>
          <table:table-cell office:value-type="string">
            <text:p>PSICOLOGIA <text:s text:c="39"/></text:p>
          </table:table-cell>
          <table:table-cell office:value-type="string">
            <text:p>Zeszyty Naukowe - Uniwersytet Gdanski. Filologia Rosyjska (Cessou em 1993. Cont. ISSN 0208-4678 Zeszyty Naukowe Wydzialu Humanistycznego - Uniwersytet Gdanski. Filologia Rosyjsk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34</text:p>
          </table:table-cell>
          <table:table-cell office:value-type="string">
            <text:p>PSICOLOGIA <text:s text:c="39"/></text:p>
          </table:table-cell>
          <table:table-cell office:value-type="string">
            <text:p>Zootax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2:51</dc:date>
    <dc:creator>Marco Silva</dc:creator>
    <meta:document-statistic meta:table-count="1" meta:cell-count="7233" meta:object-count="0"/>
    <meta:generator>OpenOffice.org/3.2$Unix OpenOffice.org_project/320m12$Build-9483</meta:generator>
  </office:meta>
</office:document-meta>
</file>